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937cm"/>
    </style:style>
    <style:style style:name="Column2" style:family="table-column">
      <style:table-column-properties style:column-width="13.57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right"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2pt" style:font-size-asian="12pt" style:font-size-complex="12pt" fo:font-weight="bold" style:font-weight-asian="bold" style:font-weight-complex="bold"/>
    </style:style>
    <style:style style:name="T21_2" style:family="text">
      <style:text-properties fo:font-size="12pt" style:font-size-asian="12pt" style:font-size-complex="12pt" fo:font-weight="bold" style:font-weight-asian="bold" style:font-weight-complex="bold"/>
    </style:style>
    <style:style style:name="T21_3" style:family="text">
      <style:text-properties fo:font-size="12pt" style:font-size-asian="12pt" style:font-size-complex="12pt" fo:font-weight="bold" style:font-weight-asian="bold" style:font-weight-complex="bold"/>
    </style:style>
    <style:style style:name="T21_4" style:family="text">
      <style:text-properties fo:font-size="12pt" style:font-size-asian="12pt" style:font-size-complex="12pt" fo:font-weight="bold" style:font-weight-asian="bold" style:font-weight-complex="bold"/>
    </style:style>
    <style:style style:name="T21_5" style:family="text">
      <style:text-properties fo:font-size="12pt" style:font-size-asian="12pt" style:font-size-complex="12pt" fo:font-weight="bold" style:font-weight-asian="bold" style:font-weight-complex="bold"/>
    </style:style>
    <style:style style:name="T21_6" style:family="text">
      <style:text-properties fo:font-size="12pt" style:font-size-asian="12pt" style:font-size-complex="12pt" fo:font-weight="bold" style:font-weight-asian="bold" style:font-weight-complex="bold"/>
    </style:style>
    <style:style style:name="T21_7" style:family="text">
      <style:text-properties fo:font-size="12pt" style:font-size-asian="12pt" style:font-size-complex="12pt" fo:font-weight="bold" style:font-weight-asian="bold" style:font-weight-complex="bold"/>
    </style:style>
    <style:style style:name="T21_8" style:family="text">
      <style:text-properties fo:font-size="12pt" style:font-size-asian="12pt" style:font-size-complex="12pt" fo:font-weight="bold" style:font-weight-asian="bold" style:font-weight-complex="bold"/>
    </style:style>
    <style:style style:name="T21_9" style:family="text">
      <style:text-properties fo:font-size="12pt" style:font-size-asian="12pt" style:font-size-complex="12pt" fo:font-weight="bold" style:font-weight-asian="bold" style:font-weight-complex="bold"/>
    </style:style>
    <style:style style:name="T21_10" style:family="text">
      <style:text-properties fo:font-size="12pt" style:font-size-asian="12pt" style:font-size-complex="12pt" fo:font-weight="bold" style:font-weight-asian="bold" style:font-weight-complex="bold"/>
    </style:style>
    <style:style style:name="T21_11" style:family="text">
      <style:text-properties fo:font-size="12pt" style:font-size-asian="12pt" style:font-size-complex="12pt" fo:font-weight="bold" style:font-weight-asian="bold" style:font-weight-complex="bold"/>
    </style:style>
    <style:style style:name="T21_12" style:family="text">
      <style:text-properties fo:font-size="12pt" style:font-size-asian="12pt" style:font-size-complex="12pt" fo:font-weight="bold" style:font-weight-asian="bold" style:font-weight-complex="bold"/>
    </style:style>
    <style:style style:name="T21_13" style:family="text">
      <style:text-properties fo:font-size="12pt" style:font-size-asian="12pt" style:font-size-complex="12pt" fo:font-weight="bold" style:font-weight-asian="bold" style:font-weight-complex="bold"/>
    </style:style>
    <style:style style:name="T21_14" style:family="text">
      <style:text-properties fo:font-size="12pt" style:font-size-asian="12pt" style:font-size-complex="12pt" fo:font-weight="bold" style:font-weight-asian="bold" style:font-weight-complex="bold"/>
    </style:style>
    <style:style style:name="T21_15" style:family="text">
      <style:text-properties fo:font-size="12pt" style:font-size-asian="12pt" style:font-size-complex="12pt" fo:font-weight="bold" style:font-weight-asian="bold" style:font-weight-complex="bold"/>
    </style:style>
    <style:style style:name="T21_16" style:family="text">
      <style:text-properties fo:font-size="12pt" style:font-size-asian="12pt" style:font-size-complex="12pt" fo:font-weight="bold" style:font-weight-asian="bold" style:font-weight-complex="bold"/>
    </style:style>
    <style:style style:name="T21_17" style:family="text">
      <style:text-properties fo:font-size="12pt" style:font-size-asian="12pt" style:font-size-complex="12pt" fo:font-weight="bold" style:font-weight-asian="bold" style:font-weight-complex="bold"/>
    </style:style>
    <style:style style:name="T21_18" style:family="text">
      <style:text-properties fo:font-size="12pt" style:font-size-asian="12pt" style:font-size-complex="12pt" fo:font-weight="bold" style:font-weight-asian="bold" style:font-weight-complex="bold"/>
    </style:style>
    <style:style style:name="T21_19" style:family="text">
      <style:text-properties fo:font-size="12pt" style:font-size-asian="12pt" style:font-size-complex="12pt" fo:font-weight="bold" style:font-weight-asian="bold" style:font-weight-complex="bold"/>
    </style:style>
    <style:style style:name="T21_20" style:family="text">
      <style:text-properties fo:font-size="12pt" style:font-size-asian="12pt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T23_27" style:family="text">
      <style:text-properties fo:font-size="12pt" style:font-size-asian="12pt" style:font-size-complex="12pt"/>
    </style:style>
    <style:style style:name="T23_28" style:family="text">
      <style:text-properties fo:font-size="12pt" style:font-size-asian="12pt" style:font-size-complex="12pt"/>
    </style:style>
    <style:style style:name="T23_29" style:family="text">
      <style:text-properties fo:font-size="12pt" style:font-size-asian="12pt" style:font-size-complex="12pt"/>
    </style:style>
    <style:style style:name="T23_30" style:family="text">
      <style:text-properties fo:font-size="12pt" style:font-size-asian="12pt" style:font-size-complex="12pt"/>
    </style:style>
    <style:style style:name="T23_31" style:family="text">
      <style:text-properties fo:font-size="12pt" style:font-size-asian="12pt" style:font-size-complex="12pt"/>
    </style:style>
    <style:style style:name="T23_32" style:family="text">
      <style:text-properties fo:font-size="12pt" style:font-size-asian="12pt" style:font-size-complex="12pt"/>
    </style:style>
    <style:style style:name="T23_33" style:family="text">
      <style:text-properties fo:font-size="12pt" style:font-size-asian="12pt" style:font-size-complex="12pt"/>
    </style:style>
    <style:style style:name="T23_34" style:family="text">
      <style:text-properties fo:font-size="12pt" style:font-size-asian="12pt" style:font-size-complex="12pt"/>
    </style:style>
    <style:style style:name="T23_35" style:family="text">
      <style:text-properties fo:font-size="12pt" style:font-size-asian="12pt" style:font-size-complex="12pt"/>
    </style:style>
    <style:style style:name="T23_36" style:family="text">
      <style:text-properties fo:font-size="12pt" style:font-size-asian="12pt" style:font-size-complex="12pt"/>
    </style:style>
    <style:style style:name="T23_37" style:family="text">
      <style:text-properties fo:font-size="12pt" style:font-size-asian="12pt" style:font-size-complex="12pt"/>
    </style:style>
    <style:style style:name="T23_38" style:family="text">
      <style:text-properties fo:font-size="12pt" style:font-size-asian="12pt" style:font-size-complex="12pt"/>
    </style:style>
    <style:style style:name="T23_39" style:family="text">
      <style:text-properties fo:font-size="12pt" style:font-size-asian="12pt" style:font-size-complex="12pt"/>
    </style:style>
    <style:style style:name="T23_40" style:family="text">
      <style:text-properties fo:font-size="12pt" style:font-size-asian="12pt" style:font-size-complex="12pt"/>
    </style:style>
    <style:style style:name="T23_41" style:family="text">
      <style:text-properties fo:font-size="12pt" style:font-size-asian="12pt" style:font-size-complex="12pt"/>
    </style:style>
    <style:style style:name="T23_42" style:family="text">
      <style:text-properties fo:font-size="12pt" style:font-size-asian="12pt" style:font-size-complex="12pt"/>
    </style:style>
    <style:style style:name="T23_43" style:family="text">
      <style:text-properties fo:font-size="12pt" style:font-size-asian="12pt" style:font-size-complex="12pt"/>
    </style:style>
    <style:style style:name="T23_44" style:family="text">
      <style:text-properties fo:font-size="12pt" style:font-size-asian="12pt" style:font-size-complex="12pt"/>
    </style:style>
    <style:style style:name="T23_45" style:family="text">
      <style:text-properties fo:font-size="12pt" style:font-size-asian="12pt" style:font-size-complex="12pt"/>
    </style:style>
    <style:style style:name="T23_46" style:family="text">
      <style:text-properties fo:font-size="12pt" style:font-size-asian="12pt" style:font-size-complex="12pt"/>
    </style:style>
    <style:style style:name="T23_47" style:family="text">
      <style:text-properties fo:font-size="12pt" style:font-size-asian="12pt" style:font-size-complex="12pt"/>
    </style:style>
    <style:style style:name="T23_48" style:family="text">
      <style:text-properties fo:font-size="12pt" style:font-size-asian="12pt" style:font-size-complex="12pt"/>
    </style:style>
    <style:style style:name="T23_49" style:family="text">
      <style:text-properties fo:font-size="12pt" style:font-size-asian="12pt" style:font-size-complex="12pt"/>
    </style:style>
    <style:style style:name="T23_50" style:family="text">
      <style:text-properties fo:font-size="12pt" style:font-size-asian="12pt" style:font-size-complex="12pt"/>
    </style:style>
    <style:style style:name="T23_51" style:family="text">
      <style:text-properties fo:font-size="12pt" style:font-size-asian="12pt" style:font-size-complex="12pt"/>
    </style:style>
    <style:style style:name="T23_52" style:family="text">
      <style:text-properties fo:font-size="12pt" style:font-size-asian="12pt" style:font-size-complex="12pt"/>
    </style:style>
    <style:style style:name="T23_53" style:family="text">
      <style:text-properties fo:font-size="12pt" style:font-size-asian="12pt" style:font-size-complex="12pt"/>
    </style:style>
    <style:style style:name="T23_54" style:family="text">
      <style:text-properties fo:font-size="12pt" style:font-size-asian="12pt" style:font-size-complex="12pt"/>
    </style:style>
    <style:style style:name="T23_55" style:family="text">
      <style:text-properties fo:font-size="12pt" style:font-size-asian="12pt" style:font-size-complex="12pt"/>
    </style:style>
    <style:style style:name="T23_56" style:family="text">
      <style:text-properties fo:font-size="12pt" style:font-size-asian="12pt" style:font-size-complex="12pt"/>
    </style:style>
    <style:style style:name="T23_57" style:family="text">
      <style:text-properties fo:font-size="12pt" style:font-size-asian="12pt" style:font-size-complex="12pt"/>
    </style:style>
    <style:style style:name="T23_58" style:family="text">
      <style:text-properties fo:font-size="12pt" style:font-size-asian="12pt" style:font-size-complex="12pt"/>
    </style:style>
    <style:style style:name="T23_59" style:family="text">
      <style:text-properties fo:font-size="12pt" style:font-size-asian="12pt" style:font-size-complex="12pt"/>
    </style:style>
    <style:style style:name="T23_60" style:family="text">
      <style:text-properties fo:font-size="12pt" style:font-size-asian="12pt" style:font-size-complex="12pt"/>
    </style:style>
    <style:style style:name="T23_61" style:family="text">
      <style:text-properties fo:font-size="12pt" style:font-size-asian="12pt" style:font-size-complex="12pt"/>
    </style:style>
    <style:style style:name="T23_62" style:family="text">
      <style:text-properties fo:font-size="12pt" style:font-size-asian="12pt" style:font-size-complex="12pt"/>
    </style:style>
    <style:style style:name="T23_63" style:family="text">
      <style:text-properties fo:font-size="12pt" style:font-size-asian="12pt" style:font-size-complex="12pt"/>
    </style:style>
    <style:style style:name="T23_64" style:family="text">
      <style:text-properties fo:font-size="12pt" style:font-size-asian="12pt" style:font-size-complex="12pt"/>
    </style:style>
    <style:style style:name="T23_65" style:family="text">
      <style:text-properties fo:font-size="12pt" style:font-size-asian="12pt" style:font-size-complex="12pt"/>
    </style:style>
    <style:style style:name="T23_66" style:family="text">
      <style:text-properties fo:font-size="12pt" style:font-size-asian="12pt" style:font-size-complex="12pt"/>
    </style:style>
    <style:style style:name="T23_67" style:family="text">
      <style:text-properties fo:font-size="12pt" style:font-size-asian="12pt" style:font-size-complex="12pt"/>
    </style:style>
    <style:style style:name="T23_68" style:family="text">
      <style:text-properties fo:font-size="12pt" style:font-size-asian="12pt" style:font-size-complex="12pt"/>
    </style:style>
    <style:style style:name="T23_69" style:family="text">
      <style:text-properties fo:font-size="12pt" style:font-size-asian="12pt" style:font-size-complex="12pt"/>
    </style:style>
    <style:style style:name="T23_70" style:family="text">
      <style:text-properties fo:font-size="12pt" style:font-size-asian="12pt" style:font-size-complex="12pt"/>
    </style:style>
    <style:style style:name="T23_71" style:family="text">
      <style:text-properties fo:font-size="12pt" style:font-size-asian="12pt" style:font-size-complex="12pt"/>
    </style:style>
    <style:style style:name="T23_72" style:family="text">
      <style:text-properties fo:font-size="12pt" style:font-size-asian="12pt" style:font-size-complex="12pt"/>
    </style:style>
    <style:style style:name="T23_73" style:family="text">
      <style:text-properties fo:font-size="12pt" style:font-size-asian="12pt" style:font-size-complex="12pt"/>
    </style:style>
    <style:style style:name="T23_74" style:family="text">
      <style:text-properties fo:font-size="12pt" style:font-size-asian="12pt" style:font-size-complex="12pt"/>
    </style:style>
    <style:style style:name="T23_75" style:family="text">
      <style:text-properties fo:font-size="12pt" style:font-size-asian="12pt" style:font-size-complex="12pt"/>
    </style:style>
    <style:style style:name="T23_76" style:family="text">
      <style:text-properties fo:font-size="12pt" style:font-size-asian="12pt" style:font-size-complex="12pt"/>
    </style:style>
    <style:style style:name="T23_77" style:family="text">
      <style:text-properties fo:font-size="12pt" style:font-size-asian="12pt" style:font-size-complex="12pt"/>
    </style:style>
    <style:style style:name="T23_78" style:family="text">
      <style:text-properties fo:font-size="12pt" style:font-size-asian="12pt" style:font-size-complex="12pt"/>
    </style:style>
    <style:style style:name="T23_79" style:family="text">
      <style:text-properties fo:font-size="12pt" style:font-size-asian="12pt" style:font-size-complex="12pt"/>
    </style:style>
    <style:style style:name="T23_80" style:family="text">
      <style:text-properties fo:font-size="12pt" style:font-size-asian="12pt" style:font-size-complex="12pt"/>
    </style:style>
    <style:style style:name="T23_81" style:family="text">
      <style:text-properties fo:font-size="12pt" style:font-size-asian="12pt" style:font-size-complex="12pt"/>
    </style:style>
    <style:style style:name="T23_82" style:family="text">
      <style:text-properties fo:font-size="12pt" style:font-size-asian="12pt" style:font-size-complex="12pt"/>
    </style:style>
    <style:style style:name="T23_83" style:family="text">
      <style:text-properties fo:font-size="12pt" style:font-size-asian="12pt" style:font-size-complex="12pt"/>
    </style:style>
    <style:style style:name="T23_84" style:family="text">
      <style:text-properties fo:font-size="12pt" style:font-size-asian="12pt" style:font-size-complex="12pt"/>
    </style:style>
    <style:style style:name="T23_85" style:family="text">
      <style:text-properties fo:font-size="12pt" style:font-size-asian="12pt" style:font-size-complex="12pt"/>
    </style:style>
    <style:style style:name="T23_86" style:family="text">
      <style:text-properties fo:font-size="12pt" style:font-size-asian="12pt" style:font-size-complex="12pt"/>
    </style:style>
    <style:style style:name="T23_87" style:family="text">
      <style:text-properties fo:font-size="12pt" style:font-size-asian="12pt" style:font-size-complex="12pt"/>
    </style:style>
    <style:style style:name="T23_88" style:family="text">
      <style:text-properties fo:font-size="12pt" style:font-size-asian="12pt" style:font-size-complex="12pt"/>
    </style:style>
    <style:style style:name="T23_89" style:family="text">
      <style:text-properties fo:font-size="12pt" style:font-size-asian="12pt" style:font-size-complex="12pt"/>
    </style:style>
    <style:style style:name="T23_90" style:family="text">
      <style:text-properties fo:font-size="12pt" style:font-size-asian="12pt" style:font-size-complex="12pt"/>
    </style:style>
    <style:style style:name="T23_91" style:family="text">
      <style:text-properties fo:font-size="12pt" style:font-size-asian="12pt" style:font-size-complex="12pt"/>
    </style:style>
    <style:style style:name="T23_92" style:family="text">
      <style:text-properties fo:font-size="12pt" style:font-size-asian="12pt" style:font-size-complex="12pt"/>
    </style:style>
    <style:style style:name="T23_93" style:family="text">
      <style:text-properties fo:font-size="12pt" style:font-size-asian="12pt" style:font-size-complex="12pt"/>
    </style:style>
    <style:style style:name="T23_94" style:family="text">
      <style:text-properties fo:font-size="12pt" style:font-size-asian="12pt" style:font-size-complex="12pt"/>
    </style:style>
    <style:style style:name="T23_95" style:family="text">
      <style:text-properties fo:font-size="12pt" style:font-size-asian="12pt" style:font-size-complex="12pt"/>
    </style:style>
    <style:style style:name="T23_96" style:family="text">
      <style:text-properties fo:font-size="12pt" style:font-size-asian="12pt" style:font-size-complex="12pt"/>
    </style:style>
    <style:style style:name="T23_97" style:family="text">
      <style:text-properties fo:font-size="12pt" style:font-size-asian="12pt" style:font-size-complex="12pt"/>
    </style:style>
    <style:style style:name="T23_98" style:family="text">
      <style:text-properties fo:font-size="12pt" style:font-size-asian="12pt" style:font-size-complex="12pt"/>
    </style:style>
    <style:style style:name="T23_99" style:family="text">
      <style:text-properties fo:font-size="12pt" style:font-size-asian="12pt" style:font-size-complex="12pt"/>
    </style:style>
    <style:style style:name="T23_100" style:family="text">
      <style:text-properties fo:font-size="12pt" style:font-size-asian="12pt" style:font-size-complex="12pt"/>
    </style:style>
    <style:style style:name="T23_101" style:family="text">
      <style:text-properties fo:font-size="12pt" style:font-size-asian="12pt" style:font-size-complex="12pt"/>
    </style:style>
    <style:style style:name="T23_102" style:family="text">
      <style:text-properties fo:font-size="12pt" style:font-size-asian="12pt" style:font-size-complex="12pt"/>
    </style:style>
    <style:style style:name="T23_103" style:family="text">
      <style:text-properties fo:font-size="12pt" style:font-size-asian="12pt" style:font-size-complex="12pt"/>
    </style:style>
    <style:style style:name="T23_104" style:family="text">
      <style:text-properties fo:font-size="12pt" style:font-size-asian="12pt" style:font-size-complex="12pt"/>
    </style:style>
    <style:style style:name="T23_105" style:family="text">
      <style:text-properties fo:font-size="12pt" style:font-size-asian="12pt" style:font-size-complex="12pt"/>
    </style:style>
    <style:style style:name="T23_106" style:family="text">
      <style:text-properties fo:font-size="12pt" style:font-size-asian="12pt" style:font-size-complex="12pt"/>
    </style:style>
    <style:style style:name="T23_107" style:family="text">
      <style:text-properties fo:font-size="12pt" style:font-size-asian="12pt" style:font-size-complex="12pt"/>
    </style:style>
    <style:style style:name="T23_108" style:family="text">
      <style:text-properties fo:font-size="12pt" style:font-size-asian="12pt" style:font-size-complex="12pt"/>
    </style:style>
    <style:style style:name="T23_109" style:family="text">
      <style:text-properties fo:font-size="12pt" style:font-size-asian="12pt" style:font-size-complex="12pt"/>
    </style:style>
    <style:style style:name="T23_110" style:family="text">
      <style:text-properties fo:font-size="12pt" style:font-size-asian="12pt" style:font-size-complex="12pt"/>
    </style:style>
    <style:style style:name="T23_111" style:family="text">
      <style:text-properties fo:font-size="12pt" style:font-size-asian="12pt" style:font-size-complex="12pt"/>
    </style:style>
    <style:style style:name="T23_112" style:family="text">
      <style:text-properties fo:font-size="12pt" style:font-size-asian="12pt" style:font-size-complex="12pt"/>
    </style:style>
    <style:style style:name="T23_113" style:family="text">
      <style:text-properties fo:font-size="12pt" style:font-size-asian="12pt" style:font-size-complex="12pt"/>
    </style:style>
    <style:style style:name="T23_114" style:family="text">
      <style:text-properties fo:font-size="12pt" style:font-size-asian="12pt" style:font-size-complex="12pt"/>
    </style:style>
    <style:style style:name="T23_115" style:family="text">
      <style:text-properties fo:font-size="12pt" style:font-size-asian="12pt" style:font-size-complex="12pt"/>
    </style:style>
    <style:style style:name="T23_116" style:family="text">
      <style:text-properties fo:font-size="12pt" style:font-size-asian="12pt" style:font-size-complex="12pt"/>
    </style:style>
    <style:style style:name="T23_117" style:family="text">
      <style:text-properties fo:font-size="12pt" style:font-size-asian="12pt" style:font-size-complex="12pt"/>
    </style:style>
    <style:style style:name="T23_118" style:family="text">
      <style:text-properties fo:font-size="12pt" style:font-size-asian="12pt" style:font-size-complex="12pt"/>
    </style:style>
    <style:style style:name="T23_119" style:family="text">
      <style:text-properties fo:font-size="12pt" style:font-size-asian="12pt" style:font-size-complex="12pt"/>
    </style:style>
    <style:style style:name="T23_120" style:family="text">
      <style:text-properties fo:font-size="12pt" style:font-size-asian="12pt" style:font-size-complex="12pt"/>
    </style:style>
    <style:style style:name="T23_121" style:family="text">
      <style:text-properties fo:font-size="12pt" style:font-size-asian="12pt" style:font-size-complex="12pt"/>
    </style:style>
    <style:style style:name="T23_122" style:family="text">
      <style:text-properties fo:font-size="12pt" style:font-size-asian="12pt" style:font-size-complex="12pt"/>
    </style:style>
    <style:style style:name="T23_123" style:family="text">
      <style:text-properties fo:font-size="12pt" style:font-size-asian="12pt" style:font-size-complex="12pt"/>
    </style:style>
    <style:style style:name="T23_124" style:family="text">
      <style:text-properties fo:font-size="12pt" style:font-size-asian="12pt" style:font-size-complex="12pt"/>
    </style:style>
    <style:style style:name="T23_125" style:family="text">
      <style:text-properties fo:font-size="12pt" style:font-size-asian="12pt" style:font-size-complex="12pt"/>
    </style:style>
    <style:style style:name="T23_126" style:family="text">
      <style:text-properties fo:font-size="12pt" style:font-size-asian="12pt" style:font-size-complex="12pt"/>
    </style:style>
    <style:style style:name="T23_127" style:family="text">
      <style:text-properties fo:font-size="12pt" style:font-size-asian="12pt" style:font-size-complex="12pt"/>
    </style:style>
    <style:style style:name="T23_128" style:family="text">
      <style:text-properties fo:font-size="12pt" style:font-size-asian="12pt" style:font-size-complex="12pt"/>
    </style:style>
    <style:style style:name="T23_129" style:family="text">
      <style:text-properties fo:font-size="12pt" style:font-size-asian="12pt" style:font-size-complex="12pt"/>
    </style:style>
    <style:style style:name="T23_130" style:family="text">
      <style:text-properties fo:font-size="12pt" style:font-size-asian="12pt" style:font-size-complex="12pt"/>
    </style:style>
    <style:style style:name="T23_131" style:family="text">
      <style:text-properties fo:font-size="12pt" style:font-size-asian="12pt" style:font-size-complex="12pt"/>
    </style:style>
    <style:style style:name="T23_132" style:family="text">
      <style:text-properties fo:font-size="12pt" style:font-size-asian="12pt" style:font-size-complex="12pt"/>
    </style:style>
    <style:style style:name="T23_133" style:family="text">
      <style:text-properties fo:font-size="12pt" style:font-size-asian="12pt" style:font-size-complex="12pt"/>
    </style:style>
    <style:style style:name="T23_134" style:family="text">
      <style:text-properties fo:font-size="12pt" style:font-size-asian="12pt" style:font-size-complex="12pt"/>
    </style:style>
    <style:style style:name="T23_135" style:family="text">
      <style:text-properties fo:font-size="12pt" style:font-size-asian="12pt" style:font-size-complex="12pt"/>
    </style:style>
    <style:style style:name="T23_136" style:family="text">
      <style:text-properties fo:font-size="12pt" style:font-size-asian="12pt" style:font-size-complex="12pt"/>
    </style:style>
    <style:style style:name="T23_137" style:family="text">
      <style:text-properties fo:font-size="12pt" style:font-size-asian="12pt" style:font-size-complex="12pt"/>
    </style:style>
    <style:style style:name="T23_138" style:family="text">
      <style:text-properties fo:font-size="12pt" style:font-size-asian="12pt" style:font-size-complex="12pt"/>
    </style:style>
    <style:style style:name="T23_139" style:family="text">
      <style:text-properties fo:font-size="12pt" style:font-size-asian="12pt" style:font-size-complex="12pt"/>
    </style:style>
    <style:style style:name="T23_140" style:family="text">
      <style:text-properties fo:font-size="12pt" style:font-size-asian="12pt" style:font-size-complex="12pt"/>
    </style:style>
    <style:style style:name="T23_141" style:family="text">
      <style:text-properties fo:font-size="12pt" style:font-size-asian="12pt" style:font-size-complex="12pt"/>
    </style:style>
    <style:style style:name="T23_142" style:family="text">
      <style:text-properties fo:font-size="12pt" style:font-size-asian="12pt" style:font-size-complex="12pt"/>
    </style:style>
    <style:style style:name="T23_143" style:family="text">
      <style:text-properties fo:font-size="12pt" style:font-size-asian="12pt" style:font-size-complex="12pt"/>
    </style:style>
    <style:style style:name="T23_144" style:family="text">
      <style:text-properties fo:font-size="12pt" style:font-size-asian="12pt" style:font-size-complex="12pt"/>
    </style:style>
    <style:style style:name="T23_145" style:family="text">
      <style:text-properties fo:font-size="12pt" style:font-size-asian="12pt" style:font-size-complex="12pt"/>
    </style:style>
    <style:style style:name="T23_146" style:family="text">
      <style:text-properties fo:font-size="12pt" style:font-size-asian="12pt" style:font-size-complex="12pt"/>
    </style:style>
    <style:style style:name="T23_147" style:family="text">
      <style:text-properties fo:font-size="12pt" style:font-size-asian="12pt" style:font-size-complex="12pt"/>
    </style:style>
    <style:style style:name="T23_148" style:family="text">
      <style:text-properties fo:font-size="12pt" style:font-size-asian="12pt" style:font-size-complex="12pt"/>
    </style:style>
    <style:style style:name="T23_149" style:family="text">
      <style:text-properties fo:font-size="12pt" style:font-size-asian="12pt" style:font-size-complex="12pt"/>
    </style:style>
    <style:style style:name="T23_150" style:family="text">
      <style:text-properties fo:font-size="12pt" style:font-size-asian="12pt" style:font-size-complex="12pt"/>
    </style:style>
    <style:style style:name="T23_151" style:family="text">
      <style:text-properties fo:font-size="12pt" style:font-size-asian="12pt" style:font-size-complex="12pt"/>
    </style:style>
    <style:style style:name="T23_152" style:family="text">
      <style:text-properties fo:font-size="12pt" style:font-size-asian="12pt" style:font-size-complex="12pt"/>
    </style:style>
    <style:style style:name="T23_153" style:family="text">
      <style:text-properties fo:font-size="12pt" style:font-size-asian="12pt" style:font-size-complex="12pt"/>
    </style:style>
    <style:style style:name="T23_154" style:family="text">
      <style:text-properties fo:font-size="12pt" style:font-size-asian="12pt" style:font-size-complex="12pt"/>
    </style:style>
    <style:style style:name="T23_155" style:family="text">
      <style:text-properties fo:font-size="12pt" style:font-size-asian="12pt" style:font-size-complex="12pt"/>
    </style:style>
    <style:style style:name="T23_156" style:family="text">
      <style:text-properties fo:font-size="12pt" style:font-size-asian="12pt" style:font-size-complex="12pt"/>
    </style:style>
    <style:style style:name="T23_157" style:family="text">
      <style:text-properties fo:font-size="12pt" style:font-size-asian="12pt" style:font-size-complex="12pt"/>
    </style:style>
    <style:style style:name="T23_158" style:family="text">
      <style:text-properties fo:font-size="12pt" style:font-size-asian="12pt" style:font-size-complex="12pt"/>
    </style:style>
    <style:style style:name="T23_159" style:family="text">
      <style:text-properties fo:font-size="12pt" style:font-size-asian="12pt" style:font-size-complex="12pt"/>
    </style:style>
    <style:style style:name="T23_160" style:family="text">
      <style:text-properties fo:font-size="12pt" style:font-size-asian="12pt" style:font-size-complex="12pt"/>
    </style:style>
    <style:style style:name="T23_161" style:family="text">
      <style:text-properties fo:font-size="12pt" style:font-size-asian="12pt" style:font-size-complex="12pt"/>
    </style:style>
    <style:style style:name="T23_162" style:family="text">
      <style:text-properties fo:font-size="12pt" style:font-size-asian="12pt" style:font-size-complex="12pt"/>
    </style:style>
    <style:style style:name="T23_163" style:family="text">
      <style:text-properties fo:font-size="12pt" style:font-size-asian="12pt" style:font-size-complex="12pt"/>
    </style:style>
    <style:style style:name="T23_164" style:family="text">
      <style:text-properties fo:font-size="12pt" style:font-size-asian="12pt" style:font-size-complex="12pt"/>
    </style:style>
    <style:style style:name="T23_165" style:family="text">
      <style:text-properties fo:font-size="12pt" style:font-size-asian="12pt" style:font-size-complex="12pt"/>
    </style:style>
    <style:style style:name="T23_166" style:family="text">
      <style:text-properties fo:font-size="12pt" style:font-size-asian="12pt" style:font-size-complex="12pt"/>
    </style:style>
    <style:style style:name="T23_167" style:family="text">
      <style:text-properties fo:font-size="12pt" style:font-size-asian="12pt" style:font-size-complex="12pt"/>
    </style:style>
    <style:style style:name="T23_168" style:family="text">
      <style:text-properties fo:font-size="12pt" style:font-size-asian="12pt" style:font-size-complex="12pt"/>
    </style:style>
    <style:style style:name="T23_169" style:family="text">
      <style:text-properties fo:font-size="12pt" style:font-size-asian="12pt" style:font-size-complex="12pt"/>
    </style:style>
    <style:style style:name="T23_170" style:family="text">
      <style:text-properties fo:font-size="12pt" style:font-size-asian="12pt" style:font-size-complex="12pt"/>
    </style:style>
    <style:style style:name="T23_171" style:family="text">
      <style:text-properties fo:font-size="12pt" style:font-size-asian="12pt" style:font-size-complex="12pt"/>
    </style:style>
    <style:style style:name="T23_172" style:family="text">
      <style:text-properties fo:font-size="12pt" style:font-size-asian="12pt" style:font-size-complex="12pt"/>
    </style:style>
    <style:style style:name="T23_173" style:family="text">
      <style:text-properties fo:font-size="12pt" style:font-size-asian="12pt" style:font-size-complex="12pt"/>
    </style:style>
    <style:style style:name="T23_174" style:family="text">
      <style:text-properties fo:font-size="12pt" style:font-size-asian="12pt" style:font-size-complex="12pt"/>
    </style:style>
    <style:style style:name="T23_175" style:family="text">
      <style:text-properties fo:font-size="12pt" style:font-size-asian="12pt" style:font-size-complex="12pt"/>
    </style:style>
    <style:style style:name="T23_176" style:family="text">
      <style:text-properties fo:font-size="12pt" style:font-size-asian="12pt" style:font-size-complex="12pt"/>
    </style:style>
    <style:style style:name="T23_177" style:family="text">
      <style:text-properties fo:font-size="12pt" style:font-size-asian="12pt" style:font-size-complex="12pt"/>
    </style:style>
    <style:style style:name="T23_178" style:family="text">
      <style:text-properties fo:font-size="12pt" style:font-size-asian="12pt" style:font-size-complex="12pt"/>
    </style:style>
    <style:style style:name="T23_179" style:family="text">
      <style:text-properties fo:font-size="12pt" style:font-size-asian="12pt" style:font-size-complex="12pt"/>
    </style:style>
    <style:style style:name="T23_180" style:family="text">
      <style:text-properties fo:font-size="12pt" style:font-size-asian="12pt" style:font-size-complex="12pt"/>
    </style:style>
    <style:style style:name="T23_181" style:family="text">
      <style:text-properties fo:font-size="12pt" style:font-size-asian="12pt" style:font-size-complex="12pt"/>
    </style:style>
    <style:style style:name="T23_182" style:family="text">
      <style:text-properties fo:font-size="12pt" style:font-size-asian="12pt" style:font-size-complex="12pt"/>
    </style:style>
    <style:style style:name="T23_183" style:family="text">
      <style:text-properties fo:font-size="12pt" style:font-size-asian="12pt" style:font-size-complex="12pt"/>
    </style:style>
    <style:style style:name="T23_184" style:family="text">
      <style:text-properties fo:font-size="12pt" style:font-size-asian="12pt" style:font-size-complex="12pt"/>
    </style:style>
    <style:style style:name="T23_185" style:family="text">
      <style:text-properties fo:font-size="12pt" style:font-size-asian="12pt" style:font-size-complex="12pt"/>
    </style:style>
    <style:style style:name="T23_186" style:family="text">
      <style:text-properties fo:font-size="12pt" style:font-size-asian="12pt" style:font-size-complex="12pt"/>
    </style:style>
    <style:style style:name="T23_187" style:family="text">
      <style:text-properties fo:font-size="12pt" style:font-size-asian="12pt" style:font-size-complex="12pt"/>
    </style:style>
    <style:style style:name="T23_188" style:family="text">
      <style:text-properties fo:font-size="12pt" style:font-size-asian="12pt" style:font-size-complex="12pt"/>
    </style:style>
    <style:style style:name="T23_189" style:family="text">
      <style:text-properties fo:font-size="12pt" style:font-size-asian="12pt" style:font-size-complex="12pt"/>
    </style:style>
    <style:style style:name="T23_190" style:family="text">
      <style:text-properties fo:font-size="12pt" style:font-size-asian="12pt" style:font-size-complex="12pt"/>
    </style:style>
    <style:style style:name="T23_191" style:family="text">
      <style:text-properties fo:font-size="12pt" style:font-size-asian="12pt" style:font-size-complex="12pt"/>
    </style:style>
    <style:style style:name="T23_192" style:family="text">
      <style:text-properties fo:font-size="12pt" style:font-size-asian="12pt" style:font-size-complex="12pt"/>
    </style:style>
    <style:style style:name="T23_193" style:family="text">
      <style:text-properties fo:font-size="12pt" style:font-size-asian="12pt" style:font-size-complex="12pt"/>
    </style:style>
    <style:style style:name="T23_194" style:family="text">
      <style:text-properties fo:font-size="12pt" style:font-size-asian="12pt" style:font-size-complex="12pt"/>
    </style:style>
    <style:style style:name="T23_195" style:family="text">
      <style:text-properties fo:font-size="12pt" style:font-size-asian="12pt" style:font-size-complex="12pt"/>
    </style:style>
    <style:style style:name="T23_196" style:family="text">
      <style:text-properties fo:font-size="12pt" style:font-size-asian="12pt" style:font-size-complex="12pt"/>
    </style:style>
    <style:style style:name="T23_197" style:family="text">
      <style:text-properties fo:font-size="12pt" style:font-size-asian="12pt" style:font-size-complex="12pt"/>
    </style:style>
    <style:style style:name="T23_198" style:family="text">
      <style:text-properties fo:font-size="12pt" style:font-size-asian="12pt" style:font-size-complex="12pt"/>
    </style:style>
    <style:style style:name="T23_199" style:family="text">
      <style:text-properties fo:font-size="12pt" style:font-size-asian="12pt" style:font-size-complex="12pt"/>
    </style:style>
    <style:style style:name="T23_200" style:family="text">
      <style:text-properties fo:font-size="12pt" style:font-size-asian="12pt" style:font-size-complex="12pt"/>
    </style:style>
    <style:style style:name="T23_201" style:family="text">
      <style:text-properties fo:font-size="12pt" style:font-size-asian="12pt" style:font-size-complex="12pt"/>
    </style:style>
    <style:style style:name="T23_202" style:family="text">
      <style:text-properties fo:font-size="12pt" style:font-size-asian="12pt" style:font-size-complex="12pt"/>
    </style:style>
    <style:style style:name="T23_203" style:family="text">
      <style:text-properties fo:font-size="12pt" style:font-size-asian="12pt" style:font-size-complex="12pt"/>
    </style:style>
    <style:style style:name="T23_204" style:family="text">
      <style:text-properties fo:font-size="12pt" style:font-size-asian="12pt" style:font-size-complex="12pt"/>
    </style:style>
    <style:style style:name="T23_205" style:family="text">
      <style:text-properties fo:font-size="12pt" style:font-size-asian="12pt" style:font-size-complex="12pt" fo:font-weight="bold" style:font-weight-asian="bold" style:font-weight-complex="bold"/>
    </style:style>
    <style:style style:name="T23_206" style:family="text">
      <style:text-properties fo:font-size="12pt" style:font-size-asian="12pt" style:font-size-complex="12pt" fo:font-weight="bold" style:font-weight-asian="bold" style:font-weight-complex="bold"/>
    </style:style>
    <style:style style:name="T23_207" style:family="text">
      <style:text-properties fo:font-size="12pt" style:font-size-asian="12pt" style:font-size-complex="12pt" fo:font-weight="bold" style:font-weight-asian="bold" style:font-weight-complex="bold"/>
    </style:style>
    <style:style style:name="T23_208" style:family="text">
      <style:text-properties fo:font-size="12pt" style:font-size-asian="12pt" style:font-size-complex="12pt"/>
    </style:style>
    <style:style style:name="T23_209" style:family="text">
      <style:text-properties fo:font-size="12pt" style:font-size-asian="12pt" style:font-size-complex="12pt"/>
    </style:style>
    <style:style style:name="T23_210" style:family="text">
      <style:text-properties fo:font-size="12pt" style:font-size-asian="12pt" style:font-size-complex="12pt"/>
    </style:style>
    <style:style style:name="T23_211" style:family="text">
      <style:text-properties fo:font-size="12pt" style:font-size-asian="12pt" style:font-size-complex="12pt"/>
    </style:style>
    <style:style style:name="T23_212" style:family="text">
      <style:text-properties fo:font-size="12pt" style:font-size-asian="12pt" style:font-size-complex="12pt"/>
    </style:style>
    <style:style style:name="T23_213" style:family="text">
      <style:text-properties fo:font-size="12pt" style:font-size-asian="12pt" style:font-size-complex="12pt"/>
    </style:style>
    <style:style style:name="T23_214" style:family="text">
      <style:text-properties fo:font-size="12pt" style:font-size-asian="12pt" style:font-size-complex="12pt"/>
    </style:style>
    <style:style style:name="T23_215" style:family="text">
      <style:text-properties fo:font-size="12pt" style:font-size-asian="12pt" style:font-size-complex="12pt"/>
    </style:style>
    <style:style style:name="T23_216" style:family="text">
      <style:text-properties fo:font-size="12pt" style:font-size-asian="12pt" style:font-size-complex="12pt"/>
    </style:style>
    <style:style style:name="T23_217" style:family="text">
      <style:text-properties fo:font-size="12pt" style:font-size-asian="12pt" style:font-size-complex="12pt"/>
    </style:style>
    <style:style style:name="T23_218" style:family="text">
      <style:text-properties fo:font-size="12pt" style:font-size-asian="12pt" style:font-size-complex="12pt"/>
    </style:style>
    <style:style style:name="T23_219" style:family="text">
      <style:text-properties fo:font-size="12pt" style:font-size-asian="12pt" style:font-size-complex="12pt" fo:font-weight="bold" style:font-weight-asian="bold" style:font-weight-complex="bold"/>
    </style:style>
    <style:style style:name="T23_220" style:family="text">
      <style:text-properties fo:font-size="12pt" style:font-size-asian="12pt" style:font-size-complex="12pt" fo:font-weight="bold" style:font-weight-asian="bold" style:font-weight-complex="bold"/>
    </style:style>
    <style:style style:name="T23_221" style:family="text">
      <style:text-properties fo:font-size="12pt" style:font-size-asian="12pt" style:font-size-complex="12pt" fo:font-weight="bold" style:font-weight-asian="bold" style:font-weight-complex="bold"/>
    </style:style>
    <style:style style:name="T23_222" style:family="text">
      <style:text-properties fo:font-size="12pt" style:font-size-asian="12pt" style:font-size-complex="12pt" fo:font-weight="bold" style:font-weight-asian="bold" style:font-weight-complex="bold"/>
    </style:style>
    <style:style style:name="T23_223" style:family="text">
      <style:text-properties fo:font-size="12pt" style:font-size-asian="12pt" style:font-size-complex="12pt" fo:font-weight="bold" style:font-weight-asian="bold" style:font-weight-complex="bold"/>
    </style:style>
    <style:style style:name="T23_224" style:family="text">
      <style:text-properties fo:font-size="12pt" style:font-size-asian="12pt" style:font-size-complex="12pt" fo:font-weight="bold" style:font-weight-asian="bold" style:font-weight-complex="bold"/>
    </style:style>
    <style:style style:name="T23_225" style:family="text">
      <style:text-properties fo:font-size="12pt" style:font-size-asian="12pt" style:font-size-complex="12pt" fo:font-weight="bold" style:font-weight-asian="bold" style:font-weight-complex="bold"/>
    </style:style>
    <style:style style:name="T23_226" style:family="text">
      <style:text-properties fo:font-size="12pt" style:font-size-asian="12pt" style:font-size-complex="12pt"/>
    </style:style>
    <style:style style:name="T23_227" style:family="text">
      <style:text-properties fo:font-size="12pt" style:font-size-asian="12pt" style:font-size-complex="12pt"/>
    </style:style>
    <style:style style:name="T23_228" style:family="text">
      <style:text-properties fo:font-size="12pt" style:font-size-asian="12pt" style:font-size-complex="12pt"/>
    </style:style>
    <style:style style:name="T23_229" style:family="text">
      <style:text-properties fo:font-size="12pt" style:font-size-asian="12pt" style:font-size-complex="12pt"/>
    </style:style>
    <style:style style:name="T23_230" style:family="text">
      <style:text-properties fo:font-size="12pt" style:font-size-asian="12pt" style:font-size-complex="12pt"/>
    </style:style>
    <style:style style:name="T23_231" style:family="text">
      <style:text-properties fo:font-size="12pt" style:font-size-asian="12pt" style:font-size-complex="12pt"/>
    </style:style>
    <style:style style:name="T23_232" style:family="text">
      <style:text-properties fo:font-size="12pt" style:font-size-asian="12pt" style:font-size-complex="12pt"/>
    </style:style>
    <style:style style:name="T23_233" style:family="text">
      <style:text-properties fo:font-size="12pt" style:font-size-asian="12pt" style:font-size-complex="12pt" fo:font-weight="bold" style:font-weight-asian="bold" style:font-weight-complex="bold"/>
    </style:style>
    <style:style style:name="T23_234" style:family="text">
      <style:text-properties fo:font-size="12pt" style:font-size-asian="12pt" style:font-size-complex="12pt" fo:font-weight="bold" style:font-weight-asian="bold" style:font-weight-complex="bold"/>
    </style:style>
    <style:style style:name="T23_235" style:family="text">
      <style:text-properties fo:font-size="12pt" style:font-size-asian="12pt" style:font-size-complex="12pt" fo:font-weight="bold" style:font-weight-asian="bold" style:font-weight-complex="bold"/>
    </style:style>
    <style:style style:name="T23_236" style:family="text">
      <style:text-properties fo:font-size="12pt" style:font-size-asian="12pt" style:font-size-complex="12pt"/>
    </style:style>
    <style:style style:name="T23_237" style:family="text">
      <style:text-properties fo:font-size="12pt" style:font-size-asian="12pt" style:font-size-complex="12pt"/>
    </style:style>
    <style:style style:name="T23_238" style:family="text">
      <style:text-properties fo:font-size="12pt" style:font-size-asian="12pt" style:font-size-complex="12pt"/>
    </style:style>
    <style:style style:name="T23_239" style:family="text">
      <style:text-properties fo:font-size="12pt" style:font-size-asian="12pt" style:font-size-complex="12pt"/>
    </style:style>
    <style:style style:name="T23_240" style:family="text">
      <style:text-properties fo:font-size="12pt" style:font-size-asian="12pt" style:font-size-complex="12pt"/>
    </style:style>
    <style:style style:name="T23_241" style:family="text">
      <style:text-properties fo:font-size="12pt" style:font-size-asian="12pt" style:font-size-complex="12pt"/>
    </style:style>
    <style:style style:name="T23_242" style:family="text">
      <style:text-properties fo:font-size="12pt" style:font-size-asian="12pt" style:font-size-complex="12pt"/>
    </style:style>
    <style:style style:name="T23_243" style:family="text">
      <style:text-properties fo:font-size="12pt" style:font-size-asian="12pt" style:font-size-complex="12pt"/>
    </style:style>
    <style:style style:name="T23_244" style:family="text">
      <style:text-properties fo:font-size="12pt" style:font-size-asian="12pt" style:font-size-complex="12pt"/>
    </style:style>
    <style:style style:name="T23_245" style:family="text">
      <style:text-properties fo:font-size="12pt" style:font-size-asian="12pt" style:font-size-complex="12pt" fo:font-weight="bold" style:font-weight-asian="bold" style:font-weight-complex="bold"/>
    </style:style>
    <style:style style:name="T23_246" style:family="text">
      <style:text-properties fo:font-size="12pt" style:font-size-asian="12pt" style:font-size-complex="12pt" fo:font-weight="bold" style:font-weight-asian="bold" style:font-weight-complex="bold"/>
    </style:style>
    <style:style style:name="T23_247" style:family="text">
      <style:text-properties fo:font-size="12pt" style:font-size-asian="12pt" style:font-size-complex="12pt"/>
    </style:style>
    <style:style style:name="T23_248" style:family="text">
      <style:text-properties fo:font-size="12pt" style:font-size-asian="12pt" style:font-size-complex="12pt"/>
    </style:style>
    <style:style style:name="T23_249" style:family="text">
      <style:text-properties fo:font-size="12pt" style:font-size-asian="12pt" style:font-size-complex="12pt"/>
    </style:style>
    <style:style style:name="T23_250" style:family="text">
      <style:text-properties fo:font-size="12pt" style:font-size-asian="12pt" style:font-size-complex="12pt"/>
    </style:style>
    <style:style style:name="T23_251" style:family="text">
      <style:text-properties fo:font-size="12pt" style:font-size-asian="12pt" style:font-size-complex="12pt"/>
    </style:style>
    <style:style style:name="T23_252" style:family="text">
      <style:text-properties fo:font-size="12pt" style:font-size-asian="12pt" style:font-size-complex="12pt"/>
    </style:style>
    <style:style style:name="T23_253" style:family="text">
      <style:text-properties fo:font-size="12pt" style:font-size-asian="12pt" style:font-size-complex="12pt"/>
    </style:style>
    <style:style style:name="T23_254" style:family="text">
      <style:text-properties fo:font-size="12pt" style:font-size-asian="12pt" style:font-size-complex="12pt" fo:font-weight="bold" style:font-weight-asian="bold" style:font-weight-complex="bold"/>
    </style:style>
    <style:style style:name="T23_255" style:family="text">
      <style:text-properties fo:font-size="12pt" style:font-size-asian="12pt" style:font-size-complex="12pt" fo:font-weight="bold" style:font-weight-asian="bold" style:font-weight-complex="bold"/>
    </style:style>
    <style:style style:name="T23_256" style:family="text">
      <style:text-properties fo:font-size="12pt" style:font-size-asian="12pt" style:font-size-complex="12pt" fo:font-weight="bold" style:font-weight-asian="bold" style:font-weight-complex="bold"/>
    </style:style>
    <style:style style:name="T23_257" style:family="text">
      <style:text-properties fo:font-size="12pt" style:font-size-asian="12pt" style:font-size-complex="12pt" fo:font-weight="bold" style:font-weight-asian="bold" style:font-weight-complex="bold"/>
    </style:style>
    <style:style style:name="T23_258" style:family="text">
      <style:text-properties fo:font-size="12pt" style:font-size-asian="12pt" style:font-size-complex="12pt" fo:font-weight="bold" style:font-weight-asian="bold" style:font-weight-complex="bold"/>
    </style:style>
    <style:style style:name="T23_259" style:family="text">
      <style:text-properties fo:font-size="12pt" style:font-size-asian="12pt" style:font-size-complex="12pt" fo:font-weight="bold" style:font-weight-asian="bold" style:font-weight-complex="bold"/>
    </style:style>
    <style:style style:name="T23_260" style:family="text">
      <style:text-properties fo:font-size="12pt" style:font-size-asian="12pt" style:font-size-complex="12pt" fo:font-weight="bold" style:font-weight-asian="bold" style:font-weight-complex="bold"/>
    </style:style>
    <style:style style:name="T23_261" style:family="text">
      <style:text-properties fo:font-size="12pt" style:font-size-asian="12pt" style:font-size-complex="12pt" fo:font-weight="bold" style:font-weight-asian="bold" style:font-weight-complex="bold"/>
    </style:style>
    <style:style style:name="T23_262" style:family="text">
      <style:text-properties fo:font-size="12pt" style:font-size-asian="12pt" style:font-size-complex="12pt" fo:font-weight="bold" style:font-weight-asian="bold" style:font-weight-complex="bold"/>
    </style:style>
    <style:style style:name="T23_263" style:family="text">
      <style:text-properties fo:font-size="12pt" style:font-size-asian="12pt" style:font-size-complex="12pt" fo:font-weight="bold" style:font-weight-asian="bold" style:font-weight-complex="bold"/>
    </style:style>
    <style:style style:name="T23_264" style:family="text">
      <style:text-properties fo:font-size="12pt" style:font-size-asian="12pt" style:font-size-complex="12pt" fo:font-weight="bold" style:font-weight-asian="bold" style:font-weight-complex="bold"/>
    </style:style>
    <style:style style:name="T23_265" style:family="text">
      <style:text-properties fo:font-size="12pt" style:font-size-asian="12pt" style:font-size-complex="12pt"/>
    </style:style>
    <style:style style:name="T23_266" style:family="text">
      <style:text-properties fo:font-size="12pt" style:font-size-asian="12pt" style:font-size-complex="12pt"/>
    </style:style>
    <style:style style:name="T23_267" style:family="text">
      <style:text-properties fo:font-size="12pt" style:font-size-asian="12pt" style:font-size-complex="12pt"/>
    </style:style>
    <style:style style:name="T23_268" style:family="text">
      <style:text-properties fo:font-size="12pt" style:font-size-asian="12pt" style:font-size-complex="12pt"/>
    </style:style>
    <style:style style:name="T23_269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T27_45" style:family="text">
      <style:text-properties fo:font-size="12pt" style:font-size-asian="12pt" style:font-size-complex="12pt"/>
    </style:style>
    <style:style style:name="T27_46" style:family="text">
      <style:text-properties fo:font-size="12pt" style:font-size-asian="12pt" style:font-size-complex="12pt"/>
    </style:style>
    <style:style style:name="T27_47" style:family="text">
      <style:text-properties fo:font-size="12pt" style:font-size-asian="12pt" style:font-size-complex="12pt"/>
    </style:style>
    <style:style style:name="T27_48" style:family="text">
      <style:text-properties fo:font-size="12pt" style:font-size-asian="12pt" style:font-size-complex="12pt"/>
    </style:style>
    <style:style style:name="T27_49" style:family="text">
      <style:text-properties fo:font-size="12pt" style:font-size-asian="12pt" style:font-size-complex="12pt"/>
    </style:style>
    <style:style style:name="T27_50" style:family="text">
      <style:text-properties fo:font-size="12pt" style:font-size-asian="12pt" style:font-size-complex="12pt"/>
    </style:style>
    <style:style style:name="T27_51" style:family="text">
      <style:text-properties fo:font-size="12pt" style:font-size-asian="12pt" style:font-size-complex="12pt"/>
    </style:style>
    <style:style style:name="T27_52" style:family="text">
      <style:text-properties fo:font-size="12pt" style:font-size-asian="12pt" style:font-size-complex="12pt"/>
    </style:style>
    <style:style style:name="T27_53" style:family="text">
      <style:text-properties fo:font-size="12pt" style:font-size-asian="12pt" style:font-size-complex="12pt"/>
    </style:style>
    <style:style style:name="T27_54" style:family="text">
      <style:text-properties fo:font-size="12pt" style:font-size-asian="12pt" style:font-size-complex="12pt"/>
    </style:style>
    <style:style style:name="T27_55" style:family="text">
      <style:text-properties fo:font-size="12pt" style:font-size-asian="12pt" style:font-size-complex="12pt"/>
    </style:style>
    <style:style style:name="T27_56" style:family="text">
      <style:text-properties fo:font-size="12pt" style:font-size-asian="12pt" style:font-size-complex="12pt"/>
    </style:style>
    <style:style style:name="T27_57" style:family="text">
      <style:text-properties fo:font-size="12pt" style:font-size-asian="12pt" style:font-size-complex="12pt"/>
    </style:style>
    <style:style style:name="T27_58" style:family="text">
      <style:text-properties fo:font-size="12pt" style:font-size-asian="12pt" style:font-size-complex="12pt"/>
    </style:style>
    <style:style style:name="T27_59" style:family="text">
      <style:text-properties fo:font-size="12pt" style:font-size-asian="12pt" style:font-size-complex="12pt"/>
    </style:style>
    <style:style style:name="T27_60" style:family="text">
      <style:text-properties fo:font-size="12pt" style:font-size-asian="12pt" style:font-size-complex="12pt"/>
    </style:style>
    <style:style style:name="T27_61" style:family="text">
      <style:text-properties fo:font-size="12pt" style:font-size-asian="12pt" style:font-size-complex="12pt"/>
    </style:style>
    <style:style style:name="T27_62" style:family="text">
      <style:text-properties fo:font-size="12pt" style:font-size-asian="12pt" style:font-size-complex="12pt"/>
    </style:style>
    <style:style style:name="T27_63" style:family="text">
      <style:text-properties fo:font-size="12pt" style:font-size-asian="12pt" style:font-size-complex="12pt"/>
    </style:style>
    <style:style style:name="T27_64" style:family="text">
      <style:text-properties fo:font-size="12pt" style:font-size-asian="12pt" style:font-size-complex="12pt"/>
    </style:style>
    <style:style style:name="T27_65" style:family="text">
      <style:text-properties fo:font-size="12pt" style:font-size-asian="12pt" style:font-size-complex="12pt"/>
    </style:style>
    <style:style style:name="T27_66" style:family="text">
      <style:text-properties fo:font-size="12pt" style:font-size-asian="12pt" style:font-size-complex="12pt"/>
    </style:style>
    <style:style style:name="T27_67" style:family="text">
      <style:text-properties fo:font-size="12pt" style:font-size-asian="12pt" style:font-size-complex="12pt"/>
    </style:style>
    <style:style style:name="T27_68" style:family="text">
      <style:text-properties fo:font-size="12pt" style:font-size-asian="12pt" style:font-size-complex="12pt"/>
    </style:style>
    <style:style style:name="T27_69" style:family="text">
      <style:text-properties fo:font-size="12pt" style:font-size-asian="12pt" style:font-size-complex="12pt"/>
    </style:style>
    <style:style style:name="T27_70" style:family="text">
      <style:text-properties fo:font-size="12pt" style:font-size-asian="12pt" style:font-size-complex="12pt"/>
    </style:style>
    <style:style style:name="T27_71" style:family="text">
      <style:text-properties fo:font-size="12pt" style:font-size-asian="12pt" style:font-size-complex="12pt"/>
    </style:style>
    <style:style style:name="T27_72" style:family="text">
      <style:text-properties fo:font-size="12pt" style:font-size-asian="12pt" style:font-size-complex="12pt"/>
    </style:style>
    <style:style style:name="T27_73" style:family="text">
      <style:text-properties fo:font-size="12pt" style:font-size-asian="12pt" style:font-size-complex="12pt"/>
    </style:style>
    <style:style style:name="T27_74" style:family="text">
      <style:text-properties fo:font-size="12pt" style:font-size-asian="12pt" style:font-size-complex="12pt"/>
    </style:style>
    <style:style style:name="T27_75" style:family="text">
      <style:text-properties fo:font-size="12pt" style:font-size-asian="12pt" style:font-size-complex="12pt"/>
    </style:style>
    <style:style style:name="T27_76" style:family="text">
      <style:text-properties fo:font-size="12pt" style:font-size-asian="12pt" style:font-size-complex="12pt"/>
    </style:style>
    <style:style style:name="T27_77" style:family="text">
      <style:text-properties fo:font-size="12pt" style:font-size-asian="12pt" style:font-size-complex="12pt"/>
    </style:style>
    <style:style style:name="T27_78" style:family="text">
      <style:text-properties fo:font-size="12pt" style:font-size-asian="12pt" style:font-size-complex="12pt"/>
    </style:style>
    <style:style style:name="T27_79" style:family="text">
      <style:text-properties fo:font-size="12pt" style:font-size-asian="12pt" style:font-size-complex="12pt"/>
    </style:style>
    <style:style style:name="T27_80" style:family="text">
      <style:text-properties fo:font-size="12pt" style:font-size-asian="12pt" style:font-size-complex="12pt"/>
    </style:style>
    <style:style style:name="T27_81" style:family="text">
      <style:text-properties fo:font-size="12pt" style:font-size-asian="12pt" style:font-size-complex="12pt"/>
    </style:style>
    <style:style style:name="T27_82" style:family="text">
      <style:text-properties fo:font-size="12pt" style:font-size-asian="12pt" style:font-size-complex="12pt"/>
    </style:style>
    <style:style style:name="T27_83" style:family="text">
      <style:text-properties fo:font-size="12pt" style:font-size-asian="12pt" style:font-size-complex="12pt"/>
    </style:style>
    <style:style style:name="T27_84" style:family="text">
      <style:text-properties fo:font-size="12pt" style:font-size-asian="12pt" style:font-size-complex="12pt"/>
    </style:style>
    <style:style style:name="T27_85" style:family="text">
      <style:text-properties fo:font-size="12pt" style:font-size-asian="12pt" style:font-size-complex="12pt"/>
    </style:style>
    <style:style style:name="T27_86" style:family="text">
      <style:text-properties fo:font-size="12pt" style:font-size-asian="12pt" style:font-size-complex="12pt"/>
    </style:style>
    <style:style style:name="T27_87" style:family="text">
      <style:text-properties fo:font-size="12pt" style:font-size-asian="12pt" style:font-size-complex="12pt"/>
    </style:style>
    <style:style style:name="T27_88" style:family="text">
      <style:text-properties fo:font-size="12pt" style:font-size-asian="12pt" style:font-size-complex="12pt"/>
    </style:style>
    <style:style style:name="T27_89" style:family="text">
      <style:text-properties fo:font-size="12pt" style:font-size-asian="12pt" style:font-size-complex="12pt"/>
    </style:style>
    <style:style style:name="T27_90" style:family="text">
      <style:text-properties fo:font-size="12pt" style:font-size-asian="12pt" style:font-size-complex="12pt"/>
    </style:style>
    <style:style style:name="T27_91" style:family="text">
      <style:text-properties fo:font-size="12pt" style:font-size-asian="12pt" style:font-size-complex="12pt"/>
    </style:style>
    <style:style style:name="T27_92" style:family="text">
      <style:text-properties fo:font-size="12pt" style:font-size-asian="12pt" style:font-size-complex="12pt"/>
    </style:style>
    <style:style style:name="T27_93" style:family="text">
      <style:text-properties fo:font-size="12pt" style:font-size-asian="12pt" style:font-size-complex="12pt"/>
    </style:style>
    <style:style style:name="T27_94" style:family="text">
      <style:text-properties fo:font-size="12pt" style:font-size-asian="12pt" style:font-size-complex="12pt"/>
    </style:style>
    <style:style style:name="T27_95" style:family="text">
      <style:text-properties fo:font-size="12pt" style:font-size-asian="12pt" style:font-size-complex="12pt"/>
    </style:style>
    <style:style style:name="T27_96" style:family="text">
      <style:text-properties fo:font-size="12pt" style:font-size-asian="12pt" style:font-size-complex="12pt"/>
    </style:style>
    <style:style style:name="T27_97" style:family="text">
      <style:text-properties fo:font-size="12pt" style:font-size-asian="12pt" style:font-size-complex="12pt"/>
    </style:style>
    <style:style style:name="T27_98" style:family="text">
      <style:text-properties fo:font-size="12pt" style:font-size-asian="12pt" style:font-size-complex="12pt"/>
    </style:style>
    <style:style style:name="T27_99" style:family="text">
      <style:text-properties fo:font-size="12pt" style:font-size-asian="12pt" style:font-size-complex="12pt"/>
    </style:style>
    <style:style style:name="T27_100" style:family="text">
      <style:text-properties fo:font-size="12pt" style:font-size-asian="12pt" style:font-size-complex="12pt"/>
    </style:style>
    <style:style style:name="T27_101" style:family="text">
      <style:text-properties fo:font-size="12pt" style:font-size-asian="12pt" style:font-size-complex="12pt"/>
    </style:style>
    <style:style style:name="T27_102" style:family="text">
      <style:text-properties fo:font-size="12pt" style:font-size-asian="12pt" style:font-size-complex="12pt"/>
    </style:style>
    <style:style style:name="T27_103" style:family="text">
      <style:text-properties fo:font-size="12pt" style:font-size-asian="12pt" style:font-size-complex="12pt"/>
    </style:style>
    <style:style style:name="T27_104" style:family="text">
      <style:text-properties fo:font-size="12pt" style:font-size-asian="12pt" style:font-size-complex="12pt"/>
    </style:style>
    <style:style style:name="T27_105" style:family="text">
      <style:text-properties fo:font-size="12pt" style:font-size-asian="12pt" style:font-size-complex="12pt"/>
    </style:style>
    <style:style style:name="T27_106" style:family="text">
      <style:text-properties fo:font-size="12pt" style:font-size-asian="12pt" style:font-size-complex="12pt"/>
    </style:style>
    <style:style style:name="T27_107" style:family="text">
      <style:text-properties fo:font-size="12pt" style:font-size-asian="12pt" style:font-size-complex="12pt"/>
    </style:style>
    <style:style style:name="T27_108" style:family="text">
      <style:text-properties fo:font-size="12pt" style:font-size-asian="12pt" style:font-size-complex="12pt"/>
    </style:style>
    <style:style style:name="T27_109" style:family="text">
      <style:text-properties fo:font-size="12pt" style:font-size-asian="12pt" style:font-size-complex="12pt"/>
    </style:style>
    <style:style style:name="T27_110" style:family="text">
      <style:text-properties fo:font-size="12pt" style:font-size-asian="12pt" style:font-size-complex="12pt"/>
    </style:style>
    <style:style style:name="T27_111" style:family="text">
      <style:text-properties fo:font-size="12pt" style:font-size-asian="12pt" style:font-size-complex="12pt"/>
    </style:style>
    <style:style style:name="T27_112" style:family="text">
      <style:text-properties fo:font-size="12pt" style:font-size-asian="12pt" style:font-size-complex="12pt"/>
    </style:style>
    <style:style style:name="T27_113" style:family="text">
      <style:text-properties fo:font-size="12pt" style:font-size-asian="12pt" style:font-size-complex="12pt"/>
    </style:style>
    <style:style style:name="T27_114" style:family="text">
      <style:text-properties fo:font-size="12pt" style:font-size-asian="12pt" style:font-size-complex="12pt"/>
    </style:style>
    <style:style style:name="T27_115" style:family="text">
      <style:text-properties fo:font-size="12pt" style:font-size-asian="12pt" style:font-size-complex="12pt"/>
    </style:style>
    <style:style style:name="T27_116" style:family="text">
      <style:text-properties fo:font-size="12pt" style:font-size-asian="12pt" style:font-size-complex="12pt"/>
    </style:style>
    <style:style style:name="T27_117" style:family="text">
      <style:text-properties fo:font-size="12pt" style:font-size-asian="12pt" style:font-size-complex="12pt"/>
    </style:style>
    <style:style style:name="T27_118" style:family="text">
      <style:text-properties fo:font-size="12pt" style:font-size-asian="12pt" style:font-size-complex="12pt"/>
    </style:style>
    <style:style style:name="T27_119" style:family="text">
      <style:text-properties fo:font-size="12pt" style:font-size-asian="12pt" style:font-size-complex="12pt"/>
    </style:style>
    <style:style style:name="T27_120" style:family="text">
      <style:text-properties fo:font-size="12pt" style:font-size-asian="12pt" style:font-size-complex="12pt"/>
    </style:style>
    <style:style style:name="T27_121" style:family="text">
      <style:text-properties fo:font-size="12pt" style:font-size-asian="12pt" style:font-size-complex="12pt"/>
    </style:style>
    <style:style style:name="T27_122" style:family="text">
      <style:text-properties fo:font-size="12pt" style:font-size-asian="12pt" style:font-size-complex="12pt"/>
    </style:style>
    <style:style style:name="T27_123" style:family="text">
      <style:text-properties fo:font-size="12pt" style:font-size-asian="12pt" style:font-size-complex="12pt"/>
    </style:style>
    <style:style style:name="T27_124" style:family="text">
      <style:text-properties fo:font-size="12pt" style:font-size-asian="12pt" style:font-size-complex="12pt"/>
    </style:style>
    <style:style style:name="T27_125" style:family="text">
      <style:text-properties fo:font-size="12pt" style:font-size-asian="12pt" style:font-size-complex="12pt"/>
    </style:style>
    <style:style style:name="T27_126" style:family="text">
      <style:text-properties fo:font-size="12pt" style:font-size-asian="12pt" style:font-size-complex="12pt"/>
    </style:style>
    <style:style style:name="T27_127" style:family="text">
      <style:text-properties fo:font-size="12pt" style:font-size-asian="12pt" style:font-size-complex="12pt"/>
    </style:style>
    <style:style style:name="T27_128" style:family="text">
      <style:text-properties fo:font-size="12pt" style:font-size-asian="12pt" style:font-size-complex="12pt"/>
    </style:style>
    <style:style style:name="T27_129" style:family="text">
      <style:text-properties fo:font-size="12pt" style:font-size-asian="12pt" style:font-size-complex="12pt"/>
    </style:style>
    <style:style style:name="T27_130" style:family="text">
      <style:text-properties fo:font-size="12pt" style:font-size-asian="12pt" style:font-size-complex="12pt"/>
    </style:style>
    <style:style style:name="T27_131" style:family="text">
      <style:text-properties fo:font-size="12pt" style:font-size-asian="12pt" style:font-size-complex="12pt"/>
    </style:style>
    <style:style style:name="T27_132" style:family="text">
      <style:text-properties fo:font-size="12pt" style:font-size-asian="12pt" style:font-size-complex="12pt"/>
    </style:style>
    <style:style style:name="T27_133" style:family="text">
      <style:text-properties fo:font-size="12pt" style:font-size-asian="12pt" style:font-size-complex="12pt"/>
    </style:style>
    <style:style style:name="T27_134" style:family="text">
      <style:text-properties fo:font-size="12pt" style:font-size-asian="12pt" style:font-size-complex="12pt"/>
    </style:style>
    <style:style style:name="T27_135" style:family="text">
      <style:text-properties fo:font-size="12pt" style:font-size-asian="12pt" style:font-size-complex="12pt"/>
    </style:style>
    <style:style style:name="T27_136" style:family="text">
      <style:text-properties fo:font-size="12pt" style:font-size-asian="12pt" style:font-size-complex="12pt"/>
    </style:style>
    <style:style style:name="T27_137" style:family="text">
      <style:text-properties fo:font-size="12pt" style:font-size-asian="12pt" style:font-size-complex="12pt"/>
    </style:style>
    <style:style style:name="T27_138" style:family="text">
      <style:text-properties fo:font-size="12pt" style:font-size-asian="12pt" style:font-size-complex="12pt"/>
    </style:style>
    <style:style style:name="T27_139" style:family="text">
      <style:text-properties fo:font-size="12pt" style:font-size-asian="12pt" style:font-size-complex="12pt"/>
    </style:style>
    <style:style style:name="T27_140" style:family="text">
      <style:text-properties fo:font-size="12pt" style:font-size-asian="12pt" style:font-size-complex="12pt"/>
    </style:style>
    <style:style style:name="T27_141" style:family="text">
      <style:text-properties fo:font-size="12pt" style:font-size-asian="12pt" style:font-size-complex="12pt"/>
    </style:style>
    <style:style style:name="T27_142" style:family="text">
      <style:text-properties fo:font-size="12pt" style:font-size-asian="12pt" style:font-size-complex="12pt"/>
    </style:style>
    <style:style style:name="T27_143" style:family="text">
      <style:text-properties fo:font-size="12pt" style:font-size-asian="12pt" style:font-size-complex="12pt"/>
    </style:style>
    <style:style style:name="T27_144" style:family="text">
      <style:text-properties fo:font-size="12pt" style:font-size-asian="12pt" style:font-size-complex="12pt"/>
    </style:style>
    <style:style style:name="T27_145" style:family="text">
      <style:text-properties fo:font-size="12pt" style:font-size-asian="12pt" style:font-size-complex="12pt"/>
    </style:style>
    <style:style style:name="T27_146" style:family="text">
      <style:text-properties fo:font-size="12pt" style:font-size-asian="12pt" style:font-size-complex="12pt"/>
    </style:style>
    <style:style style:name="T27_147" style:family="text">
      <style:text-properties fo:font-size="12pt" style:font-size-asian="12pt" style:font-size-complex="12pt"/>
    </style:style>
    <style:style style:name="T27_148" style:family="text">
      <style:text-properties fo:font-size="12pt" style:font-size-asian="12pt" style:font-size-complex="12pt"/>
    </style:style>
    <style:style style:name="T27_149" style:family="text">
      <style:text-properties fo:font-size="12pt" style:font-size-asian="12pt" style:font-size-complex="12pt"/>
    </style:style>
    <style:style style:name="T27_150" style:family="text">
      <style:text-properties fo:font-size="12pt" style:font-size-asian="12pt" style:font-size-complex="12pt"/>
    </style:style>
    <style:style style:name="T27_151" style:family="text">
      <style:text-properties fo:font-size="12pt" style:font-size-asian="12pt" style:font-size-complex="12pt"/>
    </style:style>
    <style:style style:name="T27_152" style:family="text">
      <style:text-properties fo:font-size="12pt" style:font-size-asian="12pt" style:font-size-complex="12pt"/>
    </style:style>
    <style:style style:name="T27_153" style:family="text">
      <style:text-properties fo:font-size="12pt" style:font-size-asian="12pt" style:font-size-complex="12pt"/>
    </style:style>
    <style:style style:name="T27_154" style:family="text">
      <style:text-properties fo:font-size="12pt" style:font-size-asian="12pt" style:font-size-complex="12pt"/>
    </style:style>
    <style:style style:name="T27_155" style:family="text">
      <style:text-properties fo:font-size="12pt" style:font-size-asian="12pt" style:font-size-complex="12pt"/>
    </style:style>
    <style:style style:name="T27_156" style:family="text">
      <style:text-properties fo:font-size="12pt" style:font-size-asian="12pt" style:font-size-complex="12pt"/>
    </style:style>
    <style:style style:name="T27_157" style:family="text">
      <style:text-properties fo:font-size="12pt" style:font-size-asian="12pt" style:font-size-complex="12pt"/>
    </style:style>
    <style:style style:name="T27_158" style:family="text">
      <style:text-properties fo:font-size="12pt" style:font-size-asian="12pt" style:font-size-complex="12pt"/>
    </style:style>
    <style:style style:name="T27_159" style:family="text">
      <style:text-properties fo:font-size="12pt" style:font-size-asian="12pt" style:font-size-complex="12pt"/>
    </style:style>
    <style:style style:name="T27_160" style:family="text">
      <style:text-properties fo:font-size="12pt" style:font-size-asian="12pt" style:font-size-complex="12pt"/>
    </style:style>
    <style:style style:name="T27_161" style:family="text">
      <style:text-properties fo:font-size="12pt" style:font-size-asian="12pt" style:font-size-complex="12pt"/>
    </style:style>
    <style:style style:name="T27_162" style:family="text">
      <style:text-properties fo:font-size="12pt" style:font-size-asian="12pt" style:font-size-complex="12pt"/>
    </style:style>
    <style:style style:name="T27_163" style:family="text">
      <style:text-properties fo:font-size="12pt" style:font-size-asian="12pt" style:font-size-complex="12pt"/>
    </style:style>
    <style:style style:name="T27_164" style:family="text">
      <style:text-properties fo:font-size="12pt" style:font-size-asian="12pt" style:font-size-complex="12pt"/>
    </style:style>
    <style:style style:name="T27_165" style:family="text">
      <style:text-properties fo:font-size="12pt" style:font-size-asian="12pt" style:font-size-complex="12pt"/>
    </style:style>
    <style:style style:name="T27_166" style:family="text">
      <style:text-properties fo:font-size="12pt" style:font-size-asian="12pt" style:font-size-complex="12pt"/>
    </style:style>
    <style:style style:name="T27_167" style:family="text">
      <style:text-properties fo:font-size="12pt" style:font-size-asian="12pt" style:font-size-complex="12pt"/>
    </style:style>
    <style:style style:name="T27_168" style:family="text">
      <style:text-properties fo:font-size="12pt" style:font-size-asian="12pt" style:font-size-complex="12pt"/>
    </style:style>
    <style:style style:name="T27_169" style:family="text">
      <style:text-properties fo:font-size="12pt" style:font-size-asian="12pt" style:font-size-complex="12pt"/>
    </style:style>
    <style:style style:name="T27_170" style:family="text">
      <style:text-properties fo:font-size="12pt" style:font-size-asian="12pt" style:font-size-complex="12pt"/>
    </style:style>
    <style:style style:name="T27_171" style:family="text">
      <style:text-properties fo:font-size="12pt" style:font-size-asian="12pt" style:font-size-complex="12pt"/>
    </style:style>
    <style:style style:name="T27_172" style:family="text">
      <style:text-properties fo:font-size="12pt" style:font-size-asian="12pt" style:font-size-complex="12pt"/>
    </style:style>
    <style:style style:name="T27_173" style:family="text">
      <style:text-properties fo:font-size="12pt" style:font-size-asian="12pt" style:font-size-complex="12pt"/>
    </style:style>
    <style:style style:name="T27_174" style:family="text">
      <style:text-properties fo:font-size="12pt" style:font-size-asian="12pt" style:font-size-complex="12pt"/>
    </style:style>
    <style:style style:name="T27_175" style:family="text">
      <style:text-properties fo:font-size="12pt" style:font-size-asian="12pt" style:font-size-complex="12pt"/>
    </style:style>
    <style:style style:name="T27_176" style:family="text">
      <style:text-properties fo:font-size="12pt" style:font-size-asian="12pt" style:font-size-complex="12pt"/>
    </style:style>
    <style:style style:name="T27_177" style:family="text">
      <style:text-properties fo:font-size="12pt" style:font-size-asian="12pt" style:font-size-complex="12pt"/>
    </style:style>
    <style:style style:name="T27_178" style:family="text">
      <style:text-properties fo:font-size="12pt" style:font-size-asian="12pt" style:font-size-complex="12pt"/>
    </style:style>
    <style:style style:name="T27_179" style:family="text">
      <style:text-properties fo:font-size="12pt" style:font-size-asian="12pt" style:font-size-complex="12pt"/>
    </style:style>
    <style:style style:name="T27_180" style:family="text">
      <style:text-properties fo:font-size="12pt" style:font-size-asian="12pt" style:font-size-complex="12pt"/>
    </style:style>
    <style:style style:name="T27_181" style:family="text">
      <style:text-properties fo:font-size="12pt" style:font-size-asian="12pt" style:font-size-complex="12pt"/>
    </style:style>
    <style:style style:name="T27_182" style:family="text">
      <style:text-properties fo:font-size="12pt" style:font-size-asian="12pt" style:font-size-complex="12pt"/>
    </style:style>
    <style:style style:name="T27_183" style:family="text">
      <style:text-properties fo:font-size="12pt" style:font-size-asian="12pt" style:font-size-complex="12pt"/>
    </style:style>
    <style:style style:name="T27_184" style:family="text">
      <style:text-properties fo:font-size="12pt" style:font-size-asian="12pt" style:font-size-complex="12pt"/>
    </style:style>
    <style:style style:name="T27_185" style:family="text">
      <style:text-properties fo:font-size="12pt" style:font-size-asian="12pt" style:font-size-complex="12pt"/>
    </style:style>
    <style:style style:name="T27_186" style:family="text">
      <style:text-properties fo:font-size="12pt" style:font-size-asian="12pt" style:font-size-complex="12pt"/>
    </style:style>
    <style:style style:name="T27_187" style:family="text">
      <style:text-properties fo:font-size="12pt" style:font-size-asian="12pt" style:font-size-complex="12pt"/>
    </style:style>
    <style:style style:name="T27_188" style:family="text">
      <style:text-properties fo:font-size="12pt" style:font-size-asian="12pt" style:font-size-complex="12pt"/>
    </style:style>
    <style:style style:name="T27_189" style:family="text">
      <style:text-properties fo:font-size="12pt" style:font-size-asian="12pt" style:font-size-complex="12pt"/>
    </style:style>
    <style:style style:name="T27_190" style:family="text">
      <style:text-properties fo:font-size="12pt" style:font-size-asian="12pt" style:font-size-complex="12pt"/>
    </style:style>
    <style:style style:name="T27_191" style:family="text">
      <style:text-properties fo:font-size="12pt" style:font-size-asian="12pt" style:font-size-complex="12pt"/>
    </style:style>
    <style:style style:name="T27_192" style:family="text">
      <style:text-properties fo:font-size="12pt" style:font-size-asian="12pt" style:font-size-complex="12pt"/>
    </style:style>
    <style:style style:name="T27_193" style:family="text">
      <style:text-properties fo:font-size="12pt" style:font-size-asian="12pt" style:font-size-complex="12pt"/>
    </style:style>
    <style:style style:name="T27_194" style:family="text">
      <style:text-properties fo:font-size="12pt" style:font-size-asian="12pt" style:font-size-complex="12pt"/>
    </style:style>
    <style:style style:name="T27_195" style:family="text">
      <style:text-properties fo:font-size="12pt" style:font-size-asian="12pt" style:font-size-complex="12pt"/>
    </style:style>
    <style:style style:name="T27_196" style:family="text">
      <style:text-properties fo:font-size="12pt" style:font-size-asian="12pt" style:font-size-complex="12pt"/>
    </style:style>
    <style:style style:name="T27_197" style:family="text">
      <style:text-properties fo:font-size="12pt" style:font-size-asian="12pt" style:font-size-complex="12pt"/>
    </style:style>
    <style:style style:name="T27_198" style:family="text">
      <style:text-properties fo:font-size="12pt" style:font-size-asian="12pt" style:font-size-complex="12pt"/>
    </style:style>
    <style:style style:name="T27_199" style:family="text">
      <style:text-properties fo:font-size="12pt" style:font-size-asian="12pt" style:font-size-complex="12pt"/>
    </style:style>
    <style:style style:name="T27_200" style:family="text">
      <style:text-properties fo:font-size="12pt" style:font-size-asian="12pt" style:font-size-complex="12pt"/>
    </style:style>
    <style:style style:name="T27_201" style:family="text">
      <style:text-properties fo:font-size="12pt" style:font-size-asian="12pt" style:font-size-complex="12pt"/>
    </style:style>
    <style:style style:name="T27_202" style:family="text">
      <style:text-properties fo:font-size="12pt" style:font-size-asian="12pt" style:font-size-complex="12pt"/>
    </style:style>
    <style:style style:name="T27_203" style:family="text">
      <style:text-properties fo:font-size="12pt" style:font-size-asian="12pt" style:font-size-complex="12pt"/>
    </style:style>
    <style:style style:name="T27_204" style:family="text">
      <style:text-properties fo:font-size="12pt" style:font-size-asian="12pt" style:font-size-complex="12pt"/>
    </style:style>
    <style:style style:name="T27_205" style:family="text">
      <style:text-properties fo:font-size="12pt" style:font-size-asian="12pt" style:font-size-complex="12pt"/>
    </style:style>
    <style:style style:name="T27_206" style:family="text">
      <style:text-properties fo:font-size="12pt" style:font-size-asian="12pt" style:font-size-complex="12pt"/>
    </style:style>
    <style:style style:name="T27_207" style:family="text">
      <style:text-properties fo:font-size="12pt" style:font-size-asian="12pt" style:font-size-complex="12pt"/>
    </style:style>
    <style:style style:name="T27_208" style:family="text">
      <style:text-properties fo:font-size="12pt" style:font-size-asian="12pt" style:font-size-complex="12pt"/>
    </style:style>
    <style:style style:name="T27_209" style:family="text">
      <style:text-properties fo:font-size="12pt" style:font-size-asian="12pt" style:font-size-complex="12pt"/>
    </style:style>
    <style:style style:name="T27_210" style:family="text">
      <style:text-properties fo:font-size="12pt" style:font-size-asian="12pt" style:font-size-complex="12pt"/>
    </style:style>
    <style:style style:name="T27_211" style:family="text">
      <style:text-properties fo:font-size="12pt" style:font-size-asian="12pt" style:font-size-complex="12pt"/>
    </style:style>
    <style:style style:name="T27_212" style:family="text">
      <style:text-properties fo:font-size="12pt" style:font-size-asian="12pt" style:font-size-complex="12pt"/>
    </style:style>
    <style:style style:name="T27_213" style:family="text">
      <style:text-properties fo:font-size="12pt" style:font-size-asian="12pt" style:font-size-complex="12pt"/>
    </style:style>
    <style:style style:name="T27_214" style:family="text">
      <style:text-properties fo:font-size="12pt" style:font-size-asian="12pt" style:font-size-complex="12pt"/>
    </style:style>
    <style:style style:name="T27_215" style:family="text">
      <style:text-properties fo:font-size="12pt" style:font-size-asian="12pt" style:font-size-complex="12pt"/>
    </style:style>
    <style:style style:name="T27_216" style:family="text">
      <style:text-properties fo:font-size="12pt" style:font-size-asian="12pt" style:font-size-complex="12pt"/>
    </style:style>
    <style:style style:name="T27_217" style:family="text">
      <style:text-properties fo:font-size="12pt" style:font-size-asian="12pt" style:font-size-complex="12pt"/>
    </style:style>
    <style:style style:name="T27_218" style:family="text">
      <style:text-properties fo:font-size="12pt" style:font-size-asian="12pt" style:font-size-complex="12pt"/>
    </style:style>
    <style:style style:name="T27_219" style:family="text">
      <style:text-properties fo:font-size="12pt" style:font-size-asian="12pt" style:font-size-complex="12pt"/>
    </style:style>
    <style:style style:name="T27_220" style:family="text">
      <style:text-properties fo:font-size="12pt" style:font-size-asian="12pt" style:font-size-complex="12pt"/>
    </style:style>
    <style:style style:name="T27_221" style:family="text">
      <style:text-properties fo:font-size="12pt" style:font-size-asian="12pt" style:font-size-complex="12pt"/>
    </style:style>
    <style:style style:name="T27_222" style:family="text">
      <style:text-properties fo:font-size="12pt" style:font-size-asian="12pt" style:font-size-complex="12pt"/>
    </style:style>
    <style:style style:name="T27_223" style:family="text">
      <style:text-properties fo:font-size="12pt" style:font-size-asian="12pt" style:font-size-complex="12pt"/>
    </style:style>
    <style:style style:name="T27_224" style:family="text">
      <style:text-properties fo:font-size="12pt" style:font-size-asian="12pt" style:font-size-complex="12pt"/>
    </style:style>
    <style:style style:name="T27_225" style:family="text">
      <style:text-properties fo:font-size="12pt" style:font-size-asian="12pt" style:font-size-complex="12pt"/>
    </style:style>
    <style:style style:name="T27_226" style:family="text">
      <style:text-properties fo:font-size="12pt" style:font-size-asian="12pt" style:font-size-complex="12pt"/>
    </style:style>
    <style:style style:name="T27_227" style:family="text">
      <style:text-properties fo:font-size="12pt" style:font-size-asian="12pt" style:font-size-complex="12pt"/>
    </style:style>
    <style:style style:name="T27_228" style:family="text">
      <style:text-properties fo:font-size="12pt" style:font-size-asian="12pt" style:font-size-complex="12pt"/>
    </style:style>
    <style:style style:name="T27_229" style:family="text">
      <style:text-properties fo:font-size="12pt" style:font-size-asian="12pt" style:font-size-complex="12pt"/>
    </style:style>
    <style:style style:name="T27_230" style:family="text">
      <style:text-properties fo:font-size="12pt" style:font-size-asian="12pt" style:font-size-complex="12pt"/>
    </style:style>
    <style:style style:name="T27_231" style:family="text">
      <style:text-properties fo:font-size="12pt" style:font-size-asian="12pt" style:font-size-complex="12pt"/>
    </style:style>
    <style:style style:name="T27_232" style:family="text">
      <style:text-properties fo:font-size="12pt" style:font-size-asian="12pt" style:font-size-complex="12pt"/>
    </style:style>
    <style:style style:name="T27_233" style:family="text">
      <style:text-properties fo:font-size="12pt" style:font-size-asian="12pt" style:font-size-complex="12pt"/>
    </style:style>
    <style:style style:name="T27_234" style:family="text">
      <style:text-properties fo:font-size="12pt" style:font-size-asian="12pt" style:font-size-complex="12pt"/>
    </style:style>
    <style:style style:name="T27_235" style:family="text">
      <style:text-properties fo:font-size="12pt" style:font-size-asian="12pt" style:font-size-complex="12pt"/>
    </style:style>
    <style:style style:name="T27_236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 fo:font-weight="bold" style:font-weight-asian="bold" style:font-weight-complex="bold"/>
    </style:style>
    <style:style style:name="T29_2" style:family="text">
      <style:text-properties fo:font-size="12pt" style:font-size-asian="12pt" style:font-size-complex="12pt" fo:font-weight="bold" style:font-weight-asian="bold" style:font-weight-complex="bold"/>
    </style:style>
    <style:style style:name="T29_3" style:family="text">
      <style:text-properties fo:font-size="12pt" style:font-size-asian="12pt" style:font-size-complex="12pt" fo:font-weight="bold" style:font-weight-asian="bold" style:font-weight-complex="bold"/>
    </style:style>
    <style:style style:name="T29_4" style:family="text">
      <style:text-properties fo:font-size="12pt" style:font-size-asian="12pt" style:font-size-complex="12pt" fo:font-weight="bold" style:font-weight-asian="bold" style:font-weight-complex="bold"/>
    </style:style>
    <style:style style:name="T29_5" style:family="text">
      <style:text-properties fo:font-size="12pt" style:font-size-asian="12pt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ize="12pt" style:font-size-asian="12pt" style:font-size-complex="12pt"/>
    </style:style>
    <style:style style:name="T31_41" style:family="text">
      <style:text-properties fo:font-size="12pt" style:font-size-asian="12pt" style:font-size-complex="12pt"/>
    </style:style>
    <style:style style:name="T31_42" style:family="text">
      <style:text-properties fo:font-size="12pt" style:font-size-asian="12pt" style:font-size-complex="12pt"/>
    </style:style>
    <style:style style:name="T31_43" style:family="text">
      <style:text-properties fo:font-size="12pt" style:font-size-asian="12pt" style:font-size-complex="12pt"/>
    </style:style>
    <style:style style:name="T31_44" style:family="text">
      <style:text-properties fo:font-size="12pt" style:font-size-asian="12pt" style:font-size-complex="12pt"/>
    </style:style>
    <style:style style:name="T31_45" style:family="text">
      <style:text-properties fo:font-size="12pt" style:font-size-asian="12pt" style:font-size-complex="12pt"/>
    </style:style>
    <style:style style:name="T31_46" style:family="text">
      <style:text-properties fo:font-size="12pt" style:font-size-asian="12pt" style:font-size-complex="12pt"/>
    </style:style>
    <style:style style:name="T31_47" style:family="text">
      <style:text-properties fo:font-size="12pt" style:font-size-asian="12pt" style:font-size-complex="12pt"/>
    </style:style>
    <style:style style:name="T31_48" style:family="text">
      <style:text-properties fo:font-size="12pt" style:font-size-asian="12pt" style:font-size-complex="12pt"/>
    </style:style>
    <style:style style:name="T31_49" style:family="text">
      <style:text-properties fo:font-size="12pt" style:font-size-asian="12pt" style:font-size-complex="12pt"/>
    </style:style>
    <style:style style:name="T31_50" style:family="text">
      <style:text-properties fo:font-size="12pt" style:font-size-asian="12pt" style:font-size-complex="12pt"/>
    </style:style>
    <style:style style:name="T31_51" style:family="text">
      <style:text-properties fo:font-size="12pt" style:font-size-asian="12pt" style:font-size-complex="12pt"/>
    </style:style>
    <style:style style:name="T31_52" style:family="text">
      <style:text-properties fo:font-size="12pt" style:font-size-asian="12pt" style:font-size-complex="12pt"/>
    </style:style>
    <style:style style:name="T31_53" style:family="text">
      <style:text-properties fo:font-size="12pt" style:font-size-asian="12pt" style:font-size-complex="12pt"/>
    </style:style>
    <style:style style:name="T31_54" style:family="text">
      <style:text-properties fo:font-size="12pt" style:font-size-asian="12pt" style:font-size-complex="12pt"/>
    </style:style>
    <style:style style:name="T31_55" style:family="text">
      <style:text-properties fo:font-size="12pt" style:font-size-asian="12pt" style:font-size-complex="12pt"/>
    </style:style>
    <style:style style:name="T31_56" style:family="text">
      <style:text-properties fo:font-size="12pt" style:font-size-asian="12pt" style:font-size-complex="12pt"/>
    </style:style>
    <style:style style:name="T31_57" style:family="text">
      <style:text-properties fo:font-size="12pt" style:font-size-asian="12pt" style:font-size-complex="12pt"/>
    </style:style>
    <style:style style:name="T31_58" style:family="text">
      <style:text-properties fo:font-size="12pt" style:font-size-asian="12pt" style:font-size-complex="12pt"/>
    </style:style>
    <style:style style:name="T31_59" style:family="text">
      <style:text-properties fo:font-size="12pt" style:font-size-asian="12pt" style:font-size-complex="12pt"/>
    </style:style>
    <style:style style:name="T31_60" style:family="text">
      <style:text-properties fo:font-size="12pt" style:font-size-asian="12pt" style:font-size-complex="12pt"/>
    </style:style>
    <style:style style:name="T31_61" style:family="text">
      <style:text-properties fo:font-size="12pt" style:font-size-asian="12pt" style:font-size-complex="12pt"/>
    </style:style>
    <style:style style:name="T31_62" style:family="text">
      <style:text-properties fo:font-size="12pt" style:font-size-asian="12pt" style:font-size-complex="12pt"/>
    </style:style>
    <style:style style:name="T31_63" style:family="text">
      <style:text-properties fo:font-size="12pt" style:font-size-asian="12pt" style:font-size-complex="12pt"/>
    </style:style>
    <style:style style:name="T31_64" style:family="text">
      <style:text-properties fo:font-size="12pt" style:font-size-asian="12pt" style:font-size-complex="12pt"/>
    </style:style>
    <style:style style:name="T31_65" style:family="text">
      <style:text-properties fo:font-size="12pt" style:font-size-asian="12pt" style:font-size-complex="12pt"/>
    </style:style>
    <style:style style:name="T31_66" style:family="text">
      <style:text-properties fo:font-size="12pt" style:font-size-asian="12pt" style:font-size-complex="12pt"/>
    </style:style>
    <style:style style:name="T31_67" style:family="text">
      <style:text-properties fo:font-size="12pt" style:font-size-asian="12pt" style:font-size-complex="12pt"/>
    </style:style>
    <style:style style:name="T31_68" style:family="text">
      <style:text-properties fo:font-size="12pt" style:font-size-asian="12pt" style:font-size-complex="12pt"/>
    </style:style>
    <style:style style:name="T31_69" style:family="text">
      <style:text-properties fo:font-size="12pt" style:font-size-asian="12pt" style:font-size-complex="12pt"/>
    </style:style>
    <style:style style:name="T31_70" style:family="text">
      <style:text-properties fo:font-size="12pt" style:font-size-asian="12pt" style:font-size-complex="12pt"/>
    </style:style>
    <style:style style:name="T31_71" style:family="text">
      <style:text-properties fo:font-size="12pt" style:font-size-asian="12pt" style:font-size-complex="12pt"/>
    </style:style>
    <style:style style:name="T31_72" style:family="text">
      <style:text-properties fo:font-size="12pt" style:font-size-asian="12pt" style:font-size-complex="12pt"/>
    </style:style>
    <style:style style:name="T31_73" style:family="text">
      <style:text-properties fo:font-size="12pt" style:font-size-asian="12pt" style:font-size-complex="12pt"/>
    </style:style>
    <style:style style:name="T31_74" style:family="text">
      <style:text-properties fo:font-size="12pt" style:font-size-asian="12pt" style:font-size-complex="12pt"/>
    </style:style>
    <style:style style:name="T31_75" style:family="text">
      <style:text-properties fo:font-size="12pt" style:font-size-asian="12pt" style:font-size-complex="12pt"/>
    </style:style>
    <style:style style:name="T31_76" style:family="text">
      <style:text-properties fo:font-size="12pt" style:font-size-asian="12pt" style:font-size-complex="12pt"/>
    </style:style>
    <style:style style:name="T31_77" style:family="text">
      <style:text-properties fo:font-size="12pt" style:font-size-asian="12pt" style:font-size-complex="12pt"/>
    </style:style>
    <style:style style:name="T31_78" style:family="text">
      <style:text-properties fo:font-size="12pt" style:font-size-asian="12pt" style:font-size-complex="12pt"/>
    </style:style>
    <style:style style:name="T31_79" style:family="text">
      <style:text-properties fo:font-size="12pt" style:font-size-asian="12pt" style:font-size-complex="12pt"/>
    </style:style>
    <style:style style:name="T31_80" style:family="text">
      <style:text-properties fo:font-size="12pt" style:font-size-asian="12pt" style:font-size-complex="12pt"/>
    </style:style>
    <style:style style:name="T31_81" style:family="text">
      <style:text-properties fo:font-size="12pt" style:font-size-asian="12pt" style:font-size-complex="12pt"/>
    </style:style>
    <style:style style:name="T31_82" style:family="text">
      <style:text-properties fo:font-size="12pt" style:font-size-asian="12pt" style:font-size-complex="12pt"/>
    </style:style>
    <style:style style:name="T31_83" style:family="text">
      <style:text-properties fo:font-size="12pt" style:font-size-asian="12pt" style:font-size-complex="12pt"/>
    </style:style>
    <style:style style:name="T31_84" style:family="text">
      <style:text-properties fo:font-size="12pt" style:font-size-asian="12pt" style:font-size-complex="12pt"/>
    </style:style>
    <style:style style:name="T31_85" style:family="text">
      <style:text-properties fo:font-size="12pt" style:font-size-asian="12pt" style:font-size-complex="12pt"/>
    </style:style>
    <style:style style:name="T31_86" style:family="text">
      <style:text-properties fo:font-size="12pt" style:font-size-asian="12pt" style:font-size-complex="12pt"/>
    </style:style>
    <style:style style:name="T31_87" style:family="text">
      <style:text-properties fo:font-size="12pt" style:font-size-asian="12pt" style:font-size-complex="12pt"/>
    </style:style>
    <style:style style:name="T31_88" style:family="text">
      <style:text-properties fo:font-size="12pt" style:font-size-asian="12pt" style:font-size-complex="12pt"/>
    </style:style>
    <style:style style:name="T31_89" style:family="text">
      <style:text-properties fo:font-size="12pt" style:font-size-asian="12pt" style:font-size-complex="12pt"/>
    </style:style>
    <style:style style:name="T31_90" style:family="text">
      <style:text-properties fo:font-size="12pt" style:font-size-asian="12pt" style:font-size-complex="12pt"/>
    </style:style>
    <style:style style:name="T31_91" style:family="text">
      <style:text-properties fo:font-size="12pt" style:font-size-asian="12pt" style:font-size-complex="12pt"/>
    </style:style>
    <style:style style:name="T31_92" style:family="text">
      <style:text-properties fo:font-size="12pt" style:font-size-asian="12pt" style:font-size-complex="12pt"/>
    </style:style>
    <style:style style:name="T31_93" style:family="text">
      <style:text-properties fo:font-size="12pt" style:font-size-asian="12pt" style:font-size-complex="12pt"/>
    </style:style>
    <style:style style:name="T31_9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Table2" style:family="table">
      <style:table-properties table:align="left" style:width="7.276cm" fo:margin-left="0.176cm"/>
    </style:style>
    <style:style style:name="Column3" style:family="table-column">
      <style:table-column-properties style:column-width="7.276cm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T38_17" style:family="text">
      <style:text-properties fo:font-size="12pt" style:font-size-asian="12pt" style:font-size-complex="12pt"/>
    </style:style>
    <style:style style:name="T38_18" style:family="text">
      <style:text-properties fo:font-size="12pt" style:font-size-asian="12pt" style:font-size-complex="12pt"/>
    </style:style>
    <style:style style:name="T38_19" style:family="text">
      <style:text-properties fo:font-size="12pt" style:font-size-asian="12pt" style:font-size-complex="12pt"/>
    </style:style>
    <style:style style:name="T38_20" style:family="text">
      <style:text-properties fo:font-size="12pt" style:font-size-asian="12pt" style:font-size-complex="12pt"/>
    </style:style>
    <style:style style:name="T38_21" style:family="text">
      <style:text-properties fo:font-size="12pt" style:font-size-asian="12pt" style:font-size-complex="12pt"/>
    </style:style>
    <style:style style:name="T38_22" style:family="text">
      <style:text-properties fo:font-size="12pt" style:font-size-asian="12pt" style:font-size-complex="12pt"/>
    </style:style>
    <style:style style:name="T38_23" style:family="text">
      <style:text-properties fo:font-size="12pt" style:font-size-asian="12pt" style:font-size-complex="12pt"/>
    </style:style>
    <style:style style:name="T38_24" style:family="text">
      <style:text-properties fo:font-size="12pt" style:font-size-asian="12pt" style:font-size-complex="12pt"/>
    </style:style>
    <style:style style:name="T38_25" style:family="text">
      <style:text-properties fo:font-size="12pt" style:font-size-asian="12pt" style:font-size-complex="12pt"/>
    </style:style>
    <style:style style:name="T38_26" style:family="text">
      <style:text-properties fo:font-size="12pt" style:font-size-asian="12pt" style:font-size-complex="12pt"/>
    </style:style>
    <style:style style:name="T38_27" style:family="text">
      <style:text-properties fo:font-size="12pt" style:font-size-asian="12pt" style:font-size-complex="12pt"/>
    </style:style>
    <style:style style:name="T38_28" style:family="text">
      <style:text-properties fo:font-size="12pt" style:font-size-asian="12pt" style:font-size-complex="12pt"/>
    </style:style>
    <style:style style:name="T38_29" style:family="text">
      <style:text-properties fo:font-size="12pt" style:font-size-asian="12pt" style:font-size-complex="12pt"/>
    </style:style>
    <style:style style:name="T38_30" style:family="text">
      <style:text-properties fo:font-size="12pt" style:font-size-asian="12pt" style:font-size-complex="12pt"/>
    </style:style>
    <style:style style:name="T38_31" style:family="text">
      <style:text-properties fo:font-size="12pt" style:font-size-asian="12pt" style:font-size-complex="12pt"/>
    </style:style>
    <style:style style:name="T38_32" style:family="text">
      <style:text-properties fo:font-size="12pt" style:font-size-asian="12pt" style:font-size-complex="12pt"/>
    </style:style>
    <style:style style:name="T38_33" style:family="text">
      <style:text-properties fo:font-size="12pt" style:font-size-asian="12pt" style:font-size-complex="12pt"/>
    </style:style>
    <style:style style:name="T38_34" style:family="text">
      <style:text-properties fo:font-size="12pt" style:font-size-asian="12pt" style:font-size-complex="12pt"/>
    </style:style>
    <style:style style:name="T38_35" style:family="text">
      <style:text-properties fo:font-size="12pt" style:font-size-asian="12pt" style:font-size-complex="12pt"/>
    </style:style>
    <style:style style:name="T38_36" style:family="text">
      <style:text-properties fo:font-size="12pt" style:font-size-asian="12pt" style:font-size-complex="12pt"/>
    </style:style>
    <style:style style:name="T38_37" style:family="text">
      <style:text-properties fo:font-size="12pt" style:font-size-asian="12pt" style:font-size-complex="12pt"/>
    </style:style>
    <style:style style:name="T38_38" style:family="text">
      <style:text-properties fo:font-size="12pt" style:font-size-asian="12pt" style:font-size-complex="12pt"/>
    </style:style>
    <style:style style:name="T38_39" style:family="text">
      <style:text-properties fo:font-size="12pt" style:font-size-asian="12pt" style:font-size-complex="12pt"/>
    </style:style>
    <style:style style:name="T38_40" style:family="text">
      <style:text-properties fo:font-size="12pt" style:font-size-asian="12pt" style:font-size-complex="12pt"/>
    </style:style>
    <style:style style:name="T38_41" style:family="text">
      <style:text-properties fo:font-size="12pt" style:font-size-asian="12pt" style:font-size-complex="12pt"/>
    </style:style>
    <style:style style:name="T38_42" style:family="text">
      <style:text-properties fo:font-size="12pt" style:font-size-asian="12pt" style:font-size-complex="12pt"/>
    </style:style>
    <style:style style:name="T38_43" style:family="text">
      <style:text-properties fo:font-size="12pt" style:font-size-asian="12pt" style:font-size-complex="12pt"/>
    </style:style>
    <style:style style:name="T38_44" style:family="text">
      <style:text-properties fo:font-size="12pt" style:font-size-asian="12pt" style:font-size-complex="12pt"/>
    </style:style>
    <style:style style:name="T38_45" style:family="text">
      <style:text-properties fo:font-size="12pt" style:font-size-asian="12pt" style:font-size-complex="12pt"/>
    </style:style>
    <style:style style:name="T38_46" style:family="text">
      <style:text-properties fo:font-size="12pt" style:font-size-asian="12pt" style:font-size-complex="12pt"/>
    </style:style>
    <style:style style:name="T38_47" style:family="text">
      <style:text-properties fo:font-size="12pt" style:font-size-asian="12pt" style:font-size-complex="12pt"/>
    </style:style>
    <style:style style:name="T38_48" style:family="text">
      <style:text-properties fo:font-size="12pt" style:font-size-asian="12pt" style:font-size-complex="12pt"/>
    </style:style>
    <style:style style:name="T38_49" style:family="text">
      <style:text-properties fo:font-size="12pt" style:font-size-asian="12pt" style:font-size-complex="12pt"/>
    </style:style>
    <style:style style:name="T38_50" style:family="text">
      <style:text-properties fo:font-size="12pt" style:font-size-asian="12pt" style:font-size-complex="12pt"/>
    </style:style>
    <style:style style:name="T38_51" style:family="text">
      <style:text-properties fo:font-size="12pt" style:font-size-asian="12pt" style:font-size-complex="12pt"/>
    </style:style>
    <style:style style:name="T38_52" style:family="text">
      <style:text-properties fo:font-size="12pt" style:font-size-asian="12pt" style:font-size-complex="12pt"/>
    </style:style>
    <style:style style:name="T38_53" style:family="text">
      <style:text-properties fo:font-size="12pt" style:font-size-asian="12pt" style:font-size-complex="12pt"/>
    </style:style>
    <style:style style:name="T38_54" style:family="text">
      <style:text-properties fo:font-size="12pt" style:font-size-asian="12pt" style:font-size-complex="12pt"/>
    </style:style>
    <style:style style:name="T38_55" style:family="text">
      <style:text-properties fo:font-size="12pt" style:font-size-asian="12pt" style:font-size-complex="12pt"/>
    </style:style>
    <style:style style:name="T38_56" style:family="text">
      <style:text-properties fo:font-size="12pt" style:font-size-asian="12pt" style:font-size-complex="12pt"/>
    </style:style>
    <style:style style:name="T38_57" style:family="text">
      <style:text-properties fo:font-size="12pt" style:font-size-asian="12pt" style:font-size-complex="12pt"/>
    </style:style>
    <style:style style:name="T38_58" style:family="text">
      <style:text-properties fo:font-size="12pt" style:font-size-asian="12pt" style:font-size-complex="12pt"/>
    </style:style>
    <style:style style:name="T38_59" style:family="text">
      <style:text-properties fo:font-size="12pt" style:font-size-asian="12pt" style:font-size-complex="12pt"/>
    </style:style>
    <style:style style:name="T38_60" style:family="text">
      <style:text-properties fo:font-size="12pt" style:font-size-asian="12pt" style:font-size-complex="12pt"/>
    </style:style>
    <style:style style:name="T38_61" style:family="text">
      <style:text-properties fo:font-size="12pt" style:font-size-asian="12pt" style:font-size-complex="12pt"/>
    </style:style>
    <style:style style:name="T38_62" style:family="text">
      <style:text-properties fo:font-size="12pt" style:font-size-asian="12pt" style:font-size-complex="12pt"/>
    </style:style>
    <style:style style:name="T38_63" style:family="text">
      <style:text-properties fo:font-size="12pt" style:font-size-asian="12pt" style:font-size-complex="12pt"/>
    </style:style>
    <style:style style:name="T38_64" style:family="text">
      <style:text-properties fo:font-size="12pt" style:font-size-asian="12pt" style:font-size-complex="12pt"/>
    </style:style>
    <style:style style:name="T38_65" style:family="text">
      <style:text-properties fo:font-size="12pt" style:font-size-asian="12pt" style:font-size-complex="12pt"/>
    </style:style>
    <style:style style:name="T38_66" style:family="text">
      <style:text-properties fo:font-size="12pt" style:font-size-asian="12pt" style:font-size-complex="12pt"/>
    </style:style>
    <style:style style:name="T38_67" style:family="text">
      <style:text-properties fo:font-size="12pt" style:font-size-asian="12pt" style:font-size-complex="12pt"/>
    </style:style>
    <style:style style:name="T38_68" style:family="text">
      <style:text-properties fo:font-size="12pt" style:font-size-asian="12pt" style:font-size-complex="12pt"/>
    </style:style>
    <style:style style:name="T38_69" style:family="text">
      <style:text-properties fo:font-size="12pt" style:font-size-asian="12pt" style:font-size-complex="12pt"/>
    </style:style>
    <style:style style:name="T38_70" style:family="text">
      <style:text-properties fo:font-size="12pt" style:font-size-asian="12pt" style:font-size-complex="12pt"/>
    </style:style>
    <style:style style:name="T38_71" style:family="text">
      <style:text-properties fo:font-size="12pt" style:font-size-asian="12pt" style:font-size-complex="12pt"/>
    </style:style>
    <style:style style:name="T38_72" style:family="text">
      <style:text-properties fo:font-size="12pt" style:font-size-asian="12pt" style:font-size-complex="12pt"/>
    </style:style>
    <style:style style:name="T38_73" style:family="text">
      <style:text-properties fo:font-size="12pt" style:font-size-asian="12pt" style:font-size-complex="12pt"/>
    </style:style>
    <style:style style:name="T38_74" style:family="text">
      <style:text-properties fo:font-size="12pt" style:font-size-asian="12pt" style:font-size-complex="12pt"/>
    </style:style>
    <style:style style:name="T38_75" style:family="text">
      <style:text-properties fo:font-size="12pt" style:font-size-asian="12pt" style:font-size-complex="12pt"/>
    </style:style>
    <style:style style:name="T38_76" style:family="text">
      <style:text-properties fo:font-size="12pt" style:font-size-asian="12pt" style:font-size-complex="12pt"/>
    </style:style>
    <style:style style:name="T38_77" style:family="text">
      <style:text-properties fo:font-size="12pt" style:font-size-asian="12pt" style:font-size-complex="12pt"/>
    </style:style>
    <style:style style:name="T38_78" style:family="text">
      <style:text-properties fo:font-size="12pt" style:font-size-asian="12pt" style:font-size-complex="12pt"/>
    </style:style>
    <style:style style:name="T38_79" style:family="text">
      <style:text-properties fo:font-size="12pt" style:font-size-asian="12pt" style:font-size-complex="12pt"/>
    </style:style>
    <style:style style:name="T38_80" style:family="text">
      <style:text-properties fo:font-size="12pt" style:font-size-asian="12pt" style:font-size-complex="12pt"/>
    </style:style>
    <style:style style:name="T38_81" style:family="text">
      <style:text-properties fo:font-size="12pt" style:font-size-asian="12pt" style:font-size-complex="12pt"/>
    </style:style>
    <style:style style:name="T38_82" style:family="text">
      <style:text-properties fo:font-size="12pt" style:font-size-asian="12pt" style:font-size-complex="12pt"/>
    </style:style>
    <style:style style:name="T38_83" style:family="text">
      <style:text-properties fo:font-size="12pt" style:font-size-asian="12pt" style:font-size-complex="12pt"/>
    </style:style>
    <style:style style:name="T38_84" style:family="text">
      <style:text-properties fo:font-size="12pt" style:font-size-asian="12pt" style:font-size-complex="12pt"/>
    </style:style>
    <style:style style:name="T38_85" style:family="text">
      <style:text-properties fo:font-size="12pt" style:font-size-asian="12pt" style:font-size-complex="12pt"/>
    </style:style>
    <style:style style:name="T38_86" style:family="text">
      <style:text-properties fo:font-size="12pt" style:font-size-asian="12pt" style:font-size-complex="12pt"/>
    </style:style>
    <style:style style:name="T38_87" style:family="text">
      <style:text-properties fo:font-size="12pt" style:font-size-asian="12pt" style:font-size-complex="12pt"/>
    </style:style>
    <style:style style:name="T38_88" style:family="text">
      <style:text-properties fo:font-size="12pt" style:font-size-asian="12pt" style:font-size-complex="12pt"/>
    </style:style>
    <style:style style:name="T38_89" style:family="text">
      <style:text-properties fo:font-size="12pt" style:font-size-asian="12pt" style:font-size-complex="12pt"/>
    </style:style>
    <style:style style:name="T38_90" style:family="text">
      <style:text-properties fo:font-size="12pt" style:font-size-asian="12pt" style:font-size-complex="12pt"/>
    </style:style>
    <style:style style:name="T38_91" style:family="text">
      <style:text-properties fo:font-size="12pt" style:font-size-asian="12pt" style:font-size-complex="12pt"/>
    </style:style>
    <style:style style:name="T38_92" style:family="text">
      <style:text-properties fo:font-size="12pt" style:font-size-asian="12pt" style:font-size-complex="12pt"/>
    </style:style>
    <style:style style:name="T38_93" style:family="text">
      <style:text-properties fo:font-size="12pt" style:font-size-asian="12pt" style:font-size-complex="12pt"/>
    </style:style>
    <style:style style:name="T38_94" style:family="text">
      <style:text-properties fo:font-size="12pt" style:font-size-asian="12pt" style:font-size-complex="12pt"/>
    </style:style>
    <style:style style:name="T38_95" style:family="text">
      <style:text-properties fo:font-size="12pt" style:font-size-asian="12pt" style:font-size-complex="12pt"/>
    </style:style>
    <style:style style:name="T38_96" style:family="text">
      <style:text-properties fo:font-size="12pt" style:font-size-asian="12pt" style:font-size-complex="12pt"/>
    </style:style>
    <style:style style:name="T38_97" style:family="text">
      <style:text-properties fo:font-size="12pt" style:font-size-asian="12pt" style:font-size-complex="12pt"/>
    </style:style>
    <style:style style:name="T38_98" style:family="text">
      <style:text-properties fo:font-size="12pt" style:font-size-asian="12pt" style:font-size-complex="12pt"/>
    </style:style>
    <style:style style:name="T38_99" style:family="text">
      <style:text-properties fo:font-size="12pt" style:font-size-asian="12pt" style:font-size-complex="12pt" fo:font-weight="bold" style:font-weight-asian="bold" style:font-weight-complex="bold"/>
    </style:style>
    <style:style style:name="T38_100" style:family="text">
      <style:text-properties fo:font-size="12pt" style:font-size-asian="12pt" style:font-size-complex="12pt"/>
    </style:style>
    <style:style style:name="T38_101" style:family="text">
      <style:text-properties fo:font-size="12pt" style:font-size-asian="12pt" style:font-size-complex="12pt"/>
    </style:style>
    <style:style style:name="T38_102" style:family="text">
      <style:text-properties fo:font-size="12pt" style:font-size-asian="12pt" style:font-size-complex="12pt"/>
    </style:style>
    <style:style style:name="T38_103" style:family="text">
      <style:text-properties fo:font-size="12pt" style:font-size-asian="12pt" style:font-size-complex="12pt"/>
    </style:style>
    <style:style style:name="T38_104" style:family="text">
      <style:text-properties fo:font-size="12pt" style:font-size-asian="12pt" style:font-size-complex="12pt"/>
    </style:style>
    <style:style style:name="T38_105" style:family="text">
      <style:text-properties fo:font-size="12pt" style:font-size-asian="12pt" style:font-size-complex="12pt"/>
    </style:style>
    <style:style style:name="T38_106" style:family="text">
      <style:text-properties fo:font-size="12pt" style:font-size-asian="12pt" style:font-size-complex="12pt"/>
    </style:style>
    <style:style style:name="T38_107" style:family="text">
      <style:text-properties fo:font-size="12pt" style:font-size-asian="12pt" style:font-size-complex="12pt"/>
    </style:style>
    <style:style style:name="T38_108" style:family="text">
      <style:text-properties fo:font-size="12pt" style:font-size-asian="12pt" style:font-size-complex="12pt"/>
    </style:style>
    <style:style style:name="T38_109" style:family="text">
      <style:text-properties fo:font-size="12pt" style:font-size-asian="12pt" style:font-size-complex="12pt"/>
    </style:style>
    <style:style style:name="T38_110" style:family="text">
      <style:text-properties fo:font-size="12pt" style:font-size-asian="12pt" style:font-size-complex="12pt"/>
    </style:style>
    <style:style style:name="T38_111" style:family="text">
      <style:text-properties fo:font-size="12pt" style:font-size-asian="12pt" style:font-size-complex="12pt"/>
    </style:style>
    <style:style style:name="T38_112" style:family="text">
      <style:text-properties fo:font-size="12pt" style:font-size-asian="12pt" style:font-size-complex="12pt"/>
    </style:style>
    <style:style style:name="T38_113" style:family="text">
      <style:text-properties fo:font-size="12pt" style:font-size-asian="12pt" style:font-size-complex="12pt"/>
    </style:style>
    <style:style style:name="T38_114" style:family="text">
      <style:text-properties fo:font-size="12pt" style:font-size-asian="12pt" style:font-size-complex="12pt"/>
    </style:style>
    <style:style style:name="T38_115" style:family="text">
      <style:text-properties fo:font-size="12pt" style:font-size-asian="12pt" style:font-size-complex="12pt"/>
    </style:style>
    <style:style style:name="T38_116" style:family="text">
      <style:text-properties fo:font-size="12pt" style:font-size-asian="12pt" style:font-size-complex="12pt"/>
    </style:style>
    <style:style style:name="T38_117" style:family="text">
      <style:text-properties fo:font-size="12pt" style:font-size-asian="12pt" style:font-size-complex="12pt"/>
    </style:style>
    <style:style style:name="T38_118" style:family="text">
      <style:text-properties fo:font-size="12pt" style:font-size-asian="12pt" style:font-size-complex="12pt"/>
    </style:style>
    <style:style style:name="T38_119" style:family="text">
      <style:text-properties fo:font-size="12pt" style:font-size-asian="12pt" style:font-size-complex="12pt"/>
    </style:style>
    <style:style style:name="T38_120" style:family="text">
      <style:text-properties fo:font-size="12pt" style:font-size-asian="12pt" style:font-size-complex="12pt"/>
    </style:style>
    <style:style style:name="T38_121" style:family="text">
      <style:text-properties fo:font-size="12pt" style:font-size-asian="12pt" style:font-size-complex="12pt"/>
    </style:style>
    <style:style style:name="T38_122" style:family="text">
      <style:text-properties fo:font-size="12pt" style:font-size-asian="12pt" style:font-size-complex="12pt"/>
    </style:style>
    <style:style style:name="T38_123" style:family="text">
      <style:text-properties fo:font-size="12pt" style:font-size-asian="12pt" style:font-size-complex="12pt"/>
    </style:style>
    <style:style style:name="T38_124" style:family="text">
      <style:text-properties fo:font-size="12pt" style:font-size-asian="12pt" style:font-size-complex="12pt"/>
    </style:style>
    <style:style style:name="T38_125" style:family="text">
      <style:text-properties fo:font-size="12pt" style:font-size-asian="12pt" style:font-size-complex="12pt"/>
    </style:style>
    <style:style style:name="T38_126" style:family="text">
      <style:text-properties fo:font-size="12pt" style:font-size-asian="12pt" style:font-size-complex="12pt"/>
    </style:style>
    <style:style style:name="T38_127" style:family="text">
      <style:text-properties fo:font-size="12pt" style:font-size-asian="12pt" style:font-size-complex="12pt"/>
    </style:style>
    <style:style style:name="T38_128" style:family="text">
      <style:text-properties fo:font-size="12pt" style:font-size-asian="12pt" style:font-size-complex="12pt"/>
    </style:style>
    <style:style style:name="T38_129" style:family="text">
      <style:text-properties fo:font-size="12pt" style:font-size-asian="12pt" style:font-size-complex="12pt"/>
    </style:style>
    <style:style style:name="T38_130" style:family="text">
      <style:text-properties fo:font-size="12pt" style:font-size-asian="12pt" style:font-size-complex="12pt"/>
    </style:style>
    <style:style style:name="T38_131" style:family="text">
      <style:text-properties fo:font-size="12pt" style:font-size-asian="12pt" style:font-size-complex="12pt"/>
    </style:style>
    <style:style style:name="T38_132" style:family="text">
      <style:text-properties fo:font-size="12pt" style:font-size-asian="12pt" style:font-size-complex="12pt"/>
    </style:style>
    <style:style style:name="T38_133" style:family="text">
      <style:text-properties fo:font-size="12pt" style:font-size-asian="12pt" style:font-size-complex="12pt"/>
    </style:style>
    <style:style style:name="T38_134" style:family="text">
      <style:text-properties fo:font-size="12pt" style:font-size-asian="12pt" style:font-size-complex="12pt"/>
    </style:style>
    <style:style style:name="T38_135" style:family="text">
      <style:text-properties fo:font-size="12pt" style:font-size-asian="12pt" style:font-size-complex="12pt"/>
    </style:style>
    <style:style style:name="T38_136" style:family="text">
      <style:text-properties fo:font-size="12pt" style:font-size-asian="12pt" style:font-size-complex="12pt"/>
    </style:style>
    <style:style style:name="T38_137" style:family="text">
      <style:text-properties fo:font-size="12pt" style:font-size-asian="12pt" style:font-size-complex="12pt"/>
    </style:style>
    <style:style style:name="T38_138" style:family="text">
      <style:text-properties fo:font-size="12pt" style:font-size-asian="12pt" style:font-size-complex="12pt"/>
    </style:style>
    <style:style style:name="T38_139" style:family="text">
      <style:text-properties fo:font-size="12pt" style:font-size-asian="12pt" style:font-size-complex="12pt"/>
    </style:style>
    <style:style style:name="T38_140" style:family="text">
      <style:text-properties fo:font-size="12pt" style:font-size-asian="12pt" style:font-size-complex="12pt"/>
    </style:style>
    <style:style style:name="T38_141" style:family="text">
      <style:text-properties fo:font-size="12pt" style:font-size-asian="12pt" style:font-size-complex="12pt"/>
    </style:style>
    <style:style style:name="T38_142" style:family="text">
      <style:text-properties fo:font-size="12pt" style:font-size-asian="12pt" style:font-size-complex="12pt"/>
    </style:style>
    <style:style style:name="T38_143" style:family="text">
      <style:text-properties fo:font-size="12pt" style:font-size-asian="12pt" style:font-size-complex="12pt"/>
    </style:style>
    <style:style style:name="T38_144" style:family="text">
      <style:text-properties fo:font-size="12pt" style:font-size-asian="12pt" style:font-size-complex="12pt"/>
    </style:style>
    <style:style style:name="T38_145" style:family="text">
      <style:text-properties fo:font-size="12pt" style:font-size-asian="12pt" style:font-size-complex="12pt"/>
    </style:style>
    <style:style style:name="T38_146" style:family="text">
      <style:text-properties fo:font-size="12pt" style:font-size-asian="12pt" style:font-size-complex="12pt"/>
    </style:style>
    <style:style style:name="T38_147" style:family="text">
      <style:text-properties fo:font-size="12pt" style:font-size-asian="12pt" style:font-size-complex="12pt"/>
    </style:style>
    <style:style style:name="T38_148" style:family="text">
      <style:text-properties fo:font-size="12pt" style:font-size-asian="12pt" style:font-size-complex="12pt"/>
    </style:style>
    <style:style style:name="T38_149" style:family="text">
      <style:text-properties fo:font-size="12pt" style:font-size-asian="12pt" style:font-size-complex="12pt"/>
    </style:style>
    <style:style style:name="T38_150" style:family="text">
      <style:text-properties fo:font-size="12pt" style:font-size-asian="12pt" style:font-size-complex="12pt"/>
    </style:style>
    <style:style style:name="T38_151" style:family="text">
      <style:text-properties fo:font-size="12pt" style:font-size-asian="12pt" style:font-size-complex="12pt"/>
    </style:style>
    <style:style style:name="T38_152" style:family="text">
      <style:text-properties fo:font-size="12pt" style:font-size-asian="12pt" style:font-size-complex="12pt"/>
    </style:style>
    <style:style style:name="T38_153" style:family="text">
      <style:text-properties fo:font-size="12pt" style:font-size-asian="12pt" style:font-size-complex="12pt"/>
    </style:style>
    <style:style style:name="T38_154" style:family="text">
      <style:text-properties fo:font-size="12pt" style:font-size-asian="12pt" style:font-size-complex="12pt"/>
    </style:style>
    <style:style style:name="T38_155" style:family="text">
      <style:text-properties fo:font-size="12pt" style:font-size-asian="12pt" style:font-size-complex="12pt"/>
    </style:style>
    <style:style style:name="T38_156" style:family="text">
      <style:text-properties fo:font-size="12pt" style:font-size-asian="12pt" style:font-size-complex="12pt"/>
    </style:style>
    <style:style style:name="T38_157" style:family="text">
      <style:text-properties fo:font-size="12pt" style:font-size-asian="12pt" style:font-size-complex="12pt"/>
    </style:style>
    <style:style style:name="T38_158" style:family="text">
      <style:text-properties fo:font-size="12pt" style:font-size-asian="12pt" style:font-size-complex="12pt"/>
    </style:style>
    <style:style style:name="T38_159" style:family="text">
      <style:text-properties fo:font-size="12pt" style:font-size-asian="12pt" style:font-size-complex="12pt"/>
    </style:style>
    <style:style style:name="T38_160" style:family="text">
      <style:text-properties fo:font-size="12pt" style:font-size-asian="12pt" style:font-size-complex="12pt"/>
    </style:style>
    <style:style style:name="T38_161" style:family="text">
      <style:text-properties fo:font-size="12pt" style:font-size-asian="12pt" style:font-size-complex="12pt"/>
    </style:style>
    <style:style style:name="T38_162" style:family="text">
      <style:text-properties fo:font-size="12pt" style:font-size-asian="12pt" style:font-size-complex="12pt"/>
    </style:style>
    <style:style style:name="T38_163" style:family="text">
      <style:text-properties fo:font-size="12pt" style:font-size-asian="12pt" style:font-size-complex="12pt"/>
    </style:style>
    <style:style style:name="T38_164" style:family="text">
      <style:text-properties fo:font-size="12pt" style:font-size-asian="12pt" style:font-size-complex="12pt"/>
    </style:style>
    <style:style style:name="T38_165" style:family="text">
      <style:text-properties fo:font-size="12pt" style:font-size-asian="12pt" style:font-size-complex="12pt"/>
    </style:style>
    <style:style style:name="T38_166" style:family="text">
      <style:text-properties fo:font-size="12pt" style:font-size-asian="12pt" style:font-size-complex="12pt"/>
    </style:style>
    <style:style style:name="T38_167" style:family="text">
      <style:text-properties fo:font-size="12pt" style:font-size-asian="12pt" style:font-size-complex="12pt"/>
    </style:style>
    <style:style style:name="T38_168" style:family="text">
      <style:text-properties fo:font-size="12pt" style:font-size-asian="12pt" style:font-size-complex="12pt"/>
    </style:style>
    <style:style style:name="T38_169" style:family="text">
      <style:text-properties fo:font-size="12pt" style:font-size-asian="12pt" style:font-size-complex="12pt"/>
    </style:style>
    <style:style style:name="T38_170" style:family="text">
      <style:text-properties fo:font-size="12pt" style:font-size-asian="12pt" style:font-size-complex="12pt"/>
    </style:style>
    <style:style style:name="T38_171" style:family="text">
      <style:text-properties fo:font-size="12pt" style:font-size-asian="12pt" style:font-size-complex="12pt"/>
    </style:style>
    <style:style style:name="T38_172" style:family="text">
      <style:text-properties fo:font-size="12pt" style:font-size-asian="12pt" style:font-size-complex="12pt"/>
    </style:style>
    <style:style style:name="T38_173" style:family="text">
      <style:text-properties fo:font-size="12pt" style:font-size-asian="12pt" style:font-size-complex="12pt"/>
    </style:style>
    <style:style style:name="T38_174" style:family="text">
      <style:text-properties fo:font-size="12pt" style:font-size-asian="12pt" style:font-size-complex="12pt"/>
    </style:style>
    <style:style style:name="T38_175" style:family="text">
      <style:text-properties fo:font-size="12pt" style:font-size-asian="12pt" style:font-size-complex="12pt"/>
    </style:style>
    <style:style style:name="T38_176" style:family="text">
      <style:text-properties fo:font-size="12pt" style:font-size-asian="12pt" style:font-size-complex="12pt"/>
    </style:style>
    <style:style style:name="T38_177" style:family="text">
      <style:text-properties fo:font-size="12pt" style:font-size-asian="12pt" style:font-size-complex="12pt"/>
    </style:style>
    <style:style style:name="T38_178" style:family="text">
      <style:text-properties fo:font-size="12pt" style:font-size-asian="12pt" style:font-size-complex="12pt"/>
    </style:style>
    <style:style style:name="T38_179" style:family="text">
      <style:text-properties fo:font-size="12pt" style:font-size-asian="12pt" style:font-size-complex="12pt"/>
    </style:style>
    <style:style style:name="T38_180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7.064cm" fo:margin-left="0.176cm"/>
    </style:style>
    <style:style style:name="Column4" style:family="table-column">
      <style:table-column-properties style:column-width="7.064cm"/>
    </style:style>
    <style:style style:name="Row7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 fo:font-weight="bold" style:font-weight-asian="bold" style:font-weight-complex="bold"/>
    </style:style>
    <style:style style:name="T46_2" style:family="text">
      <style:text-properties fo:font-size="12pt" style:font-size-asian="12pt" style:font-size-complex="12pt" fo:font-weight="bold" style:font-weight-asian="bold" style:font-weight-complex="bold"/>
    </style:style>
    <style:style style:name="T46_3" style:family="text">
      <style:text-properties fo:font-size="12pt" style:font-size-asian="12pt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T47_37" style:family="text">
      <style:text-properties fo:font-size="12pt" style:font-size-asian="12pt" style:font-size-complex="12pt"/>
    </style:style>
    <style:style style:name="T47_38" style:family="text">
      <style:text-properties fo:font-size="12pt" style:font-size-asian="12pt" style:font-size-complex="12pt"/>
    </style:style>
    <style:style style:name="T47_39" style:family="text">
      <style:text-properties fo:font-size="12pt" style:font-size-asian="12pt" style:font-size-complex="12pt"/>
    </style:style>
    <style:style style:name="T47_40" style:family="text">
      <style:text-properties fo:font-size="12pt" style:font-size-asian="12pt" style:font-size-complex="12pt"/>
    </style:style>
    <style:style style:name="T47_41" style:family="text">
      <style:text-properties fo:font-size="12pt" style:font-size-asian="12pt" style:font-size-complex="12pt"/>
    </style:style>
    <style:style style:name="T47_42" style:family="text">
      <style:text-properties fo:font-size="12pt" style:font-size-asian="12pt" style:font-size-complex="12pt"/>
    </style:style>
    <style:style style:name="T47_43" style:family="text">
      <style:text-properties fo:font-size="12pt" style:font-size-asian="12pt" style:font-size-complex="12pt"/>
    </style:style>
    <style:style style:name="T47_44" style:family="text">
      <style:text-properties fo:font-size="12pt" style:font-size-asian="12pt" style:font-size-complex="12pt"/>
    </style:style>
    <style:style style:name="T47_45" style:family="text">
      <style:text-properties fo:font-size="12pt" style:font-size-asian="12pt" style:font-size-complex="12pt"/>
    </style:style>
    <style:style style:name="T47_46" style:family="text">
      <style:text-properties fo:font-size="12pt" style:font-size-asian="12pt" style:font-size-complex="12pt"/>
    </style:style>
    <style:style style:name="T47_47" style:family="text">
      <style:text-properties fo:font-size="12pt" style:font-size-asian="12pt" style:font-size-complex="12pt"/>
    </style:style>
    <style:style style:name="T47_48" style:family="text">
      <style:text-properties fo:font-size="12pt" style:font-size-asian="12pt" style:font-size-complex="12pt"/>
    </style:style>
    <style:style style:name="T47_49" style:family="text">
      <style:text-properties fo:font-size="12pt" style:font-size-asian="12pt" style:font-size-complex="12pt"/>
    </style:style>
    <style:style style:name="T47_50" style:family="text">
      <style:text-properties fo:font-size="12pt" style:font-size-asian="12pt" style:font-size-complex="12pt"/>
    </style:style>
    <style:style style:name="T47_51" style:family="text">
      <style:text-properties fo:font-size="12pt" style:font-size-asian="12pt" style:font-size-complex="12pt"/>
    </style:style>
    <style:style style:name="T47_52" style:family="text">
      <style:text-properties fo:font-size="12pt" style:font-size-asian="12pt" style:font-size-complex="12pt"/>
    </style:style>
    <style:style style:name="T47_53" style:family="text">
      <style:text-properties fo:font-size="12pt" style:font-size-asian="12pt" style:font-size-complex="12pt"/>
    </style:style>
    <style:style style:name="T47_54" style:family="text">
      <style:text-properties fo:font-size="12pt" style:font-size-asian="12pt" style:font-size-complex="12pt"/>
    </style:style>
    <style:style style:name="T47_55" style:family="text">
      <style:text-properties fo:font-size="12pt" style:font-size-asian="12pt" style:font-size-complex="12pt"/>
    </style:style>
    <style:style style:name="T47_56" style:family="text">
      <style:text-properties fo:font-size="12pt" style:font-size-asian="12pt" style:font-size-complex="12pt"/>
    </style:style>
    <style:style style:name="T47_57" style:family="text">
      <style:text-properties fo:font-size="12pt" style:font-size-asian="12pt" style:font-size-complex="12pt"/>
    </style:style>
    <style:style style:name="T47_58" style:family="text">
      <style:text-properties fo:font-size="12pt" style:font-size-asian="12pt" style:font-size-complex="12pt"/>
    </style:style>
    <style:style style:name="T47_59" style:family="text">
      <style:text-properties fo:font-size="12pt" style:font-size-asian="12pt" style:font-size-complex="12pt"/>
    </style:style>
    <style:style style:name="T47_60" style:family="text">
      <style:text-properties fo:font-size="12pt" style:font-size-asian="12pt" style:font-size-complex="12pt"/>
    </style:style>
    <style:style style:name="T47_61" style:family="text">
      <style:text-properties fo:font-size="12pt" style:font-size-asian="12pt" style:font-size-complex="12pt"/>
    </style:style>
    <style:style style:name="T47_62" style:family="text">
      <style:text-properties fo:font-size="12pt" style:font-size-asian="12pt" style:font-size-complex="12pt"/>
    </style:style>
    <style:style style:name="T47_63" style:family="text">
      <style:text-properties fo:font-size="12pt" style:font-size-asian="12pt" style:font-size-complex="12pt"/>
    </style:style>
    <style:style style:name="T47_64" style:family="text">
      <style:text-properties fo:font-size="12pt" style:font-size-asian="12pt" style:font-size-complex="12pt"/>
    </style:style>
    <style:style style:name="T47_65" style:family="text">
      <style:text-properties fo:font-size="12pt" style:font-size-asian="12pt" style:font-size-complex="12pt"/>
    </style:style>
    <style:style style:name="T47_66" style:family="text">
      <style:text-properties fo:font-size="12pt" style:font-size-asian="12pt" style:font-size-complex="12pt"/>
    </style:style>
    <style:style style:name="T47_67" style:family="text">
      <style:text-properties fo:font-size="12pt" style:font-size-asian="12pt" style:font-size-complex="12pt"/>
    </style:style>
    <style:style style:name="T47_68" style:family="text">
      <style:text-properties fo:font-size="12pt" style:font-size-asian="12pt" style:font-size-complex="12pt"/>
    </style:style>
    <style:style style:name="T47_69" style:family="text">
      <style:text-properties fo:font-size="12pt" style:font-size-asian="12pt" style:font-size-complex="12pt"/>
    </style:style>
    <style:style style:name="T47_70" style:family="text">
      <style:text-properties fo:font-size="12pt" style:font-size-asian="12pt" style:font-size-complex="12pt"/>
    </style:style>
    <style:style style:name="T47_71" style:family="text">
      <style:text-properties fo:font-size="12pt" style:font-size-asian="12pt" style:font-size-complex="12pt"/>
    </style:style>
    <style:style style:name="T47_72" style:family="text">
      <style:text-properties fo:font-size="12pt" style:font-size-asian="12pt" style:font-size-complex="12pt"/>
    </style:style>
    <style:style style:name="T47_73" style:family="text">
      <style:text-properties fo:font-size="12pt" style:font-size-asian="12pt" style:font-size-complex="12pt"/>
    </style:style>
    <style:style style:name="T47_74" style:family="text">
      <style:text-properties fo:font-size="12pt" style:font-size-asian="12pt" style:font-size-complex="12pt"/>
    </style:style>
    <style:style style:name="T47_75" style:family="text">
      <style:text-properties fo:font-size="12pt" style:font-size-asian="12pt" style:font-size-complex="12pt"/>
    </style:style>
    <style:style style:name="T47_76" style:family="text">
      <style:text-properties fo:font-size="12pt" style:font-size-asian="12pt" style:font-size-complex="12pt"/>
    </style:style>
    <style:style style:name="T47_77" style:family="text">
      <style:text-properties fo:font-size="12pt" style:font-size-asian="12pt" style:font-size-complex="12pt"/>
    </style:style>
    <style:style style:name="T47_78" style:family="text">
      <style:text-properties fo:font-size="12pt" style:font-size-asian="12pt" style:font-size-complex="12pt"/>
    </style:style>
    <style:style style:name="T47_79" style:family="text">
      <style:text-properties fo:font-size="12pt" style:font-size-asian="12pt" style:font-size-complex="12pt"/>
    </style:style>
    <style:style style:name="T47_80" style:family="text">
      <style:text-properties fo:font-size="12pt" style:font-size-asian="12pt" style:font-size-complex="12pt"/>
    </style:style>
    <style:style style:name="T47_81" style:family="text">
      <style:text-properties fo:font-size="12pt" style:font-size-asian="12pt" style:font-size-complex="12pt"/>
    </style:style>
    <style:style style:name="T47_82" style:family="text">
      <style:text-properties fo:font-size="12pt" style:font-size-asian="12pt" style:font-size-complex="12pt"/>
    </style:style>
    <style:style style:name="T47_83" style:family="text">
      <style:text-properties fo:font-size="12pt" style:font-size-asian="12pt" style:font-size-complex="12pt"/>
    </style:style>
    <style:style style:name="T47_84" style:family="text">
      <style:text-properties fo:font-size="12pt" style:font-size-asian="12pt" style:font-size-complex="12pt"/>
    </style:style>
    <style:style style:name="T47_85" style:family="text">
      <style:text-properties fo:font-size="12pt" style:font-size-asian="12pt" style:font-size-complex="12pt"/>
    </style:style>
    <style:style style:name="T47_86" style:family="text">
      <style:text-properties fo:font-size="12pt" style:font-size-asian="12pt" style:font-size-complex="12pt"/>
    </style:style>
    <style:style style:name="T47_87" style:family="text">
      <style:text-properties fo:font-size="12pt" style:font-size-asian="12pt" style:font-size-complex="12pt"/>
    </style:style>
    <style:style style:name="T47_88" style:family="text">
      <style:text-properties fo:font-size="12pt" style:font-size-asian="12pt" style:font-size-complex="12pt"/>
    </style:style>
    <style:style style:name="T47_89" style:family="text">
      <style:text-properties fo:font-size="12pt" style:font-size-asian="12pt" style:font-size-complex="12pt"/>
    </style:style>
    <style:style style:name="T47_90" style:family="text">
      <style:text-properties fo:font-size="12pt" style:font-size-asian="12pt" style:font-size-complex="12pt"/>
    </style:style>
    <style:style style:name="T47_91" style:family="text">
      <style:text-properties fo:font-size="12pt" style:font-size-asian="12pt" style:font-size-complex="12pt"/>
    </style:style>
    <style:style style:name="T47_92" style:family="text">
      <style:text-properties fo:font-size="12pt" style:font-size-asian="12pt" style:font-size-complex="12pt"/>
    </style:style>
    <style:style style:name="T47_93" style:family="text">
      <style:text-properties fo:font-size="12pt" style:font-size-asian="12pt" style:font-size-complex="12pt"/>
    </style:style>
    <style:style style:name="T47_94" style:family="text">
      <style:text-properties fo:font-size="12pt" style:font-size-asian="12pt" style:font-size-complex="12pt"/>
    </style:style>
    <style:style style:name="T47_95" style:family="text">
      <style:text-properties fo:font-size="12pt" style:font-size-asian="12pt" style:font-size-complex="12pt"/>
    </style:style>
    <style:style style:name="T47_96" style:family="text">
      <style:text-properties fo:font-size="12pt" style:font-size-asian="12pt" style:font-size-complex="12pt"/>
    </style:style>
    <style:style style:name="T47_97" style:family="text">
      <style:text-properties fo:font-size="12pt" style:font-size-asian="12pt" style:font-size-complex="12pt"/>
    </style:style>
    <style:style style:name="T47_98" style:family="text">
      <style:text-properties fo:font-size="12pt" style:font-size-asian="12pt" style:font-size-complex="12pt"/>
    </style:style>
    <style:style style:name="T47_99" style:family="text">
      <style:text-properties fo:font-size="12pt" style:font-size-asian="12pt" style:font-size-complex="12pt"/>
    </style:style>
    <style:style style:name="T47_100" style:family="text">
      <style:text-properties fo:font-size="12pt" style:font-size-asian="12pt" style:font-size-complex="12pt"/>
    </style:style>
    <style:style style:name="T47_101" style:family="text">
      <style:text-properties fo:font-size="12pt" style:font-size-asian="12pt" style:font-size-complex="12pt"/>
    </style:style>
    <style:style style:name="T47_102" style:family="text">
      <style:text-properties fo:font-size="12pt" style:font-size-asian="12pt" style:font-size-complex="12pt"/>
    </style:style>
    <style:style style:name="T47_103" style:family="text">
      <style:text-properties fo:font-size="12pt" style:font-size-asian="12pt" style:font-size-complex="12pt"/>
    </style:style>
    <style:style style:name="T47_104" style:family="text">
      <style:text-properties fo:font-size="12pt" style:font-size-asian="12pt" style:font-size-complex="12pt"/>
    </style:style>
    <style:style style:name="T47_105" style:family="text">
      <style:text-properties fo:font-size="12pt" style:font-size-asian="12pt" style:font-size-complex="12pt"/>
    </style:style>
    <style:style style:name="T47_106" style:family="text">
      <style:text-properties fo:font-size="12pt" style:font-size-asian="12pt" style:font-size-complex="12pt"/>
    </style:style>
    <style:style style:name="T47_107" style:family="text">
      <style:text-properties fo:font-size="12pt" style:font-size-asian="12pt" style:font-size-complex="12pt"/>
    </style:style>
    <style:style style:name="T47_108" style:family="text">
      <style:text-properties fo:font-size="12pt" style:font-size-asian="12pt" style:font-size-complex="12pt"/>
    </style:style>
    <style:style style:name="T47_109" style:family="text">
      <style:text-properties fo:font-size="12pt" style:font-size-asian="12pt" style:font-size-complex="12pt"/>
    </style:style>
    <style:style style:name="T47_110" style:family="text">
      <style:text-properties fo:font-size="12pt" style:font-size-asian="12pt" style:font-size-complex="12pt"/>
    </style:style>
    <style:style style:name="T47_111" style:family="text">
      <style:text-properties fo:font-size="12pt" style:font-size-asian="12pt" style:font-size-complex="12pt"/>
    </style:style>
    <style:style style:name="T47_112" style:family="text">
      <style:text-properties fo:font-size="12pt" style:font-size-asian="12pt" style:font-size-complex="12pt"/>
    </style:style>
    <style:style style:name="T47_113" style:family="text">
      <style:text-properties fo:font-size="12pt" style:font-size-asian="12pt" style:font-size-complex="12pt"/>
    </style:style>
    <style:style style:name="T47_114" style:family="text">
      <style:text-properties fo:font-size="12pt" style:font-size-asian="12pt" style:font-size-complex="12pt"/>
    </style:style>
    <style:style style:name="T47_115" style:family="text">
      <style:text-properties fo:font-size="12pt" style:font-size-asian="12pt" style:font-size-complex="12pt"/>
    </style:style>
    <style:style style:name="T47_116" style:family="text">
      <style:text-properties fo:font-size="12pt" style:font-size-asian="12pt" style:font-size-complex="12pt"/>
    </style:style>
    <style:style style:name="T47_117" style:family="text">
      <style:text-properties fo:font-size="12pt" style:font-size-asian="12pt" style:font-size-complex="12pt"/>
    </style:style>
    <style:style style:name="T47_118" style:family="text">
      <style:text-properties fo:font-size="12pt" style:font-size-asian="12pt" style:font-size-complex="12pt"/>
    </style:style>
    <style:style style:name="T47_119" style:family="text">
      <style:text-properties fo:font-size="12pt" style:font-size-asian="12pt" style:font-size-complex="12pt"/>
    </style:style>
    <style:style style:name="T47_120" style:family="text">
      <style:text-properties fo:font-size="12pt" style:font-size-asian="12pt" style:font-size-complex="12pt"/>
    </style:style>
    <style:style style:name="T47_121" style:family="text">
      <style:text-properties fo:font-size="12pt" style:font-size-asian="12pt" style:font-size-complex="12pt"/>
    </style:style>
    <style:style style:name="T47_122" style:family="text">
      <style:text-properties fo:font-size="12pt" style:font-size-asian="12pt" style:font-size-complex="12pt"/>
    </style:style>
    <style:style style:name="T47_123" style:family="text">
      <style:text-properties fo:font-size="12pt" style:font-size-asian="12pt" style:font-size-complex="12pt"/>
    </style:style>
    <style:style style:name="T47_124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4" style:family="table">
      <style:table-properties table:align="left" style:width="7.144cm" fo:margin-left="0.176cm"/>
    </style:style>
    <style:style style:name="Column5" style:family="table-column">
      <style:table-column-properties style:column-width="7.144cm"/>
    </style:style>
    <style:style style:name="Row8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T53_25" style:family="text">
      <style:text-properties fo:font-size="12pt" style:font-size-asian="12pt" style:font-size-complex="12pt"/>
    </style:style>
    <style:style style:name="T53_26" style:family="text">
      <style:text-properties fo:font-size="12pt" style:font-size-asian="12pt" style:font-size-complex="12pt"/>
    </style:style>
    <style:style style:name="T53_27" style:family="text">
      <style:text-properties fo:font-size="12pt" style:font-size-asian="12pt" style:font-size-complex="12pt"/>
    </style:style>
    <style:style style:name="T53_28" style:family="text">
      <style:text-properties fo:font-size="12pt" style:font-size-asian="12pt" style:font-size-complex="12pt"/>
    </style:style>
    <style:style style:name="T53_29" style:family="text">
      <style:text-properties fo:font-size="12pt" style:font-size-asian="12pt" style:font-size-complex="12pt"/>
    </style:style>
    <style:style style:name="T53_30" style:family="text">
      <style:text-properties fo:font-size="12pt" style:font-size-asian="12pt" style:font-size-complex="12pt"/>
    </style:style>
    <style:style style:name="T53_31" style:family="text">
      <style:text-properties fo:font-size="12pt" style:font-size-asian="12pt" style:font-size-complex="12pt"/>
    </style:style>
    <style:style style:name="T53_32" style:family="text">
      <style:text-properties fo:font-size="12pt" style:font-size-asian="12pt" style:font-size-complex="12pt"/>
    </style:style>
    <style:style style:name="T53_33" style:family="text">
      <style:text-properties fo:font-size="12pt" style:font-size-asian="12pt" style:font-size-complex="12pt"/>
    </style:style>
    <style:style style:name="T53_34" style:family="text">
      <style:text-properties fo:font-size="12pt" style:font-size-asian="12pt" style:font-size-complex="12pt"/>
    </style:style>
    <style:style style:name="T53_35" style:family="text">
      <style:text-properties fo:font-size="12pt" style:font-size-asian="12pt" style:font-size-complex="12pt"/>
    </style:style>
    <style:style style:name="T53_36" style:family="text">
      <style:text-properties fo:font-size="12pt" style:font-size-asian="12pt" style:font-size-complex="12pt"/>
    </style:style>
    <style:style style:name="T53_37" style:family="text">
      <style:text-properties fo:font-size="12pt" style:font-size-asian="12pt" style:font-size-complex="12pt"/>
    </style:style>
    <style:style style:name="T53_38" style:family="text">
      <style:text-properties fo:font-size="12pt" style:font-size-asian="12pt" style:font-size-complex="12pt"/>
    </style:style>
    <style:style style:name="T53_39" style:family="text">
      <style:text-properties fo:font-size="12pt" style:font-size-asian="12pt" style:font-size-complex="12pt"/>
    </style:style>
    <style:style style:name="T53_40" style:family="text">
      <style:text-properties fo:font-size="12pt" style:font-size-asian="12pt" style:font-size-complex="12pt"/>
    </style:style>
    <style:style style:name="T53_41" style:family="text">
      <style:text-properties fo:font-size="12pt" style:font-size-asian="12pt" style:font-size-complex="12pt"/>
    </style:style>
    <style:style style:name="T53_42" style:family="text">
      <style:text-properties fo:font-size="12pt" style:font-size-asian="12pt" style:font-size-complex="12pt"/>
    </style:style>
    <style:style style:name="T53_43" style:family="text">
      <style:text-properties fo:font-size="12pt" style:font-size-asian="12pt" style:font-size-complex="12pt"/>
    </style:style>
    <style:style style:name="T53_44" style:family="text">
      <style:text-properties fo:font-size="12pt" style:font-size-asian="12pt" style:font-size-complex="12pt"/>
    </style:style>
    <style:style style:name="T53_45" style:family="text">
      <style:text-properties fo:font-size="12pt" style:font-size-asian="12pt" style:font-size-complex="12pt"/>
    </style:style>
    <style:style style:name="T53_46" style:family="text">
      <style:text-properties fo:font-size="12pt" style:font-size-asian="12pt" style:font-size-complex="12pt"/>
    </style:style>
    <style:style style:name="T53_47" style:family="text">
      <style:text-properties fo:font-size="12pt" style:font-size-asian="12pt" style:font-size-complex="12pt"/>
    </style:style>
    <style:style style:name="T53_48" style:family="text">
      <style:text-properties fo:font-size="12pt" style:font-size-asian="12pt" style:font-size-complex="12pt"/>
    </style:style>
    <style:style style:name="T53_49" style:family="text">
      <style:text-properties fo:font-size="12pt" style:font-size-asian="12pt" style:font-size-complex="12pt"/>
    </style:style>
    <style:style style:name="T53_50" style:family="text">
      <style:text-properties fo:font-size="12pt" style:font-size-asian="12pt" style:font-size-complex="12pt"/>
    </style:style>
    <style:style style:name="T53_51" style:family="text">
      <style:text-properties fo:font-size="12pt" style:font-size-asian="12pt" style:font-size-complex="12pt"/>
    </style:style>
    <style:style style:name="T53_52" style:family="text">
      <style:text-properties fo:font-size="12pt" style:font-size-asian="12pt" style:font-size-complex="12pt"/>
    </style:style>
    <style:style style:name="T53_53" style:family="text">
      <style:text-properties fo:font-size="12pt" style:font-size-asian="12pt" style:font-size-complex="12pt"/>
    </style:style>
    <style:style style:name="T53_54" style:family="text">
      <style:text-properties fo:font-size="12pt" style:font-size-asian="12pt" style:font-size-complex="12pt"/>
    </style:style>
    <style:style style:name="T53_55" style:family="text">
      <style:text-properties fo:font-size="12pt" style:font-size-asian="12pt" style:font-size-complex="12pt"/>
    </style:style>
    <style:style style:name="T53_56" style:family="text">
      <style:text-properties fo:font-size="12pt" style:font-size-asian="12pt" style:font-size-complex="12pt"/>
    </style:style>
    <style:style style:name="T53_57" style:family="text">
      <style:text-properties fo:font-size="12pt" style:font-size-asian="12pt" style:font-size-complex="12pt"/>
    </style:style>
    <style:style style:name="T53_58" style:family="text">
      <style:text-properties fo:font-size="12pt" style:font-size-asian="12pt" style:font-size-complex="12pt"/>
    </style:style>
    <style:style style:name="T53_59" style:family="text">
      <style:text-properties fo:font-size="12pt" style:font-size-asian="12pt" style:font-size-complex="12pt"/>
    </style:style>
    <style:style style:name="T53_60" style:family="text">
      <style:text-properties fo:font-size="12pt" style:font-size-asian="12pt" style:font-size-complex="12pt"/>
    </style:style>
    <style:style style:name="T53_61" style:family="text">
      <style:text-properties fo:font-size="12pt" style:font-size-asian="12pt" style:font-size-complex="12pt"/>
    </style:style>
    <style:style style:name="T53_62" style:family="text">
      <style:text-properties fo:font-size="12pt" style:font-size-asian="12pt" style:font-size-complex="12pt"/>
    </style:style>
    <style:style style:name="T53_63" style:family="text">
      <style:text-properties fo:font-size="12pt" style:font-size-asian="12pt" style:font-size-complex="12pt"/>
    </style:style>
    <style:style style:name="T53_64" style:family="text">
      <style:text-properties fo:font-size="12pt" style:font-size-asian="12pt" style:font-size-complex="12pt"/>
    </style:style>
    <style:style style:name="T53_65" style:family="text">
      <style:text-properties fo:font-size="12pt" style:font-size-asian="12pt" style:font-size-complex="12pt"/>
    </style:style>
    <style:style style:name="T53_66" style:family="text">
      <style:text-properties fo:font-size="12pt" style:font-size-asian="12pt" style:font-size-complex="12pt"/>
    </style:style>
    <style:style style:name="T53_67" style:family="text">
      <style:text-properties fo:font-size="12pt" style:font-size-asian="12pt" style:font-size-complex="12pt"/>
    </style:style>
    <style:style style:name="T53_68" style:family="text">
      <style:text-properties fo:font-size="12pt" style:font-size-asian="12pt" style:font-size-complex="12pt"/>
    </style:style>
    <style:style style:name="T53_69" style:family="text">
      <style:text-properties fo:font-size="12pt" style:font-size-asian="12pt" style:font-size-complex="12pt"/>
    </style:style>
    <style:style style:name="T53_70" style:family="text">
      <style:text-properties fo:font-size="12pt" style:font-size-asian="12pt" style:font-size-complex="12pt"/>
    </style:style>
    <style:style style:name="T53_71" style:family="text">
      <style:text-properties fo:font-size="12pt" style:font-size-asian="12pt" style:font-size-complex="12pt"/>
    </style:style>
    <style:style style:name="T53_72" style:family="text">
      <style:text-properties fo:font-size="12pt" style:font-size-asian="12pt" style:font-size-complex="12pt"/>
    </style:style>
    <style:style style:name="T53_73" style:family="text">
      <style:text-properties fo:font-size="12pt" style:font-size-asian="12pt" style:font-size-complex="12pt"/>
    </style:style>
    <style:style style:name="T53_74" style:family="text">
      <style:text-properties fo:font-size="12pt" style:font-size-asian="12pt" style:font-size-complex="12pt"/>
    </style:style>
    <style:style style:name="T53_75" style:family="text">
      <style:text-properties fo:font-size="12pt" style:font-size-asian="12pt" style:font-size-complex="12pt"/>
    </style:style>
    <style:style style:name="T53_76" style:family="text">
      <style:text-properties fo:font-size="12pt" style:font-size-asian="12pt" style:font-size-complex="12pt"/>
    </style:style>
    <style:style style:name="T53_77" style:family="text">
      <style:text-properties fo:font-size="12pt" style:font-size-asian="12pt" style:font-size-complex="12pt"/>
    </style:style>
    <style:style style:name="T53_78" style:family="text">
      <style:text-properties fo:font-size="12pt" style:font-size-asian="12pt" style:font-size-complex="12pt"/>
    </style:style>
    <style:style style:name="T53_79" style:family="text">
      <style:text-properties fo:font-size="12pt" style:font-size-asian="12pt" style:font-size-complex="12pt"/>
    </style:style>
    <style:style style:name="T53_80" style:family="text">
      <style:text-properties fo:font-size="12pt" style:font-size-asian="12pt" style:font-size-complex="12pt"/>
    </style:style>
    <style:style style:name="T53_81" style:family="text">
      <style:text-properties fo:font-size="12pt" style:font-size-asian="12pt" style:font-size-complex="12pt"/>
    </style:style>
    <style:style style:name="T53_82" style:family="text">
      <style:text-properties fo:font-size="12pt" style:font-size-asian="12pt" style:font-size-complex="12pt"/>
    </style:style>
    <style:style style:name="T53_83" style:family="text">
      <style:text-properties fo:font-size="12pt" style:font-size-asian="12pt" style:font-size-complex="12pt"/>
    </style:style>
    <style:style style:name="T53_84" style:family="text">
      <style:text-properties fo:font-size="12pt" style:font-size-asian="12pt" style:font-size-complex="12pt"/>
    </style:style>
    <style:style style:name="T53_85" style:family="text">
      <style:text-properties fo:font-size="12pt" style:font-size-asian="12pt" style:font-size-complex="12pt"/>
    </style:style>
    <style:style style:name="T53_86" style:family="text">
      <style:text-properties fo:font-size="12pt" style:font-size-asian="12pt" style:font-size-complex="12pt"/>
    </style:style>
    <style:style style:name="T53_87" style:family="text">
      <style:text-properties fo:font-size="12pt" style:font-size-asian="12pt" style:font-size-complex="12pt"/>
    </style:style>
    <style:style style:name="T53_88" style:family="text">
      <style:text-properties fo:font-size="12pt" style:font-size-asian="12pt" style:font-size-complex="12pt"/>
    </style:style>
    <style:style style:name="T53_89" style:family="text">
      <style:text-properties fo:font-size="12pt" style:font-size-asian="12pt" style:font-size-complex="12pt"/>
    </style:style>
    <style:style style:name="T53_90" style:family="text">
      <style:text-properties fo:font-size="12pt" style:font-size-asian="12pt" style:font-size-complex="12pt"/>
    </style:style>
    <style:style style:name="T53_91" style:family="text">
      <style:text-properties fo:font-size="12pt" style:font-size-asian="12pt" style:font-size-complex="12pt"/>
    </style:style>
    <style:style style:name="T53_92" style:family="text">
      <style:text-properties fo:font-size="12pt" style:font-size-asian="12pt" style:font-size-complex="12pt"/>
    </style:style>
    <style:style style:name="T53_93" style:family="text">
      <style:text-properties fo:font-size="12pt" style:font-size-asian="12pt" style:font-size-complex="12pt"/>
    </style:style>
    <style:style style:name="T53_94" style:family="text">
      <style:text-properties fo:font-size="12pt" style:font-size-asian="12pt" style:font-size-complex="12pt"/>
    </style:style>
    <style:style style:name="T53_95" style:family="text">
      <style:text-properties fo:font-size="12pt" style:font-size-asian="12pt" style:font-size-complex="12pt"/>
    </style:style>
    <style:style style:name="T53_96" style:family="text">
      <style:text-properties fo:font-size="12pt" style:font-size-asian="12pt" style:font-size-complex="12pt"/>
    </style:style>
    <style:style style:name="T53_97" style:family="text">
      <style:text-properties fo:font-size="12pt" style:font-size-asian="12pt" style:font-size-complex="12pt"/>
    </style:style>
    <style:style style:name="T53_98" style:family="text">
      <style:text-properties fo:font-size="12pt" style:font-size-asian="12pt" style:font-size-complex="12pt"/>
    </style:style>
    <style:style style:name="T53_99" style:family="text">
      <style:text-properties fo:font-size="12pt" style:font-size-asian="12pt" style:font-size-complex="12pt"/>
    </style:style>
    <style:style style:name="T53_100" style:family="text">
      <style:text-properties fo:font-size="12pt" style:font-size-asian="12pt" style:font-size-complex="12pt"/>
    </style:style>
    <style:style style:name="T53_101" style:family="text">
      <style:text-properties fo:font-size="12pt" style:font-size-asian="12pt" style:font-size-complex="12pt"/>
    </style:style>
    <style:style style:name="T53_102" style:family="text">
      <style:text-properties fo:font-size="12pt" style:font-size-asian="12pt" style:font-size-complex="12pt"/>
    </style:style>
    <style:style style:name="T53_103" style:family="text">
      <style:text-properties fo:font-size="12pt" style:font-size-asian="12pt" style:font-size-complex="12pt"/>
    </style:style>
    <style:style style:name="T53_104" style:family="text">
      <style:text-properties fo:font-size="12pt" style:font-size-asian="12pt" style:font-size-complex="12pt"/>
    </style:style>
    <style:style style:name="T53_105" style:family="text">
      <style:text-properties fo:font-size="12pt" style:font-size-asian="12pt" style:font-size-complex="12pt"/>
    </style:style>
    <style:style style:name="T53_106" style:family="text">
      <style:text-properties fo:font-size="12pt" style:font-size-asian="12pt" style:font-size-complex="12pt"/>
    </style:style>
    <style:style style:name="T53_107" style:family="text">
      <style:text-properties fo:font-size="12pt" style:font-size-asian="12pt" style:font-size-complex="12pt"/>
    </style:style>
    <style:style style:name="T53_108" style:family="text">
      <style:text-properties fo:font-size="12pt" style:font-size-asian="12pt" style:font-size-complex="12pt"/>
    </style:style>
    <style:style style:name="T53_109" style:family="text">
      <style:text-properties fo:font-size="12pt" style:font-size-asian="12pt" style:font-size-complex="12pt"/>
    </style:style>
    <style:style style:name="T53_110" style:family="text">
      <style:text-properties fo:font-size="12pt" style:font-size-asian="12pt" style:font-size-complex="12pt"/>
    </style:style>
    <style:style style:name="T53_111" style:family="text">
      <style:text-properties fo:font-size="12pt" style:font-size-asian="12pt" style:font-size-complex="12pt"/>
    </style:style>
    <style:style style:name="T53_112" style:family="text">
      <style:text-properties fo:font-size="12pt" style:font-size-asian="12pt" style:font-size-complex="12pt"/>
    </style:style>
    <style:style style:name="T53_113" style:family="text">
      <style:text-properties fo:font-size="12pt" style:font-size-asian="12pt" style:font-size-complex="12pt"/>
    </style:style>
    <style:style style:name="T53_114" style:family="text">
      <style:text-properties fo:font-size="12pt" style:font-size-asian="12pt" style:font-size-complex="12pt"/>
    </style:style>
    <style:style style:name="T53_115" style:family="text">
      <style:text-properties fo:font-size="12pt" style:font-size-asian="12pt" style:font-size-complex="12pt"/>
    </style:style>
    <style:style style:name="T53_116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2pt" style:font-size-asian="12pt" style:font-size-complex="12pt" fo:font-weight="bold" style:font-weight-asian="bold" style:font-weight-complex="bold"/>
    </style:style>
    <style:style style:name="T55_2" style:family="text">
      <style:text-properties fo:font-size="12pt" style:font-size-asian="12pt" style:font-size-complex="12pt" fo:font-weight="bold" style:font-weight-asian="bold" style:font-weight-complex="bold"/>
    </style:style>
    <style:style style:name="T55_3" style:family="text">
      <style:text-properties fo:font-size="12pt" style:font-size-asian="12pt" style:font-size-complex="12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T56_8" style:family="text">
      <style:text-properties fo:font-size="12pt" style:font-size-asian="12pt" style:font-size-complex="12pt"/>
    </style:style>
    <style:style style:name="T56_9" style:family="text">
      <style:text-properties fo:font-size="12pt" style:font-size-asian="12pt" style:font-size-complex="12pt"/>
    </style:style>
    <style:style style:name="T56_10" style:family="text">
      <style:text-properties fo:font-size="12pt" style:font-size-asian="12pt" style:font-size-complex="12pt"/>
    </style:style>
    <style:style style:name="T56_11" style:family="text">
      <style:text-properties fo:font-size="12pt" style:font-size-asian="12pt" style:font-size-complex="12pt"/>
    </style:style>
    <style:style style:name="T56_12" style:family="text">
      <style:text-properties fo:font-size="12pt" style:font-size-asian="12pt" style:font-size-complex="12pt"/>
    </style:style>
    <style:style style:name="T56_13" style:family="text">
      <style:text-properties fo:font-size="12pt" style:font-size-asian="12pt" style:font-size-complex="12pt"/>
    </style:style>
    <style:style style:name="T56_14" style:family="text">
      <style:text-properties fo:font-size="12pt" style:font-size-asian="12pt" style:font-size-complex="12pt"/>
    </style:style>
    <style:style style:name="T56_15" style:family="text">
      <style:text-properties fo:font-size="12pt" style:font-size-asian="12pt" style:font-size-complex="12pt"/>
    </style:style>
    <style:style style:name="T56_16" style:family="text">
      <style:text-properties fo:font-size="12pt" style:font-size-asian="12pt" style:font-size-complex="12pt"/>
    </style:style>
    <style:style style:name="T56_17" style:family="text">
      <style:text-properties fo:font-size="12pt" style:font-size-asian="12pt" style:font-size-complex="12pt"/>
    </style:style>
    <style:style style:name="T56_18" style:family="text">
      <style:text-properties fo:font-size="12pt" style:font-size-asian="12pt" style:font-size-complex="12pt"/>
    </style:style>
    <style:style style:name="T56_19" style:family="text">
      <style:text-properties fo:font-size="12pt" style:font-size-asian="12pt" style:font-size-complex="12pt"/>
    </style:style>
    <style:style style:name="T56_20" style:family="text">
      <style:text-properties fo:font-size="12pt" style:font-size-asian="12pt" style:font-size-complex="12pt"/>
    </style:style>
    <style:style style:name="T56_21" style:family="text">
      <style:text-properties fo:font-size="12pt" style:font-size-asian="12pt" style:font-size-complex="12pt"/>
    </style:style>
    <style:style style:name="T56_22" style:family="text">
      <style:text-properties fo:font-size="12pt" style:font-size-asian="12pt" style:font-size-complex="12pt"/>
    </style:style>
    <style:style style:name="T56_23" style:family="text">
      <style:text-properties fo:font-size="12pt" style:font-size-asian="12pt" style:font-size-complex="12pt"/>
    </style:style>
    <style:style style:name="T56_24" style:family="text">
      <style:text-properties fo:font-size="12pt" style:font-size-asian="12pt" style:font-size-complex="12pt"/>
    </style:style>
    <style:style style:name="T56_25" style:family="text">
      <style:text-properties fo:font-size="12pt" style:font-size-asian="12pt" style:font-size-complex="12pt"/>
    </style:style>
    <style:style style:name="T56_26" style:family="text">
      <style:text-properties fo:font-size="12pt" style:font-size-asian="12pt" style:font-size-complex="12pt"/>
    </style:style>
    <style:style style:name="T56_27" style:family="text">
      <style:text-properties fo:font-size="12pt" style:font-size-asian="12pt" style:font-size-complex="12pt"/>
    </style:style>
    <style:style style:name="T56_28" style:family="text">
      <style:text-properties fo:font-size="12pt" style:font-size-asian="12pt" style:font-size-complex="12pt"/>
    </style:style>
    <style:style style:name="T56_29" style:family="text">
      <style:text-properties fo:font-size="12pt" style:font-size-asian="12pt" style:font-size-complex="12pt"/>
    </style:style>
    <style:style style:name="T56_30" style:family="text">
      <style:text-properties fo:font-size="12pt" style:font-size-asian="12pt" style:font-size-complex="12pt"/>
    </style:style>
    <style:style style:name="T56_31" style:family="text">
      <style:text-properties fo:font-size="12pt" style:font-size-asian="12pt" style:font-size-complex="12pt"/>
    </style:style>
    <style:style style:name="T56_32" style:family="text">
      <style:text-properties fo:font-size="12pt" style:font-size-asian="12pt" style:font-size-complex="12pt"/>
    </style:style>
    <style:style style:name="T56_33" style:family="text">
      <style:text-properties fo:font-size="12pt" style:font-size-asian="12pt" style:font-size-complex="12pt"/>
    </style:style>
    <style:style style:name="T56_34" style:family="text">
      <style:text-properties fo:font-size="12pt" style:font-size-asian="12pt" style:font-size-complex="12pt"/>
    </style:style>
    <style:style style:name="T56_35" style:family="text">
      <style:text-properties fo:font-size="12pt" style:font-size-asian="12pt" style:font-size-complex="12pt"/>
    </style:style>
    <style:style style:name="T56_36" style:family="text">
      <style:text-properties fo:font-size="12pt" style:font-size-asian="12pt" style:font-size-complex="12pt"/>
    </style:style>
    <style:style style:name="T56_37" style:family="text">
      <style:text-properties fo:font-size="12pt" style:font-size-asian="12pt" style:font-size-complex="12pt"/>
    </style:style>
    <style:style style:name="T56_38" style:family="text">
      <style:text-properties fo:font-size="12pt" style:font-size-asian="12pt" style:font-size-complex="12pt"/>
    </style:style>
    <style:style style:name="T56_39" style:family="text">
      <style:text-properties fo:font-size="12pt" style:font-size-asian="12pt" style:font-size-complex="12pt"/>
    </style:style>
    <style:style style:name="T56_40" style:family="text">
      <style:text-properties fo:font-size="12pt" style:font-size-asian="12pt" style:font-size-complex="12pt"/>
    </style:style>
    <style:style style:name="T56_41" style:family="text">
      <style:text-properties fo:font-size="12pt" style:font-size-asian="12pt" style:font-size-complex="12pt"/>
    </style:style>
    <style:style style:name="T56_42" style:family="text">
      <style:text-properties fo:font-size="12pt" style:font-size-asian="12pt" style:font-size-complex="12pt"/>
    </style:style>
    <style:style style:name="T56_43" style:family="text">
      <style:text-properties fo:font-size="12pt" style:font-size-asian="12pt" style:font-size-complex="12pt"/>
    </style:style>
    <style:style style:name="T56_44" style:family="text">
      <style:text-properties fo:font-size="12pt" style:font-size-asian="12pt" style:font-size-complex="12pt"/>
    </style:style>
    <style:style style:name="T56_45" style:family="text">
      <style:text-properties fo:font-size="12pt" style:font-size-asian="12pt" style:font-size-complex="12pt"/>
    </style:style>
    <style:style style:name="T56_46" style:family="text">
      <style:text-properties fo:font-size="12pt" style:font-size-asian="12pt" style:font-size-complex="12pt"/>
    </style:style>
    <style:style style:name="T56_47" style:family="text">
      <style:text-properties fo:font-size="12pt" style:font-size-asian="12pt" style:font-size-complex="12pt"/>
    </style:style>
    <style:style style:name="T56_48" style:family="text">
      <style:text-properties fo:font-size="12pt" style:font-size-asian="12pt" style:font-size-complex="12pt"/>
    </style:style>
    <style:style style:name="T56_49" style:family="text">
      <style:text-properties fo:font-size="12pt" style:font-size-asian="12pt" style:font-size-complex="12pt"/>
    </style:style>
    <style:style style:name="T56_50" style:family="text">
      <style:text-properties fo:font-size="12pt" style:font-size-asian="12pt" style:font-size-complex="12pt"/>
    </style:style>
    <style:style style:name="T56_51" style:family="text">
      <style:text-properties fo:font-size="12pt" style:font-size-asian="12pt" style:font-size-complex="12pt"/>
    </style:style>
    <style:style style:name="T56_52" style:family="text">
      <style:text-properties fo:font-size="12pt" style:font-size-asian="12pt" style:font-size-complex="12pt"/>
    </style:style>
    <style:style style:name="T56_53" style:family="text">
      <style:text-properties fo:font-size="12pt" style:font-size-asian="12pt" style:font-size-complex="12pt"/>
    </style:style>
    <style:style style:name="T56_54" style:family="text">
      <style:text-properties fo:font-size="12pt" style:font-size-asian="12pt" style:font-size-complex="12pt"/>
    </style:style>
    <style:style style:name="T56_55" style:family="text">
      <style:text-properties fo:font-size="12pt" style:font-size-asian="12pt" style:font-size-complex="12pt"/>
    </style:style>
    <style:style style:name="T56_56" style:family="text">
      <style:text-properties fo:font-size="12pt" style:font-size-asian="12pt" style:font-size-complex="12pt"/>
    </style:style>
    <style:style style:name="T56_57" style:family="text">
      <style:text-properties fo:font-size="12pt" style:font-size-asian="12pt" style:font-size-complex="12pt"/>
    </style:style>
    <style:style style:name="T56_58" style:family="text">
      <style:text-properties fo:font-size="12pt" style:font-size-asian="12pt" style:font-size-complex="12pt"/>
    </style:style>
    <style:style style:name="T56_59" style:family="text">
      <style:text-properties fo:font-size="12pt" style:font-size-asian="12pt" style:font-size-complex="12pt"/>
    </style:style>
    <style:style style:name="T56_60" style:family="text">
      <style:text-properties fo:font-size="12pt" style:font-size-asian="12pt" style:font-size-complex="12pt"/>
    </style:style>
    <style:style style:name="T56_61" style:family="text">
      <style:text-properties fo:font-size="12pt" style:font-size-asian="12pt" style:font-size-complex="12pt"/>
    </style:style>
    <style:style style:name="T56_62" style:family="text">
      <style:text-properties fo:font-size="12pt" style:font-size-asian="12pt" style:font-size-complex="12pt"/>
    </style:style>
    <style:style style:name="T56_63" style:family="text">
      <style:text-properties fo:font-size="12pt" style:font-size-asian="12pt" style:font-size-complex="12pt"/>
    </style:style>
    <style:style style:name="T56_64" style:family="text">
      <style:text-properties fo:font-size="12pt" style:font-size-asian="12pt" style:font-size-complex="12pt"/>
    </style:style>
    <style:style style:name="T56_65" style:family="text">
      <style:text-properties fo:font-size="12pt" style:font-size-asian="12pt" style:font-size-complex="12pt"/>
    </style:style>
    <style:style style:name="T56_66" style:family="text">
      <style:text-properties fo:font-size="12pt" style:font-size-asian="12pt" style:font-size-complex="12pt"/>
    </style:style>
    <style:style style:name="T56_67" style:family="text">
      <style:text-properties fo:font-size="12pt" style:font-size-asian="12pt" style:font-size-complex="12pt"/>
    </style:style>
    <style:style style:name="T56_68" style:family="text">
      <style:text-properties fo:font-size="12pt" style:font-size-asian="12pt" style:font-size-complex="12pt"/>
    </style:style>
    <style:style style:name="T56_69" style:family="text">
      <style:text-properties fo:font-size="12pt" style:font-size-asian="12pt" style:font-size-complex="12pt"/>
    </style:style>
    <style:style style:name="T56_70" style:family="text">
      <style:text-properties fo:font-size="12pt" style:font-size-asian="12pt" style:font-size-complex="12pt"/>
    </style:style>
    <style:style style:name="T56_71" style:family="text">
      <style:text-properties fo:font-size="12pt" style:font-size-asian="12pt" style:font-size-complex="12pt"/>
    </style:style>
    <style:style style:name="T56_72" style:family="text">
      <style:text-properties fo:font-size="12pt" style:font-size-asian="12pt" style:font-size-complex="12pt"/>
    </style:style>
    <style:style style:name="T56_73" style:family="text">
      <style:text-properties fo:font-size="12pt" style:font-size-asian="12pt" style:font-size-complex="12pt"/>
    </style:style>
    <style:style style:name="T56_74" style:family="text">
      <style:text-properties fo:font-size="12pt" style:font-size-asian="12pt" style:font-size-complex="12pt"/>
    </style:style>
    <style:style style:name="T56_75" style:family="text">
      <style:text-properties fo:font-size="12pt" style:font-size-asian="12pt" style:font-size-complex="12pt"/>
    </style:style>
    <style:style style:name="T56_76" style:family="text">
      <style:text-properties fo:font-size="12pt" style:font-size-asian="12pt" style:font-size-complex="12pt"/>
    </style:style>
    <style:style style:name="T56_77" style:family="text">
      <style:text-properties fo:font-size="12pt" style:font-size-asian="12pt" style:font-size-complex="12pt"/>
    </style:style>
    <style:style style:name="T56_78" style:family="text">
      <style:text-properties fo:font-size="12pt" style:font-size-asian="12pt" style:font-size-complex="12pt"/>
    </style:style>
    <style:style style:name="T56_79" style:family="text">
      <style:text-properties fo:font-size="12pt" style:font-size-asian="12pt" style:font-size-complex="12pt"/>
    </style:style>
    <style:style style:name="T56_80" style:family="text">
      <style:text-properties fo:font-size="12pt" style:font-size-asian="12pt" style:font-size-complex="12pt"/>
    </style:style>
    <style:style style:name="T56_81" style:family="text">
      <style:text-properties fo:font-size="12pt" style:font-size-asian="12pt" style:font-size-complex="12pt"/>
    </style:style>
    <style:style style:name="T56_82" style:family="text">
      <style:text-properties fo:font-size="12pt" style:font-size-asian="12pt" style:font-size-complex="12pt"/>
    </style:style>
    <style:style style:name="T56_83" style:family="text">
      <style:text-properties fo:font-size="12pt" style:font-size-asian="12pt" style:font-size-complex="12pt"/>
    </style:style>
    <style:style style:name="T56_84" style:family="text">
      <style:text-properties fo:font-size="12pt" style:font-size-asian="12pt" style:font-size-complex="12pt"/>
    </style:style>
    <style:style style:name="T56_85" style:family="text">
      <style:text-properties fo:font-size="12pt" style:font-size-asian="12pt" style:font-size-complex="12pt"/>
    </style:style>
    <style:style style:name="T56_86" style:family="text">
      <style:text-properties fo:font-size="12pt" style:font-size-asian="12pt" style:font-size-complex="12pt"/>
    </style:style>
    <style:style style:name="T56_87" style:family="text">
      <style:text-properties fo:font-size="12pt" style:font-size-asian="12pt" style:font-size-complex="12pt"/>
    </style:style>
    <style:style style:name="T56_88" style:family="text">
      <style:text-properties fo:font-size="12pt" style:font-size-asian="12pt" style:font-size-complex="12pt"/>
    </style:style>
    <style:style style:name="T56_89" style:family="text">
      <style:text-properties fo:font-size="12pt" style:font-size-asian="12pt" style:font-size-complex="12pt"/>
    </style:style>
    <style:style style:name="T56_90" style:family="text">
      <style:text-properties fo:font-size="12pt" style:font-size-asian="12pt" style:font-size-complex="12pt"/>
    </style:style>
    <style:style style:name="T56_91" style:family="text">
      <style:text-properties fo:font-size="12pt" style:font-size-asian="12pt" style:font-size-complex="12pt"/>
    </style:style>
    <style:style style:name="T56_92" style:family="text">
      <style:text-properties fo:font-size="12pt" style:font-size-asian="12pt" style:font-size-complex="12pt"/>
    </style:style>
    <style:style style:name="T56_93" style:family="text">
      <style:text-properties fo:font-size="12pt" style:font-size-asian="12pt" style:font-size-complex="12pt"/>
    </style:style>
    <style:style style:name="T56_94" style:family="text">
      <style:text-properties fo:font-size="12pt" style:font-size-asian="12pt" style:font-size-complex="12pt"/>
    </style:style>
    <style:style style:name="T56_95" style:family="text">
      <style:text-properties fo:font-size="12pt" style:font-size-asian="12pt" style:font-size-complex="12pt"/>
    </style:style>
    <style:style style:name="T56_96" style:family="text">
      <style:text-properties fo:font-size="12pt" style:font-size-asian="12pt" style:font-size-complex="12pt"/>
    </style:style>
    <style:style style:name="T56_97" style:family="text">
      <style:text-properties fo:font-size="12pt" style:font-size-asian="12pt" style:font-size-complex="12pt"/>
    </style:style>
    <style:style style:name="T56_98" style:family="text">
      <style:text-properties fo:font-size="12pt" style:font-size-asian="12pt" style:font-size-complex="12pt"/>
    </style:style>
    <style:style style:name="T56_99" style:family="text">
      <style:text-properties fo:font-size="12pt" style:font-size-asian="12pt" style:font-size-complex="12pt"/>
    </style:style>
    <style:style style:name="T56_100" style:family="text">
      <style:text-properties fo:font-size="12pt" style:font-size-asian="12pt" style:font-size-complex="12pt"/>
    </style:style>
    <style:style style:name="T56_101" style:family="text">
      <style:text-properties fo:font-size="12pt" style:font-size-asian="12pt" style:font-size-complex="12pt"/>
    </style:style>
    <style:style style:name="T56_102" style:family="text">
      <style:text-properties fo:font-size="12pt" style:font-size-asian="12pt" style:font-size-complex="12pt"/>
    </style:style>
    <style:style style:name="T56_103" style:family="text">
      <style:text-properties fo:font-size="12pt" style:font-size-asian="12pt" style:font-size-complex="12pt"/>
    </style:style>
    <style:style style:name="T56_104" style:family="text">
      <style:text-properties fo:font-size="12pt" style:font-size-asian="12pt" style:font-size-complex="12pt"/>
    </style:style>
    <style:style style:name="T56_105" style:family="text">
      <style:text-properties fo:font-size="12pt" style:font-size-asian="12pt" style:font-size-complex="12pt"/>
    </style:style>
    <style:style style:name="T56_106" style:family="text">
      <style:text-properties fo:font-size="12pt" style:font-size-asian="12pt" style:font-size-complex="12pt"/>
    </style:style>
    <style:style style:name="T56_107" style:family="text">
      <style:text-properties fo:font-size="12pt" style:font-size-asian="12pt" style:font-size-complex="12pt"/>
    </style:style>
    <style:style style:name="T56_108" style:family="text">
      <style:text-properties fo:font-size="12pt" style:font-size-asian="12pt" style:font-size-complex="12pt"/>
    </style:style>
    <style:style style:name="T56_109" style:family="text">
      <style:text-properties fo:font-size="12pt" style:font-size-asian="12pt" style:font-size-complex="12pt"/>
    </style:style>
    <style:style style:name="T56_110" style:family="text">
      <style:text-properties fo:font-size="12pt" style:font-size-asian="12pt" style:font-size-complex="12pt"/>
    </style:style>
    <style:style style:name="T56_111" style:family="text">
      <style:text-properties fo:font-size="12pt" style:font-size-asian="12pt" style:font-size-complex="12pt"/>
    </style:style>
    <style:style style:name="T56_112" style:family="text">
      <style:text-properties fo:font-size="12pt" style:font-size-asian="12pt" style:font-size-complex="12pt"/>
    </style:style>
    <style:style style:name="T56_113" style:family="text">
      <style:text-properties fo:font-size="12pt" style:font-size-asian="12pt" style:font-size-complex="12pt"/>
    </style:style>
    <style:style style:name="T56_114" style:family="text">
      <style:text-properties fo:font-size="12pt" style:font-size-asian="12pt" style:font-size-complex="12pt"/>
    </style:style>
    <style:style style:name="T56_115" style:family="text">
      <style:text-properties fo:font-size="12pt" style:font-size-asian="12pt" style:font-size-complex="12pt"/>
    </style:style>
    <style:style style:name="T56_116" style:family="text">
      <style:text-properties fo:font-size="12pt" style:font-size-asian="12pt" style:font-size-complex="12pt"/>
    </style:style>
    <style:style style:name="T56_117" style:family="text">
      <style:text-properties fo:font-size="12pt" style:font-size-asian="12pt" style:font-size-complex="12pt"/>
    </style:style>
    <style:style style:name="T56_118" style:family="text">
      <style:text-properties fo:font-size="12pt" style:font-size-asian="12pt" style:font-size-complex="12pt"/>
    </style:style>
    <style:style style:name="T56_119" style:family="text">
      <style:text-properties fo:font-size="12pt" style:font-size-asian="12pt" style:font-size-complex="12pt"/>
    </style:style>
    <style:style style:name="T56_120" style:family="text">
      <style:text-properties fo:font-size="12pt" style:font-size-asian="12pt" style:font-size-complex="12pt"/>
    </style:style>
    <style:style style:name="T56_121" style:family="text">
      <style:text-properties fo:font-size="12pt" style:font-size-asian="12pt" style:font-size-complex="12pt"/>
    </style:style>
    <style:style style:name="T56_122" style:family="text">
      <style:text-properties fo:font-size="12pt" style:font-size-asian="12pt" style:font-size-complex="12pt"/>
    </style:style>
    <style:style style:name="T56_123" style:family="text">
      <style:text-properties fo:font-size="12pt" style:font-size-asian="12pt" style:font-size-complex="12pt"/>
    </style:style>
    <style:style style:name="T56_124" style:family="text">
      <style:text-properties fo:font-size="12pt" style:font-size-asian="12pt" style:font-size-complex="12pt"/>
    </style:style>
    <style:style style:name="T56_125" style:family="text">
      <style:text-properties fo:font-size="12pt" style:font-size-asian="12pt" style:font-size-complex="12pt"/>
    </style:style>
    <style:style style:name="T56_126" style:family="text">
      <style:text-properties fo:font-size="12pt" style:font-size-asian="12pt" style:font-size-complex="12pt"/>
    </style:style>
    <style:style style:name="T56_127" style:family="text">
      <style:text-properties fo:font-size="12pt" style:font-size-asian="12pt" style:font-size-complex="12pt"/>
    </style:style>
    <style:style style:name="T56_128" style:family="text">
      <style:text-properties fo:font-size="12pt" style:font-size-asian="12pt" style:font-size-complex="12pt"/>
    </style:style>
    <style:style style:name="T56_129" style:family="text">
      <style:text-properties fo:font-size="12pt" style:font-size-asian="12pt" style:font-size-complex="12pt"/>
    </style:style>
    <style:style style:name="T56_130" style:family="text">
      <style:text-properties fo:font-size="12pt" style:font-size-asian="12pt" style:font-size-complex="12pt"/>
    </style:style>
    <style:style style:name="T56_131" style:family="text">
      <style:text-properties fo:font-size="12pt" style:font-size-asian="12pt" style:font-size-complex="12pt"/>
    </style:style>
    <style:style style:name="T56_132" style:family="text">
      <style:text-properties fo:font-size="12pt" style:font-size-asian="12pt" style:font-size-complex="12pt"/>
    </style:style>
    <style:style style:name="T56_133" style:family="text">
      <style:text-properties fo:font-size="12pt" style:font-size-asian="12pt" style:font-size-complex="12pt"/>
    </style:style>
    <style:style style:name="T56_134" style:family="text">
      <style:text-properties fo:font-size="12pt" style:font-size-asian="12pt" style:font-size-complex="12pt"/>
    </style:style>
    <style:style style:name="T56_135" style:family="text">
      <style:text-properties fo:font-size="12pt" style:font-size-asian="12pt" style:font-size-complex="12pt"/>
    </style:style>
    <style:style style:name="T56_136" style:family="text">
      <style:text-properties fo:font-size="12pt" style:font-size-asian="12pt" style:font-size-complex="12pt"/>
    </style:style>
    <style:style style:name="T56_137" style:family="text">
      <style:text-properties fo:font-size="12pt" style:font-size-asian="12pt" style:font-size-complex="12pt"/>
    </style:style>
    <style:style style:name="T56_138" style:family="text">
      <style:text-properties fo:font-size="12pt" style:font-size-asian="12pt" style:font-size-complex="12pt"/>
    </style:style>
    <style:style style:name="T56_139" style:family="text">
      <style:text-properties fo:font-size="12pt" style:font-size-asian="12pt" style:font-size-complex="12pt"/>
    </style:style>
    <style:style style:name="T56_140" style:family="text">
      <style:text-properties fo:font-size="12pt" style:font-size-asian="12pt" style:font-size-complex="12pt"/>
    </style:style>
    <style:style style:name="T56_141" style:family="text">
      <style:text-properties fo:font-size="12pt" style:font-size-asian="12pt" style:font-size-complex="12pt"/>
    </style:style>
    <style:style style:name="T56_142" style:family="text">
      <style:text-properties fo:font-size="12pt" style:font-size-asian="12pt" style:font-size-complex="12pt"/>
    </style:style>
    <style:style style:name="T56_143" style:family="text">
      <style:text-properties fo:font-size="12pt" style:font-size-asian="12pt" style:font-size-complex="12pt"/>
    </style:style>
    <style:style style:name="T56_144" style:family="text">
      <style:text-properties fo:font-size="12pt" style:font-size-asian="12pt" style:font-size-complex="12pt"/>
    </style:style>
    <style:style style:name="T56_145" style:family="text">
      <style:text-properties fo:font-size="12pt" style:font-size-asian="12pt" style:font-size-complex="12pt"/>
    </style:style>
    <style:style style:name="T56_146" style:family="text">
      <style:text-properties fo:font-size="12pt" style:font-size-asian="12pt" style:font-size-complex="12pt"/>
    </style:style>
    <style:style style:name="T56_147" style:family="text">
      <style:text-properties fo:font-size="12pt" style:font-size-asian="12pt" style:font-size-complex="12pt"/>
    </style:style>
    <style:style style:name="T56_148" style:family="text">
      <style:text-properties fo:font-size="12pt" style:font-size-asian="12pt" style:font-size-complex="12pt"/>
    </style:style>
    <style:style style:name="T56_149" style:family="text">
      <style:text-properties fo:font-size="12pt" style:font-size-asian="12pt" style:font-size-complex="12pt"/>
    </style:style>
    <style:style style:name="T56_150" style:family="text">
      <style:text-properties fo:font-size="12pt" style:font-size-asian="12pt" style:font-size-complex="12pt"/>
    </style:style>
    <style:style style:name="T56_151" style:family="text">
      <style:text-properties fo:font-size="12pt" style:font-size-asian="12pt" style:font-size-complex="12pt"/>
    </style:style>
    <style:style style:name="T56_152" style:family="text">
      <style:text-properties fo:font-size="12pt" style:font-size-asian="12pt" style:font-size-complex="12pt"/>
    </style:style>
    <style:style style:name="T56_153" style:family="text">
      <style:text-properties fo:font-size="12pt" style:font-size-asian="12pt" style:font-size-complex="12pt"/>
    </style:style>
    <style:style style:name="T56_154" style:family="text">
      <style:text-properties fo:font-size="12pt" style:font-size-asian="12pt" style:font-size-complex="12pt"/>
    </style:style>
    <style:style style:name="T56_155" style:family="text">
      <style:text-properties fo:font-size="12pt" style:font-size-asian="12pt" style:font-size-complex="12pt"/>
    </style:style>
    <style:style style:name="T56_156" style:family="text">
      <style:text-properties fo:font-size="12pt" style:font-size-asian="12pt" style:font-size-complex="12pt"/>
    </style:style>
    <style:style style:name="T56_157" style:family="text">
      <style:text-properties fo:font-size="12pt" style:font-size-asian="12pt" style:font-size-complex="12pt"/>
    </style:style>
    <style:style style:name="T56_158" style:family="text">
      <style:text-properties fo:font-size="12pt" style:font-size-asian="12pt" style:font-size-complex="12pt"/>
    </style:style>
    <style:style style:name="T56_159" style:family="text">
      <style:text-properties fo:font-size="12pt" style:font-size-asian="12pt" style:font-size-complex="12pt"/>
    </style:style>
    <style:style style:name="T56_160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5" style:family="table">
      <style:table-properties table:align="left" style:width="16.51cm" fo:margin-left="0.176cm"/>
    </style:style>
    <style:style style:name="Column6" style:family="table-column">
      <style:table-column-properties style:column-width="16.51cm"/>
    </style:style>
    <style:style style:name="Row9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5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5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T67_19" style:family="text">
      <style:text-properties fo:font-size="12pt" style:font-size-asian="12pt" style:font-size-complex="12pt"/>
    </style:style>
    <style:style style:name="T67_20" style:family="text">
      <style:text-properties fo:font-size="12pt" style:font-size-asian="12pt" style:font-size-complex="12pt"/>
    </style:style>
    <style:style style:name="T67_21" style:family="text">
      <style:text-properties fo:font-size="12pt" style:font-size-asian="12pt" style:font-size-complex="12pt"/>
    </style:style>
    <style:style style:name="T67_22" style:family="text">
      <style:text-properties fo:font-size="12pt" style:font-size-asian="12pt" style:font-size-complex="12pt"/>
    </style:style>
    <style:style style:name="T67_23" style:family="text">
      <style:text-properties fo:font-size="12pt" style:font-size-asian="12pt" style:font-size-complex="12pt"/>
    </style:style>
    <style:style style:name="T67_24" style:family="text">
      <style:text-properties fo:font-size="12pt" style:font-size-asian="12pt" style:font-size-complex="12pt"/>
    </style:style>
    <style:style style:name="T67_25" style:family="text">
      <style:text-properties fo:font-size="12pt" style:font-size-asian="12pt" style:font-size-complex="12pt"/>
    </style:style>
    <style:style style:name="T67_26" style:family="text">
      <style:text-properties fo:font-size="12pt" style:font-size-asian="12pt" style:font-size-complex="12pt"/>
    </style:style>
    <style:style style:name="T67_27" style:family="text">
      <style:text-properties fo:font-size="12pt" style:font-size-asian="12pt" style:font-size-complex="12pt"/>
    </style:style>
    <style:style style:name="T67_28" style:family="text">
      <style:text-properties fo:font-size="12pt" style:font-size-asian="12pt" style:font-size-complex="12pt"/>
    </style:style>
    <style:style style:name="T67_29" style:family="text">
      <style:text-properties fo:font-size="12pt" style:font-size-asian="12pt" style:font-size-complex="12pt"/>
    </style:style>
    <style:style style:name="T67_30" style:family="text">
      <style:text-properties fo:font-size="12pt" style:font-size-asian="12pt" style:font-size-complex="12pt"/>
    </style:style>
    <style:style style:name="T67_31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T68_22" style:family="text">
      <style:text-properties fo:font-size="12pt" style:font-size-asian="12pt" style:font-size-complex="12pt"/>
    </style:style>
    <style:style style:name="T68_23" style:family="text">
      <style:text-properties fo:font-size="12pt" style:font-size-asian="12pt" style:font-size-complex="12pt"/>
    </style:style>
    <style:style style:name="T68_24" style:family="text">
      <style:text-properties fo:font-size="12pt" style:font-size-asian="12pt" style:font-size-complex="12pt"/>
    </style:style>
    <style:style style:name="T68_25" style:family="text">
      <style:text-properties fo:font-size="12pt" style:font-size-asian="12pt" style:font-size-complex="12pt"/>
    </style:style>
    <style:style style:name="T68_26" style:family="text">
      <style:text-properties fo:font-size="12pt" style:font-size-asian="12pt" style:font-size-complex="12pt"/>
    </style:style>
    <style:style style:name="T68_27" style:family="text">
      <style:text-properties fo:font-size="12pt" style:font-size-asian="12pt" style:font-size-complex="12pt"/>
    </style:style>
    <style:style style:name="T68_28" style:family="text">
      <style:text-properties fo:font-size="12pt" style:font-size-asian="12pt" style:font-size-complex="12pt"/>
    </style:style>
    <style:style style:name="T68_29" style:family="text">
      <style:text-properties fo:font-size="12pt" style:font-size-asian="12pt" style:font-size-complex="12pt"/>
    </style:style>
    <style:style style:name="T68_30" style:family="text">
      <style:text-properties fo:font-size="12pt" style:font-size-asian="12pt" style:font-size-complex="12pt"/>
    </style:style>
    <style:style style:name="T68_31" style:family="text">
      <style:text-properties fo:font-size="12pt" style:font-size-asian="12pt" style:font-size-complex="12pt"/>
    </style:style>
    <style:style style:name="T68_32" style:family="text">
      <style:text-properties fo:font-size="12pt" style:font-size-asian="12pt" style:font-size-complex="12pt"/>
    </style:style>
    <style:style style:name="T68_33" style:family="text">
      <style:text-properties fo:font-size="12pt" style:font-size-asian="12pt" style:font-size-complex="12pt"/>
    </style:style>
    <style:style style:name="T68_34" style:family="text">
      <style:text-properties fo:font-size="12pt" style:font-size-asian="12pt" style:font-size-complex="12pt"/>
    </style:style>
    <style:style style:name="T68_35" style:family="text">
      <style:text-properties fo:font-size="12pt" style:font-size-asian="12pt" style:font-size-complex="12pt"/>
    </style:style>
    <style:style style:name="T68_36" style:family="text">
      <style:text-properties fo:font-size="12pt" style:font-size-asian="12pt" style:font-size-complex="12pt"/>
    </style:style>
    <style:style style:name="T68_37" style:family="text">
      <style:text-properties fo:font-size="12pt" style:font-size-asian="12pt" style:font-size-complex="12pt"/>
    </style:style>
    <style:style style:name="T68_38" style:family="text">
      <style:text-properties fo:font-size="12pt" style:font-size-asian="12pt" style:font-size-complex="12pt"/>
    </style:style>
    <style:style style:name="T68_39" style:family="text">
      <style:text-properties fo:font-size="12pt" style:font-size-asian="12pt" style:font-size-complex="12pt"/>
    </style:style>
    <style:style style:name="T68_40" style:family="text">
      <style:text-properties fo:font-size="12pt" style:font-size-asian="12pt" style:font-size-complex="12pt"/>
    </style:style>
    <style:style style:name="T68_41" style:family="text">
      <style:text-properties fo:font-size="12pt" style:font-size-asian="12pt" style:font-size-complex="12pt"/>
    </style:style>
    <style:style style:name="T68_42" style:family="text">
      <style:text-properties fo:font-size="12pt" style:font-size-asian="12pt" style:font-size-complex="12pt"/>
    </style:style>
    <style:style style:name="T68_43" style:family="text">
      <style:text-properties fo:font-size="12pt" style:font-size-asian="12pt" style:font-size-complex="12pt"/>
    </style:style>
    <style:style style:name="T68_44" style:family="text">
      <style:text-properties fo:font-size="12pt" style:font-size-asian="12pt" style:font-size-complex="12pt"/>
    </style:style>
    <style:style style:name="T68_45" style:family="text">
      <style:text-properties fo:font-size="12pt" style:font-size-asian="12pt" style:font-size-complex="12pt"/>
    </style:style>
    <style:style style:name="T68_46" style:family="text">
      <style:text-properties fo:font-size="12pt" style:font-size-asian="12pt" style:font-size-complex="12pt"/>
    </style:style>
    <style:style style:name="T68_47" style:family="text">
      <style:text-properties fo:font-size="12pt" style:font-size-asian="12pt" style:font-size-complex="12pt"/>
    </style:style>
    <style:style style:name="T68_48" style:family="text">
      <style:text-properties fo:font-size="12pt" style:font-size-asian="12pt" style:font-size-complex="12pt"/>
    </style:style>
    <style:style style:name="T68_49" style:family="text">
      <style:text-properties fo:font-size="12pt" style:font-size-asian="12pt" style:font-size-complex="12pt"/>
    </style:style>
    <style:style style:name="T68_50" style:family="text">
      <style:text-properties fo:font-size="12pt" style:font-size-asian="12pt" style:font-size-complex="12pt"/>
    </style:style>
    <style:style style:name="T68_51" style:family="text">
      <style:text-properties fo:font-size="12pt" style:font-size-asian="12pt" style:font-size-complex="12pt"/>
    </style:style>
    <style:style style:name="T68_52" style:family="text">
      <style:text-properties fo:font-size="12pt" style:font-size-asian="12pt" style:font-size-complex="12pt"/>
    </style:style>
    <style:style style:name="T68_53" style:family="text">
      <style:text-properties fo:font-size="12pt" style:font-size-asian="12pt" style:font-size-complex="12pt"/>
    </style:style>
    <style:style style:name="T68_54" style:family="text">
      <style:text-properties fo:font-size="12pt" style:font-size-asian="12pt" style:font-size-complex="12pt"/>
    </style:style>
    <style:style style:name="T68_55" style:family="text">
      <style:text-properties fo:font-size="12pt" style:font-size-asian="12pt" style:font-size-complex="12pt"/>
    </style:style>
    <style:style style:name="T68_56" style:family="text">
      <style:text-properties fo:font-size="12pt" style:font-size-asian="12pt" style:font-size-complex="12pt"/>
    </style:style>
    <style:style style:name="T68_57" style:family="text">
      <style:text-properties fo:font-size="12pt" style:font-size-asian="12pt" style:font-size-complex="12pt"/>
    </style:style>
    <style:style style:name="T68_58" style:family="text">
      <style:text-properties fo:font-size="12pt" style:font-size-asian="12pt" style:font-size-complex="12pt"/>
    </style:style>
    <style:style style:name="T68_59" style:family="text">
      <style:text-properties fo:font-size="12pt" style:font-size-asian="12pt" style:font-size-complex="12pt"/>
    </style:style>
    <style:style style:name="T68_60" style:family="text">
      <style:text-properties fo:font-size="12pt" style:font-size-asian="12pt" style:font-size-complex="12pt"/>
    </style:style>
    <style:style style:name="T68_61" style:family="text">
      <style:text-properties fo:font-size="12pt" style:font-size-asian="12pt" style:font-size-complex="12pt"/>
    </style:style>
    <style:style style:name="T68_62" style:family="text">
      <style:text-properties fo:font-size="12pt" style:font-size-asian="12pt" style:font-size-complex="12pt"/>
    </style:style>
    <style:style style:name="T68_63" style:family="text">
      <style:text-properties fo:font-size="12pt" style:font-size-asian="12pt" style:font-size-complex="12pt"/>
    </style:style>
    <style:style style:name="T68_64" style:family="text">
      <style:text-properties fo:font-size="12pt" style:font-size-asian="12pt" style:font-size-complex="12pt"/>
    </style:style>
    <style:style style:name="T68_65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T70_22" style:family="text">
      <style:text-properties fo:font-size="12pt" style:font-size-asian="12pt" style:font-size-complex="12pt"/>
    </style:style>
    <style:style style:name="T70_23" style:family="text">
      <style:text-properties fo:font-size="12pt" style:font-size-asian="12pt" style:font-size-complex="12pt"/>
    </style:style>
    <style:style style:name="T70_24" style:family="text">
      <style:text-properties fo:font-size="12pt" style:font-size-asian="12pt" style:font-size-complex="12pt"/>
    </style:style>
    <style:style style:name="T70_25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2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2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T73_11" style:family="text">
      <style:text-properties fo:font-size="12pt" style:font-size-asian="12pt" style:font-size-complex="12pt"/>
    </style:style>
    <style:style style:name="T73_12" style:family="text">
      <style:text-properties fo:font-size="12pt" style:font-size-asian="12pt" style:font-size-complex="12pt"/>
    </style:style>
    <style:style style:name="T73_13" style:family="text">
      <style:text-properties fo:font-size="12pt" style:font-size-asian="12pt" style:font-size-complex="12pt"/>
    </style:style>
    <style:style style:name="T73_14" style:family="text">
      <style:text-properties fo:font-size="12pt" style:font-size-asian="12pt" style:font-size-complex="12pt"/>
    </style:style>
    <style:style style:name="T73_15" style:family="text">
      <style:text-properties fo:font-size="12pt" style:font-size-asian="12pt" style:font-size-complex="12pt"/>
    </style:style>
    <style:style style:name="T73_16" style:family="text">
      <style:text-properties fo:font-size="12pt" style:font-size-asian="12pt" style:font-size-complex="12pt"/>
    </style:style>
    <style:style style:name="T73_17" style:family="text">
      <style:text-properties fo:font-size="12pt" style:font-size-asian="12pt" style:font-size-complex="12pt"/>
    </style:style>
    <style:style style:name="T73_18" style:family="text">
      <style:text-properties fo:font-size="12pt" style:font-size-asian="12pt" style:font-size-complex="12pt"/>
    </style:style>
    <style:style style:name="T73_19" style:family="text">
      <style:text-properties fo:font-size="12pt" style:font-size-asian="12pt" style:font-size-complex="12pt"/>
    </style:style>
    <style:style style:name="T73_20" style:family="text">
      <style:text-properties fo:font-size="12pt" style:font-size-asian="12pt" style:font-size-complex="12pt"/>
    </style:style>
    <style:style style:name="T73_21" style:family="text">
      <style:text-properties fo:font-size="12pt" style:font-size-asian="12pt" style:font-size-complex="12pt"/>
    </style:style>
    <style:style style:name="T73_22" style:family="text">
      <style:text-properties fo:font-size="12pt" style:font-size-asian="12pt" style:font-size-complex="12pt"/>
    </style:style>
    <style:style style:name="T73_23" style:family="text">
      <style:text-properties fo:font-size="12pt" style:font-size-asian="12pt" style:font-size-complex="12pt"/>
    </style:style>
    <style:style style:name="T73_24" style:family="text">
      <style:text-properties fo:font-size="12pt" style:font-size-asian="12pt" style:font-size-complex="12pt"/>
    </style:style>
    <style:style style:name="T73_25" style:family="text">
      <style:text-properties fo:font-size="12pt" style:font-size-asian="12pt" style:font-size-complex="12pt"/>
    </style:style>
    <style:style style:name="T73_26" style:family="text">
      <style:text-properties fo:font-size="12pt" style:font-size-asian="12pt" style:font-size-complex="12pt"/>
    </style:style>
    <style:style style:name="T73_27" style:family="text">
      <style:text-properties fo:font-size="12pt" style:font-size-asian="12pt" style:font-size-complex="12pt"/>
    </style:style>
    <style:style style:name="T73_28" style:family="text">
      <style:text-properties fo:font-size="12pt" style:font-size-asian="12pt" style:font-size-complex="12pt"/>
    </style:style>
    <style:style style:name="T73_29" style:family="text">
      <style:text-properties fo:font-size="12pt" style:font-size-asian="12pt" style:font-size-complex="12pt"/>
    </style:style>
    <style:style style:name="T73_30" style:family="text">
      <style:text-properties fo:font-size="12pt" style:font-size-asian="12pt" style:font-size-complex="12pt"/>
    </style:style>
    <style:style style:name="T73_31" style:family="text">
      <style:text-properties fo:font-size="12pt" style:font-size-asian="12pt" style:font-size-complex="12pt"/>
    </style:style>
    <style:style style:name="T73_32" style:family="text">
      <style:text-properties fo:font-size="12pt" style:font-size-asian="12pt" style:font-size-complex="12pt"/>
    </style:style>
    <style:style style:name="T73_33" style:family="text">
      <style:text-properties fo:font-size="12pt" style:font-size-asian="12pt" style:font-size-complex="12pt"/>
    </style:style>
    <style:style style:name="T73_34" style:family="text">
      <style:text-properties fo:font-size="12pt" style:font-size-asian="12pt" style:font-size-complex="12pt"/>
    </style:style>
    <style:style style:name="T73_35" style:family="text">
      <style:text-properties fo:font-size="12pt" style:font-size-asian="12pt" style:font-size-complex="12pt"/>
    </style:style>
    <style:style style:name="T73_36" style:family="text">
      <style:text-properties fo:font-size="12pt" style:font-size-asian="12pt" style:font-size-complex="12pt"/>
    </style:style>
    <style:style style:name="T73_37" style:family="text">
      <style:text-properties fo:font-size="12pt" style:font-size-asian="12pt" style:font-size-complex="12pt"/>
    </style:style>
    <style:style style:name="T73_38" style:family="text">
      <style:text-properties fo:font-size="12pt" style:font-size-asian="12pt" style:font-size-complex="12pt"/>
    </style:style>
    <style:style style:name="T73_39" style:family="text">
      <style:text-properties fo:font-size="12pt" style:font-size-asian="12pt" style:font-size-complex="12pt"/>
    </style:style>
    <style:style style:name="T73_40" style:family="text">
      <style:text-properties fo:font-size="12pt" style:font-size-asian="12pt" style:font-size-complex="12pt"/>
    </style:style>
    <style:style style:name="T73_41" style:family="text">
      <style:text-properties fo:font-size="12pt" style:font-size-asian="12pt" style:font-size-complex="12pt"/>
    </style:style>
    <style:style style:name="T73_42" style:family="text">
      <style:text-properties fo:font-size="12pt" style:font-size-asian="12pt" style:font-size-complex="12pt"/>
    </style:style>
    <style:style style:name="T73_43" style:family="text">
      <style:text-properties fo:font-size="12pt" style:font-size-asian="12pt" style:font-size-complex="12pt"/>
    </style:style>
    <style:style style:name="T73_44" style:family="text">
      <style:text-properties fo:font-size="12pt" style:font-size-asian="12pt" style:font-size-complex="12pt"/>
    </style:style>
    <style:style style:name="T73_45" style:family="text">
      <style:text-properties fo:font-size="12pt" style:font-size-asian="12pt" style:font-size-complex="12pt"/>
    </style:style>
    <style:style style:name="T73_46" style:family="text">
      <style:text-properties fo:font-size="12pt" style:font-size-asian="12pt" style:font-size-complex="12pt"/>
    </style:style>
    <style:style style:name="T73_47" style:family="text">
      <style:text-properties fo:font-size="12pt" style:font-size-asian="12pt" style:font-size-complex="12pt"/>
    </style:style>
    <style:style style:name="T73_48" style:family="text">
      <style:text-properties fo:font-size="12pt" style:font-size-asian="12pt" style:font-size-complex="12pt"/>
    </style:style>
    <style:style style:name="T73_49" style:family="text">
      <style:text-properties fo:font-size="12pt" style:font-size-asian="12pt" style:font-size-complex="12pt"/>
    </style:style>
    <style:style style:name="T73_50" style:family="text">
      <style:text-properties fo:font-size="12pt" style:font-size-asian="12pt" style:font-size-complex="12pt"/>
    </style:style>
    <style:style style:name="T73_51" style:family="text">
      <style:text-properties fo:font-size="12pt" style:font-size-asian="12pt" style:font-size-complex="12pt"/>
    </style:style>
    <style:style style:name="T73_52" style:family="text">
      <style:text-properties fo:font-size="12pt" style:font-size-asian="12pt" style:font-size-complex="12pt"/>
    </style:style>
    <style:style style:name="T73_53" style:family="text">
      <style:text-properties fo:font-size="12pt" style:font-size-asian="12pt" style:font-size-complex="12pt"/>
    </style:style>
    <style:style style:name="T73_54" style:family="text">
      <style:text-properties fo:font-size="12pt" style:font-size-asian="12pt" style:font-size-complex="12pt"/>
    </style:style>
    <style:style style:name="T73_55" style:family="text">
      <style:text-properties fo:font-size="12pt" style:font-size-asian="12pt" style:font-size-complex="12pt"/>
    </style:style>
    <style:style style:name="T73_56" style:family="text">
      <style:text-properties fo:font-size="12pt" style:font-size-asian="12pt" style:font-size-complex="12pt"/>
    </style:style>
    <style:style style:name="T73_57" style:family="text">
      <style:text-properties fo:font-size="12pt" style:font-size-asian="12pt" style:font-size-complex="12pt"/>
    </style:style>
    <style:style style:name="T73_58" style:family="text">
      <style:text-properties fo:font-size="12pt" style:font-size-asian="12pt" style:font-size-complex="12pt"/>
    </style:style>
    <style:style style:name="T73_59" style:family="text">
      <style:text-properties fo:font-size="12pt" style:font-size-asian="12pt" style:font-size-complex="12pt"/>
    </style:style>
    <style:style style:name="T73_60" style:family="text">
      <style:text-properties fo:font-size="12pt" style:font-size-asian="12pt" style:font-size-complex="12pt"/>
    </style:style>
    <style:style style:name="T73_61" style:family="text">
      <style:text-properties fo:font-size="12pt" style:font-size-asian="12pt" style:font-size-complex="12pt"/>
    </style:style>
    <style:style style:name="T73_62" style:family="text">
      <style:text-properties fo:font-size="12pt" style:font-size-asian="12pt" style:font-size-complex="12pt"/>
    </style:style>
    <style:style style:name="T73_63" style:family="text">
      <style:text-properties fo:font-size="12pt" style:font-size-asian="12pt" style:font-size-complex="12pt"/>
    </style:style>
    <style:style style:name="T73_64" style:family="text">
      <style:text-properties fo:font-size="12pt" style:font-size-asian="12pt" style:font-size-complex="12pt"/>
    </style:style>
    <style:style style:name="T73_65" style:family="text">
      <style:text-properties fo:font-size="12pt" style:font-size-asian="12pt" style:font-size-complex="12pt"/>
    </style:style>
    <style:style style:name="T73_66" style:family="text">
      <style:text-properties fo:font-size="12pt" style:font-size-asian="12pt" style:font-size-complex="12pt"/>
    </style:style>
    <style:style style:name="T73_67" style:family="text">
      <style:text-properties fo:font-size="12pt" style:font-size-asian="12pt" style:font-size-complex="12pt"/>
    </style:style>
    <style:style style:name="T73_68" style:family="text">
      <style:text-properties fo:font-size="12pt" style:font-size-asian="12pt" style:font-size-complex="12pt"/>
    </style:style>
    <style:style style:name="T73_69" style:family="text">
      <style:text-properties fo:font-size="12pt" style:font-size-asian="12pt" style:font-size-complex="12pt"/>
    </style:style>
    <style:style style:name="T73_70" style:family="text">
      <style:text-properties fo:font-size="12pt" style:font-size-asian="12pt" style:font-size-complex="12pt"/>
    </style:style>
    <style:style style:name="T73_71" style:family="text">
      <style:text-properties fo:font-size="12pt" style:font-size-asian="12pt" style:font-size-complex="12pt"/>
    </style:style>
    <style:style style:name="T73_72" style:family="text">
      <style:text-properties fo:font-size="12pt" style:font-size-asian="12pt" style:font-size-complex="12pt"/>
    </style:style>
    <style:style style:name="T73_73" style:family="text">
      <style:text-properties fo:font-size="12pt" style:font-size-asian="12pt" style:font-size-complex="12pt"/>
    </style:style>
    <style:style style:name="T73_74" style:family="text">
      <style:text-properties fo:font-size="12pt" style:font-size-asian="12pt" style:font-size-complex="12pt"/>
    </style:style>
    <style:style style:name="T73_75" style:family="text">
      <style:text-properties fo:font-size="12pt" style:font-size-asian="12pt" style:font-size-complex="12pt"/>
    </style:style>
    <style:style style:name="T73_76" style:family="text">
      <style:text-properties fo:font-size="12pt" style:font-size-asian="12pt" style:font-size-complex="12pt"/>
    </style:style>
    <style:style style:name="T73_77" style:family="text">
      <style:text-properties fo:font-size="12pt" style:font-size-asian="12pt" style:font-size-complex="12pt"/>
    </style:style>
    <style:style style:name="T73_78" style:family="text">
      <style:text-properties fo:font-size="12pt" style:font-size-asian="12pt" style:font-size-complex="12pt"/>
    </style:style>
    <style:style style:name="T73_79" style:family="text">
      <style:text-properties fo:font-size="12pt" style:font-size-asian="12pt" style:font-size-complex="12pt"/>
    </style:style>
    <style:style style:name="T73_80" style:family="text">
      <style:text-properties fo:font-size="12pt" style:font-size-asian="12pt" style:font-size-complex="12pt"/>
    </style:style>
    <style:style style:name="T73_81" style:family="text">
      <style:text-properties fo:font-size="12pt" style:font-size-asian="12pt" style:font-size-complex="12pt"/>
    </style:style>
    <style:style style:name="T73_82" style:family="text">
      <style:text-properties fo:font-size="12pt" style:font-size-asian="12pt" style:font-size-complex="12pt"/>
    </style:style>
    <style:style style:name="T73_83" style:family="text">
      <style:text-properties fo:font-size="12pt" style:font-size-asian="12pt" style:font-size-complex="12pt"/>
    </style:style>
    <style:style style:name="T73_84" style:family="text">
      <style:text-properties fo:font-size="12pt" style:font-size-asian="12pt" style:font-size-complex="12pt"/>
    </style:style>
    <style:style style:name="T73_85" style:family="text">
      <style:text-properties fo:font-size="12pt" style:font-size-asian="12pt" style:font-size-complex="12pt"/>
    </style:style>
    <style:style style:name="T73_86" style:family="text">
      <style:text-properties fo:font-size="12pt" style:font-size-asian="12pt" style:font-size-complex="12pt"/>
    </style:style>
    <style:style style:name="T73_87" style:family="text">
      <style:text-properties fo:font-size="12pt" style:font-size-asian="12pt" style:font-size-complex="12pt"/>
    </style:style>
    <style:style style:name="T73_88" style:family="text">
      <style:text-properties fo:font-size="12pt" style:font-size-asian="12pt" style:font-size-complex="12pt"/>
    </style:style>
    <style:style style:name="T73_89" style:family="text">
      <style:text-properties fo:font-size="12pt" style:font-size-asian="12pt" style:font-size-complex="12pt"/>
    </style:style>
    <style:style style:name="T73_90" style:family="text">
      <style:text-properties fo:font-size="12pt" style:font-size-asian="12pt" style:font-size-complex="12pt"/>
    </style:style>
    <style:style style:name="T73_91" style:family="text">
      <style:text-properties fo:font-size="12pt" style:font-size-asian="12pt" style:font-size-complex="12pt"/>
    </style:style>
    <style:style style:name="T73_92" style:family="text">
      <style:text-properties fo:font-size="12pt" style:font-size-asian="12pt" style:font-size-complex="12pt"/>
    </style:style>
    <style:style style:name="T73_93" style:family="text">
      <style:text-properties fo:font-size="12pt" style:font-size-asian="12pt" style:font-size-complex="12pt"/>
    </style:style>
    <style:style style:name="T73_94" style:family="text">
      <style:text-properties fo:font-size="12pt" style:font-size-asian="12pt" style:font-size-complex="12pt"/>
    </style:style>
    <style:style style:name="T73_95" style:family="text">
      <style:text-properties fo:font-size="12pt" style:font-size-asian="12pt" style:font-size-complex="12pt"/>
    </style:style>
    <style:style style:name="T73_96" style:family="text">
      <style:text-properties fo:font-size="12pt" style:font-size-asian="12pt" style:font-size-complex="12pt"/>
    </style:style>
    <style:style style:name="T73_97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2pt" style:font-size-asian="12pt" style:font-size-complex="12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/>
    <style:style style:name="T77_3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4" style:family="text"/>
    <style:style style:name="T77_5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6" style:family="text"/>
    <style:style style:name="T77_7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8" style:family="text"/>
    <style:style style:name="T77_9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10" style:family="text"/>
    <style:style style:name="T77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12" style:family="text"/>
    <style:style style:name="T77_13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14" style:family="text"/>
    <style:style style:name="T77_15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16" style:family="text"/>
    <style:style style:name="T77_17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18" style:family="text"/>
    <style:style style:name="T77_19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20" style:family="text"/>
    <style:style style:name="T77_21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22" style:family="text"/>
    <style:style style:name="T77_23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24" style:family="text"/>
    <style:style style:name="T77_25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26" style:family="text"/>
    <style:style style:name="T77_27" style:family="text">
      <style:text-properties fo:color="#1155cc" fo:font-size="12pt" style:font-size-asian="12pt" style:font-size-complex="12pt" style:text-underline-style="solid" style:text-underline-color="font-color"/>
    </style:style>
    <style:style style:name="T77_28" style:family="text"/>
    <style:style style:name="T77_29" style:family="text">
      <style:text-properties fo:color="#1155cc" fo:font-size="12pt" style:font-size-asian="12pt" style:font-size-complex="12pt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/>
    <style:style style:name="T78_3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4" style:family="text"/>
    <style:style style:name="T78_5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6" style:family="text"/>
    <style:style style:name="T78_7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8" style:family="text"/>
    <style:style style:name="T78_9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10" style:family="text"/>
    <style:style style:name="T78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12" style:family="text"/>
    <style:style style:name="T78_13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14" style:family="text"/>
    <style:style style:name="T78_15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16" style:family="text"/>
    <style:style style:name="T78_17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18" style:family="text"/>
    <style:style style:name="T78_19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20" style:family="text"/>
    <style:style style:name="T78_21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22" style:family="text"/>
    <style:style style:name="T78_23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24" style:family="text"/>
    <style:style style:name="T78_25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26" style:family="text"/>
    <style:style style:name="T78_27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28" style:family="text"/>
    <style:style style:name="T78_29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30" style:family="text"/>
    <style:style style:name="T78_31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32" style:family="text"/>
    <style:style style:name="T78_33" style:family="text">
      <style:text-properties fo:color="#1155cc" fo:font-size="12pt" style:font-size-asian="12pt" style:font-size-complex="12pt" style:text-underline-style="solid" style:text-underline-color="font-color"/>
    </style:style>
    <style:style style:name="T78_34" style:family="text"/>
    <style:style style:name="T78_35" style:family="text">
      <style:text-properties fo:color="#1155cc" fo:font-size="12pt" style:font-size-asian="12pt" style:font-size-complex="12pt"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0" style:family="paragraph" style:parent-style-name="Standard">
      <style:paragraph-properties fo:break-before="page" fo:line-height="115%" style:writing-mode="lr-tb"/>
    </style:style>
    <style:style style:name="T80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0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0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0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0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0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0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text-indent="1.27cm" fo:line-height="115%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text-indent="1.27cm" fo:line-height="115%" style:writing-mode="lr-tb"/>
    </style:style>
    <style:style style:name="T84_1" style:family="text">
      <style:text-properties fo:font-size="12pt" style:font-size-asian="12pt" style:font-size-complex="12pt"/>
    </style:style>
    <style:style style:name="T84_2" style:family="text">
      <style:text-properties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T84_4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86" style:family="paragraph" style:parent-style-name="Standard">
      <style:paragraph-properties fo:break-before="auto" fo:text-indent="0cm" fo:line-height="115%" fo:margin-left="0cm" style:writing-mode="lr-tb"/>
    </style:style>
    <style:style style:name="T86_1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text-indent="0cm" fo:line-height="115%" fo:margin-left="0cm" style:writing-mode="lr-tb"/>
    </style:style>
    <style:style style:name="T87_1" style:family="text">
      <style:text-properties fo:font-size="12pt" style:font-size-asian="12pt" style:font-size-complex="12pt"/>
    </style:style>
    <style:style style:name="T87_2" style:family="text">
      <style:text-properties fo:font-size="12pt" style:font-size-asian="12pt" style:font-size-complex="12pt"/>
    </style:style>
    <style:style style:name="T87_3" style:family="text">
      <style:text-properties fo:font-size="12pt" style:font-size-asian="12pt" style:font-size-complex="12pt"/>
    </style:style>
    <style:style style:name="T87_4" style:family="text">
      <style:text-properties fo:font-size="12pt" style:font-size-asian="12pt" style:font-size-complex="12pt"/>
    </style:style>
    <style:style style:name="T87_5" style:family="text">
      <style:text-properties fo:font-size="12pt" style:font-size-asian="12pt" style:font-size-complex="12pt"/>
    </style:style>
    <style:style style:name="T87_6" style:family="text">
      <style:text-properties fo:font-size="12pt" style:font-size-asian="12pt" style:font-size-complex="12pt"/>
    </style:style>
    <style:style style:name="T87_7" style:family="text">
      <style:text-properties fo:font-size="12pt" style:font-size-asian="12pt" style:font-size-complex="12pt"/>
    </style:style>
    <style:style style:name="T87_8" style:family="text">
      <style:text-properties fo:font-size="12pt" style:font-size-asian="12pt" style:font-size-complex="12pt"/>
    </style:style>
    <style:style style:name="T87_9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text-indent="0cm" fo:line-height="115%" fo:margin-left="0cm" style:writing-mode="lr-tb"/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text-indent="0cm" fo:line-height="115%" fo:margin-left="0cm" style:writing-mode="lr-tb"/>
    </style:style>
    <style:style style:name="T90_1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text-indent="0cm" fo:line-height="115%" fo:margin-left="0cm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text-indent="0cm" fo:line-height="115%" fo:margin-left="0cm" style:writing-mode="lr-tb"/>
    </style:style>
    <style:style style:name="T93_1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text-indent="0cm" fo:line-height="115%" fo:margin-left="0cm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text-indent="0cm" fo:line-height="115%" fo:margin-left="0cm" style:writing-mode="lr-tb"/>
    </style:style>
    <style:style style:name="T95_1" style:family="text">
      <style:text-properties fo:font-size="12pt" style:font-size-asian="12pt" style:font-size-complex="12pt"/>
    </style:style>
    <style:style style:name="T95_2" style:family="text">
      <style:text-properties fo:font-size="12pt" style:font-size-asian="12pt" style:font-size-complex="12pt"/>
    </style:style>
    <style:style style:name="T95_3" style:family="text">
      <style:text-properties fo:font-size="12pt" style:font-size-asian="12pt" style:font-size-complex="12pt"/>
    </style:style>
    <style:style style:name="T95_4" style:family="text">
      <style:text-properties fo:font-size="12pt" style:font-size-asian="12pt" style:font-size-complex="12pt"/>
    </style:style>
    <style:style style:name="T95_5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text-indent="0cm" fo:line-height="115%" fo:margin-left="0cm" style:writing-mode="lr-tb"/>
    </style:style>
    <style:style style:name="T96_1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text-indent="0cm" fo:line-height="115%" fo:margin-left="0cm" style:writing-mode="lr-tb"/>
    </style:style>
    <style:style style:name="T97_1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text-indent="0cm" fo:line-height="115%" fo:margin-left="0cm" style:writing-mode="lr-tb"/>
    </style:style>
    <style:style style:name="T98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8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8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8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8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99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text-indent="0cm" fo:line-height="115%" fo:margin-left="1.27cm" style:writing-mode="lr-tb"/>
    </style:style>
    <style:style style:name="T100_1" style:family="text">
      <style:text-properties fo:font-size="12pt" style:font-size-asian="12pt" style:font-size-complex="12pt"/>
    </style:style>
    <style:style style:name="T100_2" style:family="text">
      <style:text-properties fo:font-size="12pt" style:font-size-asian="12pt" style:font-size-complex="12pt"/>
    </style:style>
    <style:style style:name="T100_3" style:family="text">
      <style:text-properties fo:font-size="12pt" style:font-size-asian="12pt" style:font-size-complex="12pt"/>
    </style:style>
    <style:style style:name="T100_4" style:family="text">
      <style:text-properties fo:font-size="12pt" style:font-size-asian="12pt" style:font-size-complex="12pt"/>
    </style:style>
    <style:style style:name="T100_5" style:family="text">
      <style:text-properties fo:font-size="12pt" style:font-size-asian="12pt" style:font-size-complex="12pt"/>
    </style:style>
    <style:style style:name="P101" style:family="paragraph" style:parent-style-name="Standard">
      <style:paragraph-properties fo:break-before="auto" fo:text-indent="0cm" fo:line-height="115%" fo:margin-left="1.27cm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text-indent="0cm" fo:line-height="115%" fo:margin-left="1.27cm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break-before="auto" fo:text-indent="0cm" fo:line-height="115%" fo:margin-left="1.27cm" style:writing-mode="lr-tb"/>
    </style:style>
    <style:style style:name="T103_1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text-indent="0cm" fo:line-height="115%" fo:margin-left="1.27cm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text-indent="0cm" fo:line-height="115%" fo:margin-left="1.27cm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text-indent="0cm" fo:line-height="115%" fo:margin-left="1.27cm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text-indent="0cm" fo:line-height="115%" fo:margin-left="1.27cm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text-indent="0cm" fo:line-height="115%" fo:margin-left="1.27cm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text-indent="0cm" fo:line-height="115%" fo:margin-left="1.27cm" style:writing-mode="lr-tb"/>
    </style:style>
    <style:style style:name="T110_1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Variables</text:span><text:span text:style-name="T1_2"><text:s/></text:span><text:span text:style-name="T1_3">and</text:span><text:span text:style-name="T1_4"><text:s/></text:span><text:span text:style-name="T1_5">Declarations</text:span></text:p>
      <text:p text:style-name="P2"/>
      <text:p text:style-name="P3"><text:span text:style-name="T3_1">Variables</text:span><text:span text:style-name="T3_2"><text:s/></text:span><text:span text:style-name="T3_3">are</text:span><text:span text:style-name="T3_4"><text:s/></text:span><text:span text:style-name="T3_5">extremely</text:span><text:span text:style-name="T3_6"><text:s/></text:span><text:span text:style-name="T3_7">important</text:span><text:span text:style-name="T3_8"><text:s/></text:span><text:span text:style-name="T3_9">to</text:span><text:span text:style-name="T3_10"><text:s/></text:span><text:span text:style-name="T3_11">every</text:span><text:span text:style-name="T3_12"><text:s/></text:span><text:span text:style-name="T3_13">programmer</text:span><text:span text:style-name="T3_14"><text:s/>-<text:s/></text:span><text:span text:style-name="T3_15">they</text:span><text:span text:style-name="T3_16"><text:s/></text:span><text:span text:style-name="T3_17">will</text:span><text:span text:style-name="T3_18"><text:s/></text:span><text:span text:style-name="T3_19">be</text:span><text:span text:style-name="T3_20"><text:s/></text:span><text:span text:style-name="T3_21">your</text:span><text:span text:style-name="T3_22"><text:s/></text:span><text:span text:style-name="T3_23">so</text:span><text:span text:style-name="T3_24"><text:s/></text:span><text:span text:style-name="T3_25">called</text:span><text:span text:style-name="T3_26"><text:s/>“</text:span><text:span text:style-name="T3_27">bread</text:span><text:span text:style-name="T3_28"><text:s/></text:span><text:span text:style-name="T3_29">and</text:span><text:span text:style-name="T3_30"><text:s/></text:span><text:span text:style-name="T3_31">butter</text:span><text:span text:style-name="T3_32">”<text:s/></text:span><text:span text:style-name="T3_33">as</text:span><text:span text:style-name="T3_34"><text:s/></text:span><text:span text:style-name="T3_35">long</text:span><text:span text:style-name="T3_36"><text:s/></text:span><text:span text:style-name="T3_37">as</text:span><text:span text:style-name="T3_38"><text:s/></text:span><text:span text:style-name="T3_39">you</text:span><text:span text:style-name="T3_40"><text:s/></text:span><text:span text:style-name="T3_41">are</text:span><text:span text:style-name="T3_42"><text:s/></text:span><text:span text:style-name="T3_43">coding</text:span><text:span text:style-name="T3_44"><text:s/></text:span><text:span text:style-name="T3_45">in</text:span><text:span text:style-name="T3_46"><text:s/></text:span><text:span text:style-name="T3_47">C</text:span><text:span text:style-name="T3_48">++.</text:span></text:p>
      <text:p text:style-name="P4"/>
      <text:p text:style-name="P5"><text:span text:style-name="T5_1">A</text:span><text:span text:style-name="T5_2"><text:s/></text:span><text:span text:style-name="T5_3">variable</text:span><text:span text:style-name="T5_4"><text:s/></text:span><text:span text:style-name="T5_5">is</text:span><text:span text:style-name="T5_6"><text:s/></text:span><text:span text:style-name="T5_7">a</text:span><text:span text:style-name="T5_8"><text:s/></text:span><text:span text:style-name="T5_9">space</text:span><text:span text:style-name="T5_10"><text:s/></text:span><text:span text:style-name="T5_11">in</text:span><text:span text:style-name="T5_12"><text:s/></text:span><text:span text:style-name="T5_13">memory</text:span><text:span text:style-name="T5_14">.</text:span></text:p>
      <text:p text:style-name="P6"/>
      <text:p text:style-name="P7"><text:span text:style-name="T7_1">Some</text:span><text:span text:style-name="T7_2"><text:s/></text:span><text:span text:style-name="T7_3">of</text:span><text:span text:style-name="T7_4"><text:s/></text:span><text:span text:style-name="T7_5">the</text:span><text:span text:style-name="T7_6"><text:s/></text:span><text:span text:style-name="T7_7">basic</text:span><text:span text:style-name="T7_8"><text:s/></text:span><text:span text:style-name="T7_9">memory</text:span><text:span text:style-name="T7_10"><text:s/></text:span><text:span text:style-name="T7_11">types</text:span><text:span text:style-name="T7_12"><text:s/></text:span><text:span text:style-name="T7_13">are</text:span><text:span text:style-name="T7_14">:</text:span></text:p>
      <text:p text:style-name="P8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int</text:span></text:p>
          </table:table-cell>
          <table:table-cell table:style-name="Cell2">
            <text:p text:style-name="P10"><text:span text:style-name="T10_1">Short</text:span><text:span text:style-name="T10_2"><text:s/></text:span><text:span text:style-name="T10_3">for</text:span><text:span text:style-name="T10_4"><text:s/>‘</text:span><text:span text:style-name="T10_5">Integer</text:span><text:span text:style-name="T10_6">’<text:s/>-<text:s/></text:span><text:span text:style-name="T10_7">stores</text:span><text:span text:style-name="T10_8"><text:s/></text:span><text:span text:style-name="T10_9">whole</text:span><text:span text:style-name="T10_10"><text:s/></text:span><text:span text:style-name="T10_11">numbers</text:span><text:span text:style-name="T10_12"><text:s/></text:span><text:span text:style-name="T10_13">between</text:span><text:span text:style-name="T10_14"><text:s/>-2,147,483,648<text:s/></text:span><text:span text:style-name="T10_15">and</text:span><text:span text:style-name="T10_16"><text:s/>2,147,483,647</text:span></text:p>
          </table:table-cell>
        </table:table-row>
        <table:table-row table:style-name="Row2">
          <table:table-cell table:style-name="Cell3">
            <text:p text:style-name="P11"><text:span text:style-name="T11_1">char</text:span></text:p>
          </table:table-cell>
          <table:table-cell table:style-name="Cell4">
            <text:p text:style-name="P12"><text:span text:style-name="T12_1">Short</text:span><text:span text:style-name="T12_2"><text:s/></text:span><text:span text:style-name="T12_3">for</text:span><text:span text:style-name="T12_4"><text:s/>‘</text:span><text:span text:style-name="T12_5">Character</text:span><text:span text:style-name="T12_6">’<text:s/>-<text:s/></text:span><text:span text:style-name="T12_7">stores</text:span><text:span text:style-name="T12_8"><text:s/></text:span><text:span text:style-name="T12_9">a</text:span><text:span text:style-name="T12_10"><text:s/></text:span><text:span text:style-name="T12_11">letter</text:span><text:span text:style-name="T12_12">,<text:s/></text:span><text:span text:style-name="T12_13">or</text:span><text:span text:style-name="T12_14"><text:s/></text:span><text:span text:style-name="T12_15">very</text:span><text:span text:style-name="T12_16"><text:s/></text:span><text:span text:style-name="T12_17">small</text:span><text:span text:style-name="T12_18"><text:s/></text:span><text:span text:style-name="T12_19">number</text:span><text:span text:style-name="T12_20"><text:s/>-128<text:s/></text:span><text:span text:style-name="T12_21">to</text:span><text:span text:style-name="T12_22"><text:s/>128</text:span></text:p>
          </table:table-cell>
        </table:table-row>
        <table:table-row table:style-name="Row3">
          <table:table-cell table:style-name="Cell5">
            <text:p text:style-name="P13"><text:span text:style-name="T13_1">bool</text:span></text:p>
          </table:table-cell>
          <table:table-cell table:style-name="Cell6">
            <text:p text:style-name="P14"><text:span text:style-name="T14_1">Short</text:span><text:span text:style-name="T14_2"><text:s/></text:span><text:span text:style-name="T14_3">for</text:span><text:span text:style-name="T14_4"><text:s/>‘</text:span><text:span text:style-name="T14_5">Boolean</text:span><text:span text:style-name="T14_6">’<text:s/>-<text:s/></text:span><text:span text:style-name="T14_7">stores</text:span><text:span text:style-name="T14_8"><text:s/></text:span><text:span text:style-name="T14_9">a</text:span><text:span text:style-name="T14_10"><text:s/>1<text:s/></text:span><text:span text:style-name="T14_11">or</text:span><text:span text:style-name="T14_12"><text:s/>0,<text:s/></text:span><text:span text:style-name="T14_13">for</text:span><text:span text:style-name="T14_14"><text:s/></text:span><text:span text:style-name="T14_15">true</text:span><text:span text:style-name="T14_16"><text:s/></text:span><text:span text:style-name="T14_17">or</text:span><text:span text:style-name="T14_18"><text:s/></text:span><text:span text:style-name="T14_19">false</text:span><text:span text:style-name="T14_20"><text:s/></text:span><text:span text:style-name="T14_21">statements</text:span><text:span text:style-name="T14_22">.<text:s/></text:span></text:p>
          </table:table-cell>
        </table:table-row>
        <table:table-row table:style-name="Row4">
          <table:table-cell table:style-name="Cell7">
            <text:p text:style-name="P15"><text:span text:style-name="T15_1">float</text:span></text:p>
          </table:table-cell>
          <table:table-cell table:style-name="Cell8">
            <text:p text:style-name="P16"><text:span text:style-name="T16_1">Short</text:span><text:span text:style-name="T16_2"><text:s/></text:span><text:span text:style-name="T16_3">for</text:span><text:span text:style-name="T16_4"><text:s/>‘</text:span><text:span text:style-name="T16_5">Floating</text:span><text:span text:style-name="T16_6"><text:s/></text:span><text:span text:style-name="T16_7">Point</text:span><text:span text:style-name="T16_8"><text:s/></text:span><text:span text:style-name="T16_9">Number</text:span><text:span text:style-name="T16_10">’<text:s/>-<text:s/></text:span><text:span text:style-name="T16_11">stores</text:span><text:span text:style-name="T16_12"><text:s/></text:span><text:span text:style-name="T16_13">positive</text:span><text:span text:style-name="T16_14"><text:s/></text:span><text:span text:style-name="T16_15">or</text:span><text:span text:style-name="T16_16"><text:s/></text:span><text:span text:style-name="T16_17">negative</text:span><text:span text:style-name="T16_18"><text:s/></text:span><text:span text:style-name="T16_19">numbers</text:span><text:span text:style-name="T16_20">,<text:s/></text:span><text:span text:style-name="T16_21">and</text:span><text:span text:style-name="T16_22"><text:s/></text:span><text:span text:style-name="T16_23">decimals</text:span><text:span text:style-name="T16_24"><text:s/></text:span><text:span text:style-name="T16_25">up</text:span><text:span text:style-name="T16_26"><text:s/></text:span><text:span text:style-name="T16_27">to</text:span><text:span text:style-name="T16_28"><text:s/></text:span><text:span text:style-name="T16_29">roughly</text:span><text:span text:style-name="T16_30"><text:s/>7<text:s/></text:span><text:span text:style-name="T16_31">digits</text:span></text:p>
          </table:table-cell>
        </table:table-row>
        <table:table-row table:style-name="Row5">
          <table:table-cell table:style-name="Cell9">
            <text:p text:style-name="P17"><text:span text:style-name="T17_1">double</text:span></text:p>
          </table:table-cell>
          <table:table-cell table:style-name="Cell10">
            <text:p text:style-name="P18"><text:span text:style-name="T18_1">Short</text:span><text:span text:style-name="T18_2"><text:s/></text:span><text:span text:style-name="T18_3">for</text:span><text:span text:style-name="T18_4"><text:s/>‘</text:span><text:span text:style-name="T18_5">Double</text:span><text:span text:style-name="T18_6"><text:s/></text:span><text:span text:style-name="T18_7">Precision</text:span><text:span text:style-name="T18_8"><text:s/></text:span><text:span text:style-name="T18_9">Float</text:span><text:span text:style-name="T18_10">’<text:s/>-<text:s/></text:span><text:span text:style-name="T18_11">stores</text:span><text:span text:style-name="T18_12"><text:s/></text:span><text:span text:style-name="T18_13">positive</text:span><text:span text:style-name="T18_14"><text:s/></text:span><text:span text:style-name="T18_15">or</text:span><text:span text:style-name="T18_16"><text:s/></text:span><text:span text:style-name="T18_17">negative</text:span><text:span text:style-name="T18_18"><text:s/></text:span><text:span text:style-name="T18_19">numbers</text:span><text:span text:style-name="T18_20">,<text:s/></text:span><text:span text:style-name="T18_21">and</text:span><text:span text:style-name="T18_22"><text:s/></text:span><text:span text:style-name="T18_23">decimals</text:span><text:span text:style-name="T18_24"><text:s/></text:span><text:span text:style-name="T18_25">up</text:span><text:span text:style-name="T18_26"><text:s/></text:span><text:span text:style-name="T18_27">to</text:span><text:span text:style-name="T18_28"><text:s/></text:span><text:span text:style-name="T18_29">roughly</text:span><text:span text:style-name="T18_30"><text:s/>15<text:s/></text:span><text:span text:style-name="T18_31">digits</text:span></text:p>
          </table:table-cell>
        </table:table-row>
      </table:table>
      <text:p text:style-name="P19"><text:span text:style-name="T19_1">For</text:span><text:span text:style-name="T19_2"><text:s/></text:span><text:span text:style-name="T19_3">More</text:span><text:span text:style-name="T19_4"><text:s/></text:span><text:span text:style-name="T19_5">Information</text:span><text:span text:style-name="T19_6"><text:s/></text:span><text:span text:style-name="T19_7">on</text:span><text:span text:style-name="T19_8"><text:s/></text:span><text:span text:style-name="T19_9">Data</text:span><text:span text:style-name="T19_10"><text:s/></text:span><text:span text:style-name="T19_11">Types</text:span><text:span text:style-name="T19_12"><text:s/>…</text:span></text:p>
      <text:p text:style-name="P20"/>
      <text:p text:style-name="P21"><text:span text:style-name="T21_1">How</text:span><text:span text:style-name="T21_2"><text:s/></text:span><text:span text:style-name="T21_3">do</text:span><text:span text:style-name="T21_4"><text:s/></text:span><text:span text:style-name="T21_5">I</text:span><text:span text:style-name="T21_6"><text:s/></text:span><text:span text:style-name="T21_7">decide</text:span><text:span text:style-name="T21_8"><text:s/></text:span><text:span text:style-name="T21_9">what</text:span><text:span text:style-name="T21_10"><text:s/></text:span><text:span text:style-name="T21_11">variable</text:span><text:span text:style-name="T21_12"><text:s/></text:span><text:span text:style-name="T21_13">I</text:span><text:span text:style-name="T21_14"><text:s/></text:span><text:span text:style-name="T21_15">need</text:span><text:span text:style-name="T21_16"><text:s/></text:span><text:span text:style-name="T21_17">in</text:span><text:span text:style-name="T21_18"><text:s/></text:span><text:span text:style-name="T21_19">C</text:span><text:span text:style-name="T21_20">++?</text:span></text:p>
      <text:p text:style-name="P22"/>
      <text:p text:style-name="P23"><text:span text:style-name="T23_1">Variables</text:span><text:span text:style-name="T23_2"><text:s/></text:span><text:span text:style-name="T23_3">are</text:span><text:span text:style-name="T23_4"><text:s/></text:span><text:span text:style-name="T23_5">specific</text:span><text:span text:style-name="T23_6"><text:s/></text:span><text:span text:style-name="T23_7">to</text:span><text:span text:style-name="T23_8"><text:s/></text:span><text:span text:style-name="T23_9">the</text:span><text:span text:style-name="T23_10"><text:s/></text:span><text:span text:style-name="T23_11">type</text:span><text:span text:style-name="T23_12"><text:s/></text:span><text:span text:style-name="T23_13">of</text:span><text:span text:style-name="T23_14"><text:s/></text:span><text:span text:style-name="T23_15">data</text:span><text:span text:style-name="T23_16"><text:s/></text:span><text:span text:style-name="T23_17">they</text:span><text:span text:style-name="T23_18"><text:s/></text:span><text:span text:style-name="T23_19">contain</text:span><text:span text:style-name="T23_20"><text:s/></text:span><text:span text:style-name="T23_21">so</text:span><text:span text:style-name="T23_22"><text:s/></text:span><text:span text:style-name="T23_23">this</text:span><text:span text:style-name="T23_24"><text:s/></text:span><text:span text:style-name="T23_25">would</text:span><text:span text:style-name="T23_26"><text:s/></text:span><text:span text:style-name="T23_27">be</text:span><text:span text:style-name="T23_28"><text:s/></text:span><text:span text:style-name="T23_29">how</text:span><text:span text:style-name="T23_30"><text:s/></text:span><text:span text:style-name="T23_31">you</text:span><text:span text:style-name="T23_32"><text:s/></text:span><text:span text:style-name="T23_33">should</text:span><text:span text:style-name="T23_34"><text:s/></text:span><text:span text:style-name="T23_35">determine</text:span><text:span text:style-name="T23_36"><text:s/></text:span><text:span text:style-name="T23_37">which</text:span><text:span text:style-name="T23_38"><text:s/></text:span><text:span text:style-name="T23_39">kind</text:span><text:span text:style-name="T23_40"><text:s/></text:span><text:span text:style-name="T23_41">of</text:span><text:span text:style-name="T23_42"><text:s/></text:span><text:span text:style-name="T23_43">variable</text:span><text:span text:style-name="T23_44"><text:s/></text:span><text:span text:style-name="T23_45">to</text:span><text:span text:style-name="T23_46"><text:s/></text:span><text:span text:style-name="T23_47">use</text:span><text:span text:style-name="T23_48">.<text:s text:c="2"/></text:span><text:span text:style-name="T23_49">Refer</text:span><text:span text:style-name="T23_50"><text:s/></text:span><text:span text:style-name="T23_51">to</text:span><text:span text:style-name="T23_52"><text:s/></text:span><text:span text:style-name="T23_53">the</text:span><text:span text:style-name="T23_54"><text:s/></text:span><text:span text:style-name="T23_55">diagram</text:span><text:span text:style-name="T23_56"><text:s/></text:span><text:span text:style-name="T23_57">above</text:span><text:span text:style-name="T23_58"><text:s/></text:span><text:span text:style-name="T23_59">to</text:span><text:span text:style-name="T23_60"><text:s/></text:span><text:span text:style-name="T23_61">determine</text:span><text:span text:style-name="T23_62"><text:s/></text:span><text:span text:style-name="T23_63">what</text:span><text:span text:style-name="T23_64"><text:s/></text:span><text:span text:style-name="T23_65">kind</text:span><text:span text:style-name="T23_66"><text:s/></text:span><text:span text:style-name="T23_67">of</text:span><text:span text:style-name="T23_68"><text:s/></text:span><text:span text:style-name="T23_69">variable</text:span><text:span text:style-name="T23_70"><text:s/></text:span><text:span text:style-name="T23_71">to</text:span><text:span text:style-name="T23_72"><text:s/></text:span><text:span text:style-name="T23_73">use</text:span><text:span text:style-name="T23_74">.<text:s text:c="2"/></text:span><text:span text:style-name="T23_75">For</text:span><text:span text:style-name="T23_76"><text:s/></text:span><text:span text:style-name="T23_77">instance</text:span><text:span text:style-name="T23_78">,<text:s/></text:span><text:span text:style-name="T23_79">you</text:span><text:span text:style-name="T23_80"><text:s/></text:span><text:span text:style-name="T23_81">can</text:span><text:span text:style-name="T23_82">’</text:span><text:span text:style-name="T23_83">t</text:span><text:span text:style-name="T23_84"><text:s/></text:span><text:span text:style-name="T23_85">store</text:span><text:span text:style-name="T23_86"><text:s/>100,000<text:s/></text:span><text:span text:style-name="T23_87">in</text:span><text:span text:style-name="T23_88"><text:s/></text:span><text:span text:style-name="T23_89">a</text:span><text:span text:style-name="T23_90"><text:s/></text:span><text:span text:style-name="T23_91">char</text:span><text:span text:style-name="T23_92"><text:s/></text:span><text:span text:style-name="T23_93">because</text:span><text:span text:style-name="T23_94"><text:s/></text:span><text:span text:style-name="T23_95">as</text:span><text:span text:style-name="T23_96"><text:s/></text:span><text:span text:style-name="T23_97">stated</text:span><text:span text:style-name="T23_98"><text:s/></text:span><text:span text:style-name="T23_99">above</text:span><text:span text:style-name="T23_100">,<text:s/></text:span><text:span text:style-name="T23_101">a</text:span><text:span text:style-name="T23_102"><text:s/></text:span><text:span text:style-name="T23_103">char</text:span><text:span text:style-name="T23_104"><text:s/></text:span><text:span text:style-name="T23_105">stores</text:span><text:span text:style-name="T23_106"><text:s/></text:span><text:span text:style-name="T23_107">only</text:span><text:span text:style-name="T23_108"><text:s/></text:span><text:span text:style-name="T23_109">data</text:span><text:span text:style-name="T23_110"><text:s/></text:span><text:span text:style-name="T23_111">that</text:span><text:span text:style-name="T23_112"><text:s/></text:span><text:span text:style-name="T23_113">is</text:span><text:span text:style-name="T23_114"><text:s/></text:span><text:span text:style-name="T23_115">a</text:span><text:span text:style-name="T23_116"><text:s/></text:span><text:span text:style-name="T23_117">character</text:span><text:span text:style-name="T23_118">.<text:s text:c="2"/></text:span><text:span text:style-name="T23_119">To</text:span><text:span text:style-name="T23_120"><text:s/></text:span><text:span text:style-name="T23_121">store</text:span><text:span text:style-name="T23_122"><text:s/>100,000<text:s/></text:span><text:span text:style-name="T23_123">the</text:span><text:span text:style-name="T23_124"><text:s/></text:span><text:span text:style-name="T23_125">programmer</text:span><text:span text:style-name="T23_126"><text:s/></text:span><text:span text:style-name="T23_127">should</text:span><text:span text:style-name="T23_128"><text:s/></text:span><text:span text:style-name="T23_129">use</text:span><text:span text:style-name="T23_130"><text:s/></text:span><text:span text:style-name="T23_131">int</text:span><text:span text:style-name="T23_132">.<text:s/></text:span><text:span text:style-name="T23_133">If</text:span><text:span text:style-name="T23_134"><text:s/></text:span><text:span text:style-name="T23_135">you</text:span><text:span text:style-name="T23_136"><text:s/></text:span><text:span text:style-name="T23_137">think</text:span><text:span text:style-name="T23_138"><text:s/></text:span><text:span text:style-name="T23_139">you</text:span><text:span text:style-name="T23_140"><text:s/></text:span><text:span text:style-name="T23_141">are</text:span><text:span text:style-name="T23_142"><text:s/></text:span><text:span text:style-name="T23_143">dealing</text:span><text:span text:style-name="T23_144"><text:s/></text:span><text:span text:style-name="T23_145">with</text:span><text:span text:style-name="T23_146"><text:s/></text:span><text:span text:style-name="T23_147">a</text:span><text:span text:style-name="T23_148"><text:s/></text:span><text:span text:style-name="T23_149">decimal</text:span><text:span text:style-name="T23_150">,<text:s/></text:span><text:span text:style-name="T23_151">you</text:span><text:span text:style-name="T23_152"><text:s/></text:span><text:span text:style-name="T23_153">need</text:span><text:span text:style-name="T23_154"><text:s/></text:span><text:span text:style-name="T23_155">at</text:span><text:span text:style-name="T23_156"><text:s/></text:span><text:span text:style-name="T23_157">least</text:span><text:span text:style-name="T23_158"><text:s/></text:span><text:span text:style-name="T23_159">a</text:span><text:span text:style-name="T23_160"><text:s/></text:span><text:span text:style-name="T23_161">float</text:span><text:span text:style-name="T23_162">.<text:s/></text:span><text:span text:style-name="T23_163">You</text:span><text:span text:style-name="T23_164"><text:s/></text:span><text:span text:style-name="T23_165">generally</text:span><text:span text:style-name="T23_166"><text:s/></text:span><text:span text:style-name="T23_167">want</text:span><text:span text:style-name="T23_168"><text:s/></text:span><text:span text:style-name="T23_169">to</text:span><text:span text:style-name="T23_170"><text:s/></text:span><text:span text:style-name="T23_171">use</text:span><text:span text:style-name="T23_172"><text:s/></text:span><text:span text:style-name="T23_173">the</text:span><text:span text:style-name="T23_174"><text:s/></text:span><text:span text:style-name="T23_175">smallest</text:span><text:span text:style-name="T23_176"><text:s/></text:span><text:span text:style-name="T23_177">variable</text:span><text:span text:style-name="T23_178"><text:s/></text:span><text:span text:style-name="T23_179">type</text:span><text:span text:style-name="T23_180"><text:s/></text:span><text:span text:style-name="T23_181">that</text:span><text:span text:style-name="T23_182"><text:s/></text:span><text:span text:style-name="T23_183">will</text:span><text:span text:style-name="T23_184"><text:s/></text:span><text:span text:style-name="T23_185">get</text:span><text:span text:style-name="T23_186"><text:s/></text:span><text:span text:style-name="T23_187">your</text:span><text:span text:style-name="T23_188"><text:s/></text:span><text:span text:style-name="T23_189">job</text:span><text:span text:style-name="T23_190"><text:s/></text:span><text:span text:style-name="T23_191">done</text:span><text:span text:style-name="T23_192">.<text:s/></text:span><text:span text:style-name="T23_193">Simply</text:span><text:span text:style-name="T23_194"><text:s/></text:span><text:span text:style-name="T23_195">put</text:span><text:span text:style-name="T23_196">,<text:s/></text:span><text:span text:style-name="T23_197">if</text:span><text:span text:style-name="T23_198"><text:s/></text:span><text:span text:style-name="T23_199">it</text:span><text:span text:style-name="T23_200"><text:s/></text:span><text:span text:style-name="T23_201">is</text:span><text:span text:style-name="T23_202"><text:s/></text:span><text:span text:style-name="T23_203">a</text:span><text:span text:style-name="T23_204"><text:s/></text:span><text:span text:style-name="T23_205">basic</text:span><text:span text:style-name="T23_206"><text:s/></text:span><text:span text:style-name="T23_207">number</text:span><text:span text:style-name="T23_208">,<text:s/></text:span><text:span text:style-name="T23_209">int</text:span><text:span text:style-name="T23_210"><text:s/></text:span><text:span text:style-name="T23_211">works</text:span><text:span text:style-name="T23_212"><text:s/></text:span><text:span text:style-name="T23_213">fine</text:span><text:span text:style-name="T23_214">;<text:s/></text:span><text:span text:style-name="T23_215">if</text:span><text:span text:style-name="T23_216"><text:s/></text:span><text:span text:style-name="T23_217">its</text:span><text:span text:style-name="T23_218"><text:s/></text:span><text:span text:style-name="T23_219">a</text:span><text:span text:style-name="T23_220"><text:s/></text:span><text:span text:style-name="T23_221">true</text:span><text:span text:style-name="T23_222"><text:s/></text:span><text:span text:style-name="T23_223">or</text:span><text:span text:style-name="T23_224"><text:s/></text:span><text:span text:style-name="T23_225">false</text:span><text:span text:style-name="T23_226">,<text:s/></text:span><text:span text:style-name="T23_227">use</text:span><text:span text:style-name="T23_228"><text:s/></text:span><text:span text:style-name="T23_229">bool</text:span><text:span text:style-name="T23_230">;<text:s/></text:span><text:span text:style-name="T23_231">for</text:span><text:span text:style-name="T23_232"><text:s/></text:span><text:span text:style-name="T23_233">a</text:span><text:span text:style-name="T23_234"><text:s/></text:span><text:span text:style-name="T23_235">letter</text:span><text:span text:style-name="T23_236">,<text:s/></text:span><text:span text:style-name="T23_237">use</text:span><text:span text:style-name="T23_238"><text:s/></text:span><text:span text:style-name="T23_239">char</text:span><text:span text:style-name="T23_240">;<text:s/></text:span><text:span text:style-name="T23_241">for</text:span><text:span text:style-name="T23_242"><text:s/></text:span><text:span text:style-name="T23_243">a</text:span><text:span text:style-name="T23_244"><text:s/></text:span><text:span text:style-name="T23_245">decimal</text:span><text:span text:style-name="T23_246">,</text:span><text:span text:style-name="T23_247"><text:s/></text:span><text:span text:style-name="T23_248">use</text:span><text:span text:style-name="T23_249"><text:s/></text:span><text:span text:style-name="T23_250">float</text:span><text:span text:style-name="T23_251">;<text:s/></text:span><text:span text:style-name="T23_252">for</text:span><text:span text:style-name="T23_253"><text:s/></text:span><text:span text:style-name="T23_254">a</text:span><text:span text:style-name="T23_255"><text:s/></text:span><text:span text:style-name="T23_256">really</text:span><text:span text:style-name="T23_257"><text:s/></text:span><text:span text:style-name="T23_258">big</text:span><text:span text:style-name="T23_259"><text:s/></text:span><text:span text:style-name="T23_260">number</text:span><text:span text:style-name="T23_261"><text:s/></text:span><text:span text:style-name="T23_262">or</text:span><text:span text:style-name="T23_263"><text:s/></text:span><text:span text:style-name="T23_264">decimal</text:span><text:span text:style-name="T23_265">,<text:s/></text:span><text:span text:style-name="T23_266">use</text:span><text:span text:style-name="T23_267"><text:s/></text:span><text:span text:style-name="T23_268">double</text:span><text:span text:style-name="T23_269">.</text:span></text:p>
      <text:p text:style-name="P24"/>
      <text:p text:style-name="P25"><text:span text:style-name="T25_1">Identifiers</text:span></text:p>
      <text:p text:style-name="P26"/>
      <text:p text:style-name="P27"><text:span text:style-name="T27_1">So</text:span><text:span text:style-name="T27_2"><text:s/></text:span><text:span text:style-name="T27_3">we</text:span><text:span text:style-name="T27_4"><text:s/></text:span><text:span text:style-name="T27_5">have</text:span><text:span text:style-name="T27_6"><text:s/></text:span><text:span text:style-name="T27_7">an</text:span><text:span text:style-name="T27_8"><text:s/></text:span><text:span text:style-name="T27_9">idea</text:span><text:span text:style-name="T27_10"><text:s/></text:span><text:span text:style-name="T27_11">of</text:span><text:span text:style-name="T27_12"><text:s/></text:span><text:span text:style-name="T27_13">what</text:span><text:span text:style-name="T27_14"><text:s/></text:span><text:span text:style-name="T27_15">types</text:span><text:span text:style-name="T27_16"><text:s/></text:span><text:span text:style-name="T27_17">of</text:span><text:span text:style-name="T27_18"><text:s/></text:span><text:span text:style-name="T27_19">variables</text:span><text:span text:style-name="T27_20"><text:s/></text:span><text:span text:style-name="T27_21">we</text:span><text:span text:style-name="T27_22"><text:s/></text:span><text:span text:style-name="T27_23">will</text:span><text:span text:style-name="T27_24"><text:s/></text:span><text:span text:style-name="T27_25">use</text:span><text:span text:style-name="T27_26"><text:s/></text:span><text:span text:style-name="T27_27">in</text:span><text:span text:style-name="T27_28"><text:s/></text:span><text:span text:style-name="T27_29">the</text:span><text:span text:style-name="T27_30"><text:s/></text:span><text:span text:style-name="T27_31">program</text:span><text:span text:style-name="T27_32">.<text:s/></text:span><text:span text:style-name="T27_33">How</text:span><text:span text:style-name="T27_34"><text:s/></text:span><text:span text:style-name="T27_35">do</text:span><text:span text:style-name="T27_36"><text:s/></text:span><text:span text:style-name="T27_37">we</text:span><text:span text:style-name="T27_38"><text:s/></text:span><text:span text:style-name="T27_39">have</text:span><text:span text:style-name="T27_40"><text:s/></text:span><text:span text:style-name="T27_41">the</text:span><text:span text:style-name="T27_42"><text:s/></text:span><text:span text:style-name="T27_43">program</text:span><text:span text:style-name="T27_44"><text:s/></text:span><text:span text:style-name="T27_45">differentiate</text:span><text:span text:style-name="T27_46"><text:s/></text:span><text:span text:style-name="T27_47">between</text:span><text:span text:style-name="T27_48"><text:s/></text:span><text:span text:style-name="T27_49">multiple</text:span><text:span text:style-name="T27_50"><text:s/></text:span><text:span text:style-name="T27_51">ints</text:span><text:span text:style-name="T27_52">,<text:s/></text:span><text:span text:style-name="T27_53">chars</text:span><text:span text:style-name="T27_54">,<text:s/></text:span><text:span text:style-name="T27_55">or</text:span><text:span text:style-name="T27_56"><text:s/></text:span><text:span text:style-name="T27_57">doubles</text:span><text:span text:style-name="T27_58">?<text:s/></text:span><text:span text:style-name="T27_59">We</text:span><text:span text:style-name="T27_60"><text:s/></text:span><text:span text:style-name="T27_61">have</text:span><text:span text:style-name="T27_62"><text:s/></text:span><text:span text:style-name="T27_63">to</text:span><text:span text:style-name="T27_64"><text:s/></text:span><text:span text:style-name="T27_65">name</text:span><text:span text:style-name="T27_66"><text:s/></text:span><text:span text:style-name="T27_67">them</text:span><text:span text:style-name="T27_68">.<text:s/></text:span><text:span text:style-name="T27_69">The</text:span><text:span text:style-name="T27_70"><text:s/></text:span><text:span text:style-name="T27_71">name</text:span><text:span text:style-name="T27_72"><text:s/></text:span><text:span text:style-name="T27_73">we</text:span><text:span text:style-name="T27_74"><text:s/></text:span><text:span text:style-name="T27_75">use</text:span><text:span text:style-name="T27_76"><text:s/></text:span><text:span text:style-name="T27_77">will</text:span><text:span text:style-name="T27_78"><text:s/></text:span><text:span text:style-name="T27_79">give</text:span><text:span text:style-name="T27_80"><text:s/></text:span><text:span text:style-name="T27_81">the</text:span><text:span text:style-name="T27_82"><text:s/></text:span><text:span text:style-name="T27_83">variable</text:span><text:span text:style-name="T27_84"><text:s/></text:span><text:span text:style-name="T27_85">an</text:span><text:span text:style-name="T27_86"><text:s/></text:span><text:span text:style-name="T27_87">identity</text:span><text:span text:style-name="T27_88">,<text:s/></text:span><text:span text:style-name="T27_89">so</text:span><text:span text:style-name="T27_90"><text:s/></text:span><text:span text:style-name="T27_91">it</text:span><text:span text:style-name="T27_92">’</text:span><text:span text:style-name="T27_93">s</text:span><text:span text:style-name="T27_94"><text:s/></text:span><text:span text:style-name="T27_95">known</text:span><text:span text:style-name="T27_96"><text:s/></text:span><text:span text:style-name="T27_97">as</text:span><text:span text:style-name="T27_98"><text:s/></text:span><text:span text:style-name="T27_99">an</text:span><text:span text:style-name="T27_100"><text:s/></text:span><text:span text:style-name="T27_101">identifier</text:span><text:span text:style-name="T27_102">.<text:s/></text:span><text:span text:style-name="T27_103">An</text:span><text:span text:style-name="T27_104"><text:s/></text:span><text:span text:style-name="T27_105">identifier</text:span><text:span text:style-name="T27_106"><text:s/></text:span><text:span text:style-name="T27_107">can</text:span><text:span text:style-name="T27_108"><text:s/></text:span><text:span text:style-name="T27_109">be</text:span><text:span text:style-name="T27_110"><text:s/></text:span><text:span text:style-name="T27_111">almost</text:span><text:span text:style-name="T27_112"><text:s/></text:span><text:span text:style-name="T27_113">anything</text:span><text:span text:style-name="T27_114"><text:s/></text:span><text:span text:style-name="T27_115">you</text:span><text:span text:style-name="T27_116">’</text:span><text:span text:style-name="T27_117">d</text:span><text:span text:style-name="T27_118"><text:s/></text:span><text:span text:style-name="T27_119">like</text:span><text:span text:style-name="T27_120"><text:s/>(</text:span><text:span text:style-name="T27_121">there</text:span><text:span text:style-name="T27_122"><text:s/></text:span><text:span text:style-name="T27_123">are</text:span><text:span text:style-name="T27_124"><text:s/></text:span><text:span text:style-name="T27_125">very</text:span><text:span text:style-name="T27_126"><text:s/></text:span><text:span text:style-name="T27_127">few</text:span><text:span text:style-name="T27_128"><text:s/></text:span><text:span text:style-name="T27_129">exceptions</text:span><text:span text:style-name="T27_130">,<text:s/></text:span><text:span text:style-name="T27_131">which</text:span><text:span text:style-name="T27_132"><text:s/></text:span><text:span text:style-name="T27_133">are</text:span><text:span text:style-name="T27_134"><text:s/></text:span><text:span text:style-name="T27_135">keywords</text:span><text:span text:style-name="T27_136"><text:s/></text:span><text:span text:style-name="T27_137">such</text:span><text:span text:style-name="T27_138"><text:s/></text:span><text:span text:style-name="T27_139">as</text:span><text:span text:style-name="T27_140"><text:s/></text:span><text:span text:style-name="T27_141">bool</text:span><text:span text:style-name="T27_142">,<text:s/></text:span><text:span text:style-name="T27_143">float</text:span><text:span text:style-name="T27_144">,<text:s/></text:span><text:span text:style-name="T27_145">and</text:span><text:span text:style-name="T27_146"><text:s/></text:span><text:span text:style-name="T27_147">the</text:span><text:span text:style-name="T27_148"><text:s/></text:span><text:span text:style-name="T27_149">other</text:span><text:span text:style-name="T27_150"><text:s/></text:span><text:span text:style-name="T27_151">implemented</text:span><text:span text:style-name="T27_152"><text:s/></text:span><text:span text:style-name="T27_153">keywords</text:span><text:span text:style-name="T27_154">).<text:s/></text:span><text:span text:style-name="T27_155">Remember</text:span><text:span text:style-name="T27_156"><text:s/></text:span><text:span text:style-name="T27_157">that</text:span><text:span text:style-name="T27_158"><text:s/></text:span><text:span text:style-name="T27_159">the</text:span><text:span text:style-name="T27_160"><text:s/></text:span><text:span text:style-name="T27_161">variable</text:span><text:span text:style-name="T27_162"><text:s/></text:span><text:span text:style-name="T27_163">name</text:span><text:span text:style-name="T27_164"><text:s/></text:span><text:span text:style-name="T27_165">can</text:span><text:span text:style-name="T27_166"><text:s/></text:span><text:span text:style-name="T27_167">only</text:span><text:span text:style-name="T27_168"><text:s/></text:span><text:span text:style-name="T27_169">be</text:span><text:span text:style-name="T27_170"><text:s/></text:span><text:span text:style-name="T27_171">one</text:span><text:span text:style-name="T27_172"><text:s/></text:span><text:span text:style-name="T27_173">word</text:span><text:span text:style-name="T27_174"><text:s/></text:span><text:span text:style-name="T27_175">long</text:span><text:span text:style-name="T27_176">.<text:s text:c="2"/></text:span><text:span text:style-name="T27_177">You</text:span><text:span text:style-name="T27_178"><text:s/></text:span><text:span text:style-name="T27_179">may</text:span><text:span text:style-name="T27_180"><text:s/></text:span><text:span text:style-name="T27_181">use</text:span><text:span text:style-name="T27_182"><text:s/></text:span><text:span text:style-name="T27_183">a</text:span><text:span text:style-name="T27_184"><text:s/></text:span><text:span text:style-name="T27_185">an</text:span><text:span text:style-name="T27_186"><text:s/></text:span><text:span text:style-name="T27_187">underscore</text:span><text:span text:style-name="T27_188"><text:s/></text:span><text:span text:style-name="T27_189">to</text:span><text:span text:style-name="T27_190"><text:s/></text:span><text:span text:style-name="T27_191">replace</text:span><text:span text:style-name="T27_192"><text:s/></text:span><text:span text:style-name="T27_193">a</text:span><text:span text:style-name="T27_194"><text:s/></text:span><text:span text:style-name="T27_195">space</text:span><text:span text:style-name="T27_196"><text:s/></text:span><text:span text:style-name="T27_197">if</text:span><text:span text:style-name="T27_198"><text:s/></text:span><text:span text:style-name="T27_199">you</text:span><text:span text:style-name="T27_200"><text:s/></text:span><text:span text:style-name="T27_201">so</text:span><text:span text:style-name="T27_202"><text:s/></text:span><text:span text:style-name="T27_203">desire</text:span><text:span text:style-name="T27_204">,<text:s/></text:span><text:span text:style-name="T27_205">and</text:span><text:span text:style-name="T27_206"><text:s/></text:span><text:span text:style-name="T27_207">C</text:span><text:span text:style-name="T27_208">++<text:s/></text:span><text:span text:style-name="T27_209">is</text:span><text:span text:style-name="T27_210"><text:s/></text:span><text:span text:style-name="T27_211">case</text:span><text:span text:style-name="T27_212"><text:s/></text:span><text:span text:style-name="T27_213">sensitive</text:span><text:span text:style-name="T27_214">.<text:s/></text:span><text:span text:style-name="T27_215">For</text:span><text:span text:style-name="T27_216"><text:s/></text:span><text:span text:style-name="T27_217">example</text:span><text:span text:style-name="T27_218">,<text:s/></text:span><text:span text:style-name="T27_219">testresults</text:span><text:span text:style-name="T27_220">,<text:s/></text:span><text:span text:style-name="T27_221">TestResults</text:span><text:span text:style-name="T27_222">,<text:s/></text:span><text:span text:style-name="T27_223">and</text:span><text:span text:style-name="T27_224"><text:s/></text:span><text:span text:style-name="T27_225">Test</text:span><text:span text:style-name="T27_226">_</text:span><text:span text:style-name="T27_227">Results</text:span><text:span text:style-name="T27_228"><text:s/></text:span><text:span text:style-name="T27_229">are</text:span><text:span text:style-name="T27_230"><text:s/></text:span><text:span text:style-name="T27_231">all</text:span><text:span text:style-name="T27_232"><text:s/></text:span><text:span text:style-name="T27_233">different</text:span><text:span text:style-name="T27_234"><text:s/></text:span><text:span text:style-name="T27_235">identifiers</text:span><text:span text:style-name="T27_236">.</text:span></text:p>
      <text:p text:style-name="P28"/>
      <text:p text:style-name="P29"><text:span text:style-name="T29_1">Declaring</text:span><text:span text:style-name="T29_2"><text:s/></text:span><text:span text:style-name="T29_3">a</text:span><text:span text:style-name="T29_4"><text:s/></text:span><text:span text:style-name="T29_5">Variable</text:span></text:p>
      <text:p text:style-name="P30"/>
      <text:p text:style-name="P31"><text:span text:style-name="T31_1">How</text:span><text:span text:style-name="T31_2"><text:s/></text:span><text:span text:style-name="T31_3">you</text:span><text:span text:style-name="T31_4"><text:s/></text:span><text:span text:style-name="T31_5">make</text:span><text:span text:style-name="T31_6"><text:s/></text:span><text:span text:style-name="T31_7">a</text:span><text:span text:style-name="T31_8"><text:s/></text:span><text:span text:style-name="T31_9">variable</text:span><text:span text:style-name="T31_10"><text:s/></text:span><text:span text:style-name="T31_11">in</text:span><text:span text:style-name="T31_12"><text:s/></text:span><text:span text:style-name="T31_13">C</text:span><text:span text:style-name="T31_14">++<text:s/></text:span><text:span text:style-name="T31_15">is</text:span><text:span text:style-name="T31_16"><text:s/></text:span><text:span text:style-name="T31_17">called</text:span><text:span text:style-name="T31_18"><text:s/></text:span><text:span text:style-name="T31_19">a</text:span><text:span text:style-name="T31_20"><text:s/></text:span><text:span text:style-name="T31_21">declaration</text:span><text:span text:style-name="T31_22">.<text:s/></text:span><text:span text:style-name="T31_23">A</text:span><text:span text:style-name="T31_24"><text:s/></text:span><text:span text:style-name="T31_25">declaration</text:span><text:span text:style-name="T31_26"><text:s/></text:span><text:span text:style-name="T31_27">is</text:span><text:span text:style-name="T31_28"><text:s/></text:span><text:span text:style-name="T31_29">the</text:span><text:span text:style-name="T31_30"><text:s/></text:span><text:span text:style-name="T31_31">program</text:span><text:span text:style-name="T31_32"><text:s/></text:span><text:span text:style-name="T31_33">telling</text:span><text:span text:style-name="T31_34"><text:s/></text:span><text:span text:style-name="T31_35">the</text:span><text:span text:style-name="T31_36"><text:s/></text:span><text:span text:style-name="T31_37">computer</text:span><text:span text:style-name="T31_38"><text:s/>“</text:span><text:span text:style-name="T31_39">save</text:span><text:span text:style-name="T31_40"><text:s/></text:span><text:span text:style-name="T31_41">this</text:span><text:span text:style-name="T31_42"><text:s/></text:span><text:span text:style-name="T31_43">in</text:span><text:span text:style-name="T31_44"><text:s/></text:span><text:span text:style-name="T31_45">memory</text:span><text:span text:style-name="T31_46"><text:s/></text:span><text:span text:style-name="T31_47">for</text:span><text:span text:style-name="T31_48"><text:s/></text:span><text:span text:style-name="T31_49">me</text:span><text:span text:style-name="T31_50">.”<text:s/></text:span><text:span text:style-name="T31_51">In</text:span><text:span text:style-name="T31_52"><text:s/></text:span><text:span text:style-name="T31_53">the</text:span><text:span text:style-name="T31_54"><text:s/></text:span><text:span text:style-name="T31_55">background</text:span><text:span text:style-name="T31_56">,<text:s/></text:span><text:span text:style-name="T31_57">the</text:span><text:span text:style-name="T31_58"><text:s/></text:span><text:span text:style-name="T31_59">compiler</text:span><text:span text:style-name="T31_60"><text:s/></text:span><text:span text:style-name="T31_61">gives</text:span><text:span text:style-name="T31_62"><text:s/></text:span><text:span text:style-name="T31_63">the</text:span><text:span text:style-name="T31_64"><text:s/></text:span><text:span text:style-name="T31_65">variable</text:span><text:span text:style-name="T31_66"><text:s/></text:span><text:span text:style-name="T31_67">an</text:span><text:span text:style-name="T31_68"><text:s/></text:span><text:span text:style-name="T31_69">address</text:span><text:span text:style-name="T31_70">,<text:s/></text:span><text:span text:style-name="T31_71">which</text:span><text:span text:style-name="T31_72"><text:s/></text:span><text:span text:style-name="T31_73">is</text:span><text:span text:style-name="T31_74"><text:s/></text:span><text:span text:style-name="T31_75">like</text:span><text:span text:style-name="T31_76"><text:s/></text:span><text:span text:style-name="T31_77">a</text:span><text:span text:style-name="T31_78"><text:s/></text:span><text:span text:style-name="T31_79">map</text:span><text:span text:style-name="T31_80"><text:s/></text:span><text:span text:style-name="T31_81">saying</text:span><text:span text:style-name="T31_82"><text:s/>“</text:span><text:span text:style-name="T31_83">This</text:span><text:span text:style-name="T31_84"><text:s/></text:span><text:span text:style-name="T31_85">is</text:span><text:span text:style-name="T31_86"><text:s/></text:span><text:span text:style-name="T31_87">where</text:span><text:span text:style-name="T31_88"><text:s/></text:span><text:span text:style-name="T31_89">your</text:span><text:span text:style-name="T31_90"><text:s/></text:span><text:span text:style-name="T31_91">memory</text:span><text:span text:style-name="T31_92"><text:s/></text:span><text:span text:style-name="T31_93">is</text:span><text:span text:style-name="T31_94">.”</text:span></text:p>
      <text:p text:style-name="P32"/>
      <text:p text:style-name="P33"><text:span text:style-name="T33_1">A</text:span><text:span text:style-name="T33_2"><text:s/></text:span><text:span text:style-name="T33_3">declaration</text:span><text:span text:style-name="T33_4"><text:s/></text:span><text:span text:style-name="T33_5">for</text:span><text:span text:style-name="T33_6"><text:s/></text:span><text:span text:style-name="T33_7">an</text:span><text:span text:style-name="T33_8"><text:s/></text:span><text:span text:style-name="T33_9">int</text:span><text:span text:style-name="T33_10"><text:s/></text:span><text:span text:style-name="T33_11">variable</text:span><text:span text:style-name="T33_12"><text:s/></text:span><text:span text:style-name="T33_13">looks</text:span><text:span text:style-name="T33_14"><text:s/></text:span><text:span text:style-name="T33_15">like</text:span><text:span text:style-name="T33_16"><text:s/></text:span><text:span text:style-name="T33_17">this</text:span><text:span text:style-name="T33_18">:</text:span></text:p>
      <text:p text:style-name="P34"/>
      <text:p text:style-name="P35"/>
      <table:table table:style-name="Table2">
        <table:table-column table:style-name="Column3"/>
        <table:table-row table:style-name="Row6">
          <table:table-cell table:style-name="Cell11">
            <text:p text:style-name="P36"><text:span text:style-name="T36_1">int</text:span><text:span text:style-name="T36_2"><text:s/></text:span><text:span text:style-name="T36_3">name</text:span><text:span text:style-name="T36_4">;</text:span></text:p>
          </table:table-cell>
        </table:table-row>
      </table:table>
      <text:p text:style-name="P37"/>
      <text:p text:style-name="P38"><text:span text:style-name="T38_1">A</text:span><text:span text:style-name="T38_2"><text:s/></text:span><text:span text:style-name="T38_3">specific</text:span><text:span text:style-name="T38_4"><text:s/></text:span><text:span text:style-name="T38_5">syntax</text:span><text:span text:style-name="T38_6">,<text:s/></text:span><text:span text:style-name="T38_7">or</text:span><text:span text:style-name="T38_8"><text:s/></text:span><text:span text:style-name="T38_9">set</text:span><text:span text:style-name="T38_10"><text:s/></text:span><text:span text:style-name="T38_11">of</text:span><text:span text:style-name="T38_12"><text:s/></text:span><text:span text:style-name="T38_13">grammatical</text:span><text:span text:style-name="T38_14"><text:s/></text:span><text:span text:style-name="T38_15">rules</text:span><text:span text:style-name="T38_16"><text:s/></text:span><text:span text:style-name="T38_17">for</text:span><text:span text:style-name="T38_18"><text:s/></text:span><text:span text:style-name="T38_19">that</text:span><text:span text:style-name="T38_20"><text:s/></text:span><text:span text:style-name="T38_21">language</text:span><text:span text:style-name="T38_22"><text:s/></text:span><text:span text:style-name="T38_23">is</text:span><text:span text:style-name="T38_24"><text:s/></text:span><text:span text:style-name="T38_25">important</text:span><text:span text:style-name="T38_26"><text:s/></text:span><text:span text:style-name="T38_27">to</text:span><text:span text:style-name="T38_28"><text:s/></text:span><text:span text:style-name="T38_29">recognize</text:span><text:span text:style-name="T38_30"><text:s/></text:span><text:span text:style-name="T38_31">when</text:span><text:span text:style-name="T38_32"><text:s/></text:span><text:span text:style-name="T38_33">declaring</text:span><text:span text:style-name="T38_34"><text:s/></text:span><text:span text:style-name="T38_35">the</text:span><text:span text:style-name="T38_36"><text:s/></text:span><text:span text:style-name="T38_37">variables</text:span><text:span text:style-name="T38_38">.<text:s text:c="2"/></text:span><text:span text:style-name="T38_39">Notice</text:span><text:span text:style-name="T38_40"><text:s/></text:span><text:span text:style-name="T38_41">that</text:span><text:span text:style-name="T38_42"><text:s/></text:span><text:span text:style-name="T38_43">the</text:span><text:span text:style-name="T38_44"><text:s/></text:span><text:span text:style-name="T38_45">first</text:span><text:span text:style-name="T38_46"><text:s/></text:span><text:span text:style-name="T38_47">thing</text:span><text:span text:style-name="T38_48"><text:s/></text:span><text:span text:style-name="T38_49">written</text:span><text:span text:style-name="T38_50"><text:s/></text:span><text:span text:style-name="T38_51">is</text:span><text:span text:style-name="T38_52"><text:s/></text:span><text:span text:style-name="T38_53">the</text:span><text:span text:style-name="T38_54"><text:s/></text:span><text:span text:style-name="T38_55">datatype</text:span><text:span text:style-name="T38_56">,<text:s/></text:span><text:span text:style-name="T38_57">or</text:span><text:span text:style-name="T38_58"><text:s/></text:span><text:span text:style-name="T38_59">the</text:span><text:span text:style-name="T38_60"><text:s/></text:span><text:span text:style-name="T38_61">type</text:span><text:span text:style-name="T38_62"><text:s/></text:span><text:span text:style-name="T38_63">of</text:span><text:span text:style-name="T38_64"><text:s/></text:span><text:span text:style-name="T38_65">variable</text:span><text:span text:style-name="T38_66">.<text:s text:c="2"/></text:span><text:span text:style-name="T38_67">The</text:span><text:span text:style-name="T38_68"><text:s/></text:span><text:span text:style-name="T38_69">second</text:span><text:span text:style-name="T38_70"><text:s/></text:span><text:span text:style-name="T38_71">thing</text:span><text:span text:style-name="T38_72"><text:s/></text:span><text:span text:style-name="T38_73">written</text:span><text:span text:style-name="T38_74"><text:s/></text:span><text:span text:style-name="T38_75">is</text:span><text:span text:style-name="T38_76"><text:s/></text:span><text:span text:style-name="T38_77">the</text:span><text:span text:style-name="T38_78"><text:s/></text:span><text:span text:style-name="T38_79">identifier</text:span><text:span text:style-name="T38_80">,<text:s/></text:span><text:span text:style-name="T38_81">or</text:span><text:span text:style-name="T38_82"><text:s/></text:span><text:span text:style-name="T38_83">variable</text:span><text:span text:style-name="T38_84"><text:s/></text:span><text:span text:style-name="T38_85">name</text:span><text:span text:style-name="T38_86">.<text:s/></text:span><text:span text:style-name="T38_87">The</text:span><text:span text:style-name="T38_88"><text:s/></text:span><text:span text:style-name="T38_89">last</text:span><text:span text:style-name="T38_90"><text:s/></text:span><text:span text:style-name="T38_91">thing</text:span><text:span text:style-name="T38_92"><text:s/></text:span><text:span text:style-name="T38_93">is</text:span><text:span text:style-name="T38_94"><text:s/></text:span><text:span text:style-name="T38_95">the</text:span><text:span text:style-name="T38_96"><text:s/></text:span><text:span text:style-name="T38_97">semicolon</text:span><text:span text:style-name="T38_98"><text:s/></text:span><text:span text:style-name="T38_99">;</text:span><text:span text:style-name="T38_100"><text:s/></text:span><text:span text:style-name="T38_101">which</text:span><text:span text:style-name="T38_102"><text:s/></text:span><text:span text:style-name="T38_103">signifies</text:span><text:span text:style-name="T38_104"><text:s/></text:span><text:span text:style-name="T38_105">the</text:span><text:span text:style-name="T38_106"><text:s/></text:span><text:span text:style-name="T38_107">end</text:span><text:span text:style-name="T38_108"><text:s/></text:span><text:span text:style-name="T38_109">of</text:span><text:span text:style-name="T38_110"><text:s/></text:span><text:span text:style-name="T38_111">a</text:span><text:span text:style-name="T38_112"><text:s/></text:span><text:span text:style-name="T38_113">line</text:span><text:span text:style-name="T38_114">.<text:s/></text:span><text:span text:style-name="T38_115">You</text:span><text:span text:style-name="T38_116"><text:s/></text:span><text:span text:style-name="T38_117">can</text:span><text:span text:style-name="T38_118"><text:s/></text:span><text:span text:style-name="T38_119">think</text:span><text:span text:style-name="T38_120"><text:s/></text:span><text:span text:style-name="T38_121">of</text:span><text:span text:style-name="T38_122"><text:s/></text:span><text:span text:style-name="T38_123">the</text:span><text:span text:style-name="T38_124"><text:s/></text:span><text:span text:style-name="T38_125">semicolon</text:span><text:span text:style-name="T38_126"><text:s/></text:span><text:span text:style-name="T38_127">as</text:span><text:span text:style-name="T38_128"><text:s/></text:span><text:span text:style-name="T38_129">the</text:span><text:span text:style-name="T38_130"><text:s/></text:span><text:span text:style-name="T38_131">period</text:span><text:span text:style-name="T38_132"><text:s/></text:span><text:span text:style-name="T38_133">of</text:span><text:span text:style-name="T38_134"><text:s/></text:span><text:span text:style-name="T38_135">C</text:span><text:span text:style-name="T38_136">++;<text:s/></text:span><text:span text:style-name="T38_137">the</text:span><text:span text:style-name="T38_138"><text:s/></text:span><text:span text:style-name="T38_139">end</text:span><text:span text:style-name="T38_140"><text:s/></text:span><text:span text:style-name="T38_141">of</text:span><text:span text:style-name="T38_142"><text:s/></text:span><text:span text:style-name="T38_143">a</text:span><text:span text:style-name="T38_144"><text:s/></text:span><text:span text:style-name="T38_145">complete</text:span><text:span text:style-name="T38_146"><text:s/></text:span><text:span text:style-name="T38_147">thought</text:span><text:span text:style-name="T38_148">.<text:s text:c="2"/></text:span><text:span text:style-name="T38_149">Note</text:span><text:span text:style-name="T38_150"><text:s/></text:span><text:span text:style-name="T38_151">that</text:span><text:span text:style-name="T38_152"><text:s/></text:span><text:span text:style-name="T38_153">you</text:span><text:span text:style-name="T38_154"><text:s/></text:span><text:span text:style-name="T38_155">may</text:span><text:span text:style-name="T38_156"><text:s/></text:span><text:span text:style-name="T38_157">declare</text:span><text:span text:style-name="T38_158"><text:s/></text:span><text:span text:style-name="T38_159">several</text:span><text:span text:style-name="T38_160"><text:s/></text:span><text:span text:style-name="T38_161">variables</text:span><text:span text:style-name="T38_162"><text:s/></text:span><text:span text:style-name="T38_163">of</text:span><text:span text:style-name="T38_164"><text:s/></text:span><text:span text:style-name="T38_165">the</text:span><text:span text:style-name="T38_166"><text:s/></text:span><text:span text:style-name="T38_167">same</text:span><text:span text:style-name="T38_168"><text:s/></text:span><text:span text:style-name="T38_169">data</text:span><text:span text:style-name="T38_170"><text:s/></text:span><text:span text:style-name="T38_171">type</text:span><text:span text:style-name="T38_172"><text:s/></text:span><text:span text:style-name="T38_173">together</text:span><text:span text:style-name="T38_174">.<text:s text:c="2"/></text:span><text:span text:style-name="T38_175">Consider</text:span><text:span text:style-name="T38_176"><text:s/></text:span><text:span text:style-name="T38_177">this</text:span><text:span text:style-name="T38_178"><text:s/></text:span><text:span text:style-name="T38_179">example</text:span><text:span text:style-name="T38_180">:</text:span></text:p>
      <text:p text:style-name="P39"/>
      <table:table table:style-name="Table3">
        <table:table-column table:style-name="Column4"/>
        <table:table-row table:style-name="Row7">
          <table:table-cell table:style-name="Cell12">
            <text:p text:style-name="P40"><text:span text:style-name="T40_1"><text:s/></text:span><text:span text:style-name="T40_2">int</text:span><text:span text:style-name="T40_3"><text:s/></text:span><text:span text:style-name="T40_4">x</text:span><text:span text:style-name="T40_5">,<text:s/></text:span><text:span text:style-name="T40_6">y</text:span><text:span text:style-name="T40_7">,<text:s/></text:span><text:span text:style-name="T40_8">z</text:span><text:span text:style-name="T40_9">;</text:span></text:p>
            <text:p text:style-name="P41"><text:span text:style-name="T41_1">double</text:span><text:span text:style-name="T41_2"><text:s/></text:span><text:span text:style-name="T41_3">a</text:span><text:span text:style-name="T41_4">;</text:span></text:p>
          </table:table-cell>
        </table:table-row>
      </table:table>
      <text:p text:style-name="P42"/>
      <text:p text:style-name="P43"><text:span text:style-name="T43_1">The</text:span><text:span text:style-name="T43_2"><text:s/></text:span><text:span text:style-name="T43_3">above</text:span><text:span text:style-name="T43_4"><text:s/></text:span><text:span text:style-name="T43_5">example</text:span><text:span text:style-name="T43_6"><text:s/></text:span><text:span text:style-name="T43_7">creates</text:span><text:span text:style-name="T43_8"><text:s/></text:span><text:span text:style-name="T43_9">three</text:span><text:span text:style-name="T43_10"><text:s/></text:span><text:span text:style-name="T43_11">variables</text:span><text:span text:style-name="T43_12"><text:s/></text:span><text:span text:style-name="T43_13">of</text:span><text:span text:style-name="T43_14"><text:s/></text:span><text:span text:style-name="T43_15">type</text:span><text:span text:style-name="T43_16"><text:s/></text:span><text:span text:style-name="T43_17">integer</text:span><text:span text:style-name="T43_18"><text:s/>(</text:span><text:span text:style-name="T43_19">x</text:span><text:span text:style-name="T43_20">,<text:s/></text:span><text:span text:style-name="T43_21">y</text:span><text:span text:style-name="T43_22">,<text:s/></text:span><text:span text:style-name="T43_23">z</text:span><text:span text:style-name="T43_24">)<text:s/></text:span><text:span text:style-name="T43_25">and</text:span><text:span text:style-name="T43_26"><text:s/></text:span><text:span text:style-name="T43_27">one</text:span><text:span text:style-name="T43_28"><text:s/></text:span><text:span text:style-name="T43_29">variable</text:span><text:span text:style-name="T43_30"><text:s/></text:span><text:span text:style-name="T43_31">of</text:span><text:span text:style-name="T43_32"><text:s/></text:span><text:span text:style-name="T43_33">type</text:span><text:span text:style-name="T43_34"><text:s/></text:span><text:span text:style-name="T43_35">double</text:span><text:span text:style-name="T43_36"><text:s/>(</text:span><text:span text:style-name="T43_37">a</text:span><text:span text:style-name="T43_38">).<text:s text:c="2"/></text:span></text:p>
      <text:p text:style-name="P44"/>
      <text:p text:style-name="P45"/>
      <text:p text:style-name="P46"><text:span text:style-name="T46_1">Initializing</text:span><text:span text:style-name="T46_2"><text:s/></text:span><text:span text:style-name="T46_3">Variables</text:span></text:p>
      <text:p text:style-name="P47"><text:span text:style-name="T47_1">Values</text:span><text:span text:style-name="T47_2"><text:s/></text:span><text:span text:style-name="T47_3">can</text:span><text:span text:style-name="T47_4"><text:s/></text:span><text:span text:style-name="T47_5">be</text:span><text:span text:style-name="T47_6"><text:s/></text:span><text:span text:style-name="T47_7">directly</text:span><text:span text:style-name="T47_8"><text:s/></text:span><text:span text:style-name="T47_9">assigned</text:span><text:span text:style-name="T47_10"><text:s/></text:span><text:span text:style-name="T47_11">to</text:span><text:span text:style-name="T47_12"><text:s/></text:span><text:span text:style-name="T47_13">a</text:span><text:span text:style-name="T47_14"><text:s/></text:span><text:span text:style-name="T47_15">variable</text:span><text:span text:style-name="T47_16"><text:s/></text:span><text:span text:style-name="T47_17">upon</text:span><text:span text:style-name="T47_18"><text:s/></text:span><text:span text:style-name="T47_19">creation</text:span><text:span text:style-name="T47_20">.<text:s text:c="2"/></text:span><text:span text:style-name="T47_21">This</text:span><text:span text:style-name="T47_22"><text:s/></text:span><text:span text:style-name="T47_23">is</text:span><text:span text:style-name="T47_24"><text:s/></text:span><text:span text:style-name="T47_25">known</text:span><text:span text:style-name="T47_26"><text:s/></text:span><text:span text:style-name="T47_27">as</text:span><text:span text:style-name="T47_28"><text:s/></text:span><text:span text:style-name="T47_29">initializing</text:span><text:span text:style-name="T47_30"><text:s/></text:span><text:span text:style-name="T47_31">a</text:span><text:span text:style-name="T47_32"><text:s/></text:span><text:span text:style-name="T47_33">variable</text:span><text:span text:style-name="T47_34">.<text:s text:c="2"/></text:span><text:span text:style-name="T47_35">Depending</text:span><text:span text:style-name="T47_36"><text:s/></text:span><text:span text:style-name="T47_37">upon</text:span><text:span text:style-name="T47_38"><text:s/></text:span><text:span text:style-name="T47_39">the</text:span><text:span text:style-name="T47_40"><text:s/></text:span><text:span text:style-name="T47_41">datatype</text:span><text:span text:style-name="T47_42"><text:s/></text:span><text:span text:style-name="T47_43">of</text:span><text:span text:style-name="T47_44"><text:s/></text:span><text:span text:style-name="T47_45">a</text:span><text:span text:style-name="T47_46"><text:s/></text:span><text:span text:style-name="T47_47">variable</text:span><text:span text:style-name="T47_48">,<text:s/></text:span><text:span text:style-name="T47_49">values</text:span><text:span text:style-name="T47_50"><text:s/></text:span><text:span text:style-name="T47_51">can</text:span><text:span text:style-name="T47_52"><text:s/></text:span><text:span text:style-name="T47_53">be</text:span><text:span text:style-name="T47_54"><text:s/></text:span><text:span text:style-name="T47_55">assigned</text:span><text:span text:style-name="T47_56"><text:s/></text:span><text:span text:style-name="T47_57">at</text:span><text:span text:style-name="T47_58"><text:s/></text:span><text:span text:style-name="T47_59">any</text:span><text:span text:style-name="T47_60"><text:s/></text:span><text:span text:style-name="T47_61">point</text:span><text:span text:style-name="T47_62"><text:s/></text:span><text:span text:style-name="T47_63">in</text:span><text:span text:style-name="T47_64"><text:s/></text:span><text:span text:style-name="T47_65">the</text:span><text:span text:style-name="T47_66"><text:s/></text:span><text:span text:style-name="T47_67">program</text:span><text:span text:style-name="T47_68"><text:s/></text:span><text:span text:style-name="T47_69">or</text:span><text:span text:style-name="T47_70"><text:s/></text:span><text:span text:style-name="T47_71">right</text:span><text:span text:style-name="T47_72"><text:s/></text:span><text:span text:style-name="T47_73">when</text:span><text:span text:style-name="T47_74"><text:s/></text:span><text:span text:style-name="T47_75">a</text:span><text:span text:style-name="T47_76"><text:s/></text:span><text:span text:style-name="T47_77">variable</text:span><text:span text:style-name="T47_78"><text:s/></text:span><text:span text:style-name="T47_79">is</text:span><text:span text:style-name="T47_80"><text:s/></text:span><text:span text:style-name="T47_81">declared</text:span><text:span text:style-name="T47_82">.<text:s text:c="2"/></text:span><text:span text:style-name="T47_83">To</text:span><text:span text:style-name="T47_84"><text:s/></text:span><text:span text:style-name="T47_85">do</text:span><text:span text:style-name="T47_86"><text:s/></text:span><text:span text:style-name="T47_87">this</text:span><text:span text:style-name="T47_88">,<text:s/></text:span><text:span text:style-name="T47_89">the</text:span><text:span text:style-name="T47_90"><text:s/></text:span><text:span text:style-name="T47_91">variable</text:span><text:span text:style-name="T47_92"><text:s/></text:span><text:span text:style-name="T47_93">is</text:span><text:span text:style-name="T47_94"><text:s/></text:span><text:span text:style-name="T47_95">named</text:span><text:span text:style-name="T47_96"><text:s/></text:span><text:span text:style-name="T47_97">followed</text:span><text:span text:style-name="T47_98"><text:s/></text:span><text:span text:style-name="T47_99">by</text:span><text:span text:style-name="T47_100"><text:s/></text:span><text:span text:style-name="T47_101">an</text:span><text:span text:style-name="T47_102"><text:s/></text:span><text:span text:style-name="T47_103">equals</text:span><text:span text:style-name="T47_104"><text:s/></text:span><text:span text:style-name="T47_105">sign</text:span><text:span text:style-name="T47_106"><text:s/></text:span><text:span text:style-name="T47_107">followed</text:span><text:span text:style-name="T47_108"><text:s/></text:span><text:span text:style-name="T47_109">by</text:span><text:span text:style-name="T47_110"><text:s/></text:span><text:span text:style-name="T47_111">the</text:span><text:span text:style-name="T47_112"><text:s/></text:span><text:span text:style-name="T47_113">value</text:span><text:span text:style-name="T47_114"><text:s/></text:span><text:span text:style-name="T47_115">and</text:span><text:span text:style-name="T47_116"><text:s/></text:span><text:span text:style-name="T47_117">semicolon</text:span><text:span text:style-name="T47_118">.<text:s text:c="2"/></text:span><text:span text:style-name="T47_119">Consider</text:span><text:span text:style-name="T47_120"><text:s/></text:span><text:span text:style-name="T47_121">this</text:span><text:span text:style-name="T47_122"><text:s/></text:span><text:span text:style-name="T47_123">example</text:span><text:span text:style-name="T47_124">:</text:span></text:p>
      <text:p text:style-name="P48"/>
      <text:p text:style-name="P49"/>
      <table:table table:style-name="Table4">
        <table:table-column table:style-name="Column5"/>
        <table:table-row table:style-name="Row8">
          <table:table-cell table:style-name="Cell13">
            <text:p text:style-name="P50"><text:span text:style-name="T50_1">int</text:span><text:span text:style-name="T50_2"><text:s/></text:span><text:span text:style-name="T50_3">x</text:span><text:span text:style-name="T50_4"><text:s/>=<text:s/>20;</text:span></text:p>
            <text:p text:style-name="P51"><text:span text:style-name="T51_1">double</text:span><text:span text:style-name="T51_2"><text:s/></text:span><text:span text:style-name="T51_3">a</text:span><text:span text:style-name="T51_4"><text:s/>=<text:s/>2.2;</text:span></text:p>
          </table:table-cell>
        </table:table-row>
      </table:table>
      <text:p text:style-name="P52"><text:span text:style-name="T52_1"><text:s/></text:span></text:p>
      <text:p text:style-name="P53"><text:span text:style-name="T53_1">Remember</text:span><text:span text:style-name="T53_2"><text:s/></text:span><text:span text:style-name="T53_3">that</text:span><text:span text:style-name="T53_4"><text:s/></text:span><text:span text:style-name="T53_5">uninitialized</text:span><text:span text:style-name="T53_6"><text:s/></text:span><text:span text:style-name="T53_7">values</text:span><text:span text:style-name="T53_8"><text:s/></text:span><text:span text:style-name="T53_9">can</text:span><text:span text:style-name="T53_10"><text:s/></text:span><text:span text:style-name="T53_11">cause</text:span><text:span text:style-name="T53_12"><text:s/></text:span><text:span text:style-name="T53_13">problems</text:span><text:span text:style-name="T53_14"><text:s/></text:span><text:span text:style-name="T53_15">if</text:span><text:span text:style-name="T53_16"><text:s/></text:span><text:span text:style-name="T53_17">they</text:span><text:span text:style-name="T53_18"><text:s/></text:span><text:span text:style-name="T53_19">are</text:span><text:span text:style-name="T53_20"><text:s/></text:span><text:span text:style-name="T53_21">used</text:span><text:span text:style-name="T53_22"><text:s/></text:span><text:span text:style-name="T53_23">for</text:span><text:span text:style-name="T53_24"><text:s/></text:span><text:span text:style-name="T53_25">comparison</text:span><text:span text:style-name="T53_26"><text:s/></text:span><text:span text:style-name="T53_27">purposes</text:span><text:span text:style-name="T53_28"><text:s/></text:span><text:span text:style-name="T53_29">or</text:span><text:span text:style-name="T53_30"><text:s/></text:span><text:span text:style-name="T53_31">in</text:span><text:span text:style-name="T53_32"><text:s/></text:span><text:span text:style-name="T53_33">some</text:span><text:span text:style-name="T53_34"><text:s/></text:span><text:span text:style-name="T53_35">kind</text:span><text:span text:style-name="T53_36"><text:s/></text:span><text:span text:style-name="T53_37">of</text:span><text:span text:style-name="T53_38"><text:s/></text:span><text:span text:style-name="T53_39">expression</text:span><text:span text:style-name="T53_40">.<text:s/></text:span><text:span text:style-name="T53_41">This</text:span><text:span text:style-name="T53_42"><text:s/></text:span><text:span text:style-name="T53_43">is</text:span><text:span text:style-name="T53_44"><text:s/></text:span><text:span text:style-name="T53_45">due</text:span><text:span text:style-name="T53_46"><text:s/></text:span><text:span text:style-name="T53_47">to</text:span><text:span text:style-name="T53_48"><text:s/></text:span><text:span text:style-name="T53_49">when</text:span><text:span text:style-name="T53_50"><text:s/></text:span><text:span text:style-name="T53_51">a</text:span><text:span text:style-name="T53_52"><text:s/></text:span><text:span text:style-name="T53_53">variable</text:span><text:span text:style-name="T53_54"><text:s/></text:span><text:span text:style-name="T53_55">is</text:span><text:span text:style-name="T53_56"><text:s/></text:span><text:span text:style-name="T53_57">declared</text:span><text:span text:style-name="T53_58">,<text:s/></text:span><text:span text:style-name="T53_59">it</text:span><text:span text:style-name="T53_60"><text:s/></text:span><text:span text:style-name="T53_61">contains</text:span><text:span text:style-name="T53_62"><text:s/></text:span><text:span text:style-name="T53_63">whatever</text:span><text:span text:style-name="T53_64"><text:s/></text:span><text:span text:style-name="T53_65">was</text:span><text:span text:style-name="T53_66"><text:s/></text:span><text:span text:style-name="T53_67">already</text:span><text:span text:style-name="T53_68"><text:s/></text:span><text:span text:style-name="T53_69">in</text:span><text:span text:style-name="T53_70"><text:s/></text:span><text:span text:style-name="T53_71">that</text:span><text:span text:style-name="T53_72"><text:s/></text:span><text:span text:style-name="T53_73">space</text:span><text:span text:style-name="T53_74"><text:s/></text:span><text:span text:style-name="T53_75">of</text:span><text:span text:style-name="T53_76"><text:s/></text:span><text:span text:style-name="T53_77">memory</text:span><text:span text:style-name="T53_78">.<text:s/></text:span><text:span text:style-name="T53_79">This</text:span><text:span text:style-name="T53_80"><text:s/></text:span><text:span text:style-name="T53_81">means</text:span><text:span text:style-name="T53_82"><text:s/></text:span><text:span text:style-name="T53_83">it</text:span><text:span text:style-name="T53_84"><text:s/></text:span><text:span text:style-name="T53_85">is</text:span><text:span text:style-name="T53_86"><text:s/></text:span><text:span text:style-name="T53_87">sometimes</text:span><text:span text:style-name="T53_88"><text:s/></text:span><text:span text:style-name="T53_89">recommended</text:span><text:span text:style-name="T53_90"><text:s/></text:span><text:span text:style-name="T53_91">to</text:span><text:span text:style-name="T53_92"><text:s/></text:span><text:span text:style-name="T53_93">initialize</text:span><text:span text:style-name="T53_94"><text:s/></text:span><text:span text:style-name="T53_95">variables</text:span><text:span text:style-name="T53_96"><text:s/></text:span><text:span text:style-name="T53_97">when</text:span><text:span text:style-name="T53_98"><text:s/></text:span><text:span text:style-name="T53_99">they</text:span><text:span text:style-name="T53_100"><text:s/></text:span><text:span text:style-name="T53_101">are</text:span><text:span text:style-name="T53_102"><text:s/></text:span><text:span text:style-name="T53_103">declared</text:span><text:span text:style-name="T53_104"><text:s/></text:span><text:span text:style-name="T53_105">to</text:span><text:span text:style-name="T53_106"><text:s/></text:span><text:span text:style-name="T53_107">prevent</text:span><text:span text:style-name="T53_108"><text:s/></text:span><text:span text:style-name="T53_109">this</text:span><text:span text:style-name="T53_110"><text:s/></text:span><text:span text:style-name="T53_111">error</text:span><text:span text:style-name="T53_112"><text:s/></text:span><text:span text:style-name="T53_113">from</text:span><text:span text:style-name="T53_114"><text:s/></text:span><text:span text:style-name="T53_115">occurring</text:span><text:span text:style-name="T53_116">.</text:span></text:p>
      <text:p text:style-name="P54"><text:span text:style-name="T54_1"><text:s text:c="2"/></text:span></text:p>
      <text:p text:style-name="P55"><text:span text:style-name="T55_1">Assignment</text:span><text:span text:style-name="T55_2"><text:s/></text:span><text:span text:style-name="T55_3">Statements</text:span></text:p>
      <text:p text:style-name="P56"><text:span text:style-name="T56_1">An</text:span><text:span text:style-name="T56_2"><text:s/></text:span><text:span text:style-name="T56_3">assignment</text:span><text:span text:style-name="T56_4"><text:s/></text:span><text:span text:style-name="T56_5">statement</text:span><text:span text:style-name="T56_6"><text:s/></text:span><text:span text:style-name="T56_7">is</text:span><text:span text:style-name="T56_8"><text:s/></text:span><text:span text:style-name="T56_9">another</text:span><text:span text:style-name="T56_10"><text:s/></text:span><text:span text:style-name="T56_11">method</text:span><text:span text:style-name="T56_12"><text:s/></text:span><text:span text:style-name="T56_13">of</text:span><text:span text:style-name="T56_14"><text:s/></text:span><text:span text:style-name="T56_15">assigning</text:span><text:span text:style-name="T56_16"><text:s/></text:span><text:span text:style-name="T56_17">a</text:span><text:span text:style-name="T56_18"><text:s/></text:span><text:span text:style-name="T56_19">value</text:span><text:span text:style-name="T56_20"><text:s/></text:span><text:span text:style-name="T56_21">to</text:span><text:span text:style-name="T56_22"><text:s/></text:span><text:span text:style-name="T56_23">a</text:span><text:span text:style-name="T56_24"><text:s/></text:span><text:span text:style-name="T56_25">variable</text:span><text:span text:style-name="T56_26"><text:s/></text:span><text:span text:style-name="T56_27">but</text:span><text:span text:style-name="T56_28"><text:s/></text:span><text:span text:style-name="T56_29">instead</text:span><text:span text:style-name="T56_30"><text:s/></text:span><text:span text:style-name="T56_31">of</text:span><text:span text:style-name="T56_32"><text:s/></text:span><text:span text:style-name="T56_33">assigning</text:span><text:span text:style-name="T56_34"><text:s/></text:span><text:span text:style-name="T56_35">a</text:span><text:span text:style-name="T56_36"><text:s/></text:span><text:span text:style-name="T56_37">specific</text:span><text:span text:style-name="T56_38"><text:s/></text:span><text:span text:style-name="T56_39">value</text:span><text:span text:style-name="T56_40">,<text:s/></text:span><text:span text:style-name="T56_41">it</text:span><text:span text:style-name="T56_42"><text:s/></text:span><text:span text:style-name="T56_43">assigns</text:span><text:span text:style-name="T56_44"><text:s/></text:span><text:span text:style-name="T56_45">some</text:span><text:span text:style-name="T56_46"><text:s/></text:span><text:span text:style-name="T56_47">kind</text:span><text:span text:style-name="T56_48"><text:s/></text:span><text:span text:style-name="T56_49">of</text:span><text:span text:style-name="T56_50"><text:s/></text:span><text:span text:style-name="T56_51">equation</text:span><text:span text:style-name="T56_52">.<text:s text:c="2"/></text:span><text:span text:style-name="T56_53">All</text:span><text:span text:style-name="T56_54"><text:s/></text:span><text:span text:style-name="T56_55">assignment</text:span><text:span text:style-name="T56_56"><text:s/></text:span><text:span text:style-name="T56_57">statements</text:span><text:span text:style-name="T56_58"><text:s/></text:span><text:span text:style-name="T56_59">have</text:span><text:span text:style-name="T56_60"><text:s/></text:span><text:span text:style-name="T56_61">the</text:span><text:span text:style-name="T56_62"><text:s/></text:span><text:span text:style-name="T56_63">variable</text:span><text:span text:style-name="T56_64"><text:s/></text:span><text:span text:style-name="T56_65">being</text:span><text:span text:style-name="T56_66"><text:s/></text:span><text:span text:style-name="T56_67">assigned</text:span><text:span text:style-name="T56_68"><text:s/></text:span><text:span text:style-name="T56_69">the</text:span><text:span text:style-name="T56_70"><text:s/></text:span><text:span text:style-name="T56_71">value</text:span><text:span text:style-name="T56_72"><text:s/></text:span><text:span text:style-name="T56_73">on</text:span><text:span text:style-name="T56_74"><text:s/></text:span><text:span text:style-name="T56_75">the</text:span><text:span text:style-name="T56_76"><text:s/></text:span><text:span text:style-name="T56_77">left</text:span><text:span text:style-name="T56_78"><text:s/></text:span><text:span text:style-name="T56_79">side</text:span><text:span text:style-name="T56_80"><text:s/></text:span><text:span text:style-name="T56_81">of</text:span><text:span text:style-name="T56_82"><text:s/></text:span><text:span text:style-name="T56_83">an</text:span><text:span text:style-name="T56_84"><text:s/></text:span><text:span text:style-name="T56_85">equals</text:span><text:span text:style-name="T56_86"><text:s/></text:span><text:span text:style-name="T56_87">sign</text:span><text:span text:style-name="T56_88"><text:s/></text:span><text:span text:style-name="T56_89">and</text:span><text:span text:style-name="T56_90"><text:s/></text:span><text:span text:style-name="T56_91">the</text:span><text:span text:style-name="T56_92"><text:s/></text:span><text:span text:style-name="T56_93">expression</text:span><text:span text:style-name="T56_94"><text:s/></text:span><text:span text:style-name="T56_95">on</text:span><text:span text:style-name="T56_96"><text:s/></text:span><text:span text:style-name="T56_97">the</text:span><text:span text:style-name="T56_98"><text:s/></text:span><text:span text:style-name="T56_99">right</text:span><text:span text:style-name="T56_100"><text:s/></text:span><text:span text:style-name="T56_101">side</text:span><text:span text:style-name="T56_102">.<text:s text:c="2"/></text:span><text:span text:style-name="T56_103">Assignment</text:span><text:span text:style-name="T56_104"><text:s/></text:span><text:span text:style-name="T56_105">operators</text:span><text:span text:style-name="T56_106"><text:s/></text:span><text:span text:style-name="T56_107">such</text:span><text:span text:style-name="T56_108"><text:s/></text:span><text:span text:style-name="T56_109">as</text:span><text:span text:style-name="T56_110"><text:s/></text:span><text:span text:style-name="T56_111">those</text:span><text:span text:style-name="T56_112"><text:s/></text:span><text:span text:style-name="T56_113">for</text:span><text:span text:style-name="T56_114"><text:s/></text:span><text:span text:style-name="T56_115">multiplication</text:span><text:span text:style-name="T56_116">,<text:s/></text:span><text:span text:style-name="T56_117">division</text:span><text:span text:style-name="T56_118">,<text:s/></text:span><text:span text:style-name="T56_119">addition</text:span><text:span text:style-name="T56_120">,<text:s/></text:span><text:span text:style-name="T56_121">and</text:span><text:span text:style-name="T56_122"><text:s/></text:span><text:span text:style-name="T56_123">subtraction</text:span><text:span text:style-name="T56_124"><text:s/></text:span><text:span text:style-name="T56_125">are</text:span><text:span text:style-name="T56_126"><text:s/></text:span><text:span text:style-name="T56_127">permitted</text:span><text:span text:style-name="T56_128"><text:s/></text:span><text:span text:style-name="T56_129">as</text:span><text:span text:style-name="T56_130"><text:s/></text:span><text:span text:style-name="T56_131">well</text:span><text:span text:style-name="T56_132"><text:s/></text:span><text:span text:style-name="T56_133">as</text:span><text:span text:style-name="T56_134"><text:s/></text:span><text:span text:style-name="T56_135">assigning</text:span><text:span text:style-name="T56_136"><text:s/></text:span><text:span text:style-name="T56_137">the</text:span><text:span text:style-name="T56_138"><text:s/></text:span><text:span text:style-name="T56_139">variables</text:span><text:span text:style-name="T56_140"><text:s/></text:span><text:span text:style-name="T56_141">to</text:span><text:span text:style-name="T56_142"><text:s/></text:span><text:span text:style-name="T56_143">the</text:span><text:span text:style-name="T56_144"><text:s/></text:span><text:span text:style-name="T56_145">values</text:span><text:span text:style-name="T56_146"><text:s/></text:span><text:span text:style-name="T56_147">of</text:span><text:span text:style-name="T56_148"><text:s/></text:span><text:span text:style-name="T56_149">other</text:span><text:span text:style-name="T56_150"><text:s/></text:span><text:span text:style-name="T56_151">variables</text:span><text:span text:style-name="T56_152">.<text:s text:c="2"/></text:span><text:span text:style-name="T56_153">Consider</text:span><text:span text:style-name="T56_154"><text:s/></text:span><text:span text:style-name="T56_155">the</text:span><text:span text:style-name="T56_156"><text:s/></text:span><text:span text:style-name="T56_157">following</text:span><text:span text:style-name="T56_158"><text:s/></text:span><text:span text:style-name="T56_159">example</text:span><text:span text:style-name="T56_160">:</text:span></text:p>
      <text:p text:style-name="P57"/>
      <text:p text:style-name="P58"/>
      <table:table table:style-name="Table5">
        <table:table-column table:style-name="Column6"/>
        <table:table-row table:style-name="Row9">
          <table:table-cell table:style-name="Cell14">
            <text:p text:style-name="P59"><text:span text:style-name="T59_1">x</text:span><text:span text:style-name="T59_2"><text:s/>=<text:s/></text:span><text:span text:style-name="T59_3">a</text:span><text:span text:style-name="T59_4"><text:s/>+<text:s/></text:span><text:span text:style-name="T59_5">b</text:span><text:span text:style-name="T59_6">;</text:span></text:p>
            <text:p text:style-name="P60"><text:span text:style-name="T60_1">y</text:span><text:span text:style-name="T60_2"><text:s/>=<text:s/></text:span><text:span text:style-name="T60_3">x</text:span><text:span text:style-name="T60_4">;</text:span></text:p>
          </table:table-cell>
        </table:table-row>
      </table:table>
      <text:p text:style-name="P61"/>
      <text:p text:style-name="P62"/>
      <text:p text:style-name="P63"/>
      <text:p text:style-name="P64"/>
      <text:p text:style-name="P65"><text:span text:style-name="T65_1">Review</text:span><text:span text:style-name="T65_2"><text:s/></text:span><text:span text:style-name="T65_3">Questions</text:span></text:p>
      <text:p text:style-name="P66"/>
      <text:p text:style-name="P67"><text:span text:style-name="T67_1">1.<text:s/></text:span><text:span text:style-name="T67_2">Declare</text:span><text:span text:style-name="T67_3"><text:s/></text:span><text:span text:style-name="T67_4">two</text:span><text:span text:style-name="T67_5"><text:s/></text:span><text:span text:style-name="T67_6">variables</text:span><text:span text:style-name="T67_7"><text:s/></text:span><text:span text:style-name="T67_8">of</text:span><text:span text:style-name="T67_9"><text:s/></text:span><text:span text:style-name="T67_10">type</text:span><text:span text:style-name="T67_11"><text:s/></text:span><text:span text:style-name="T67_12">int</text:span><text:span text:style-name="T67_13"><text:s/></text:span><text:span text:style-name="T67_14">and</text:span><text:span text:style-name="T67_15"><text:s/></text:span><text:span text:style-name="T67_16">give</text:span><text:span text:style-name="T67_17"><text:s/></text:span><text:span text:style-name="T67_18">an</text:span><text:span text:style-name="T67_19"><text:s/></text:span><text:span text:style-name="T67_20">appropriate</text:span><text:span text:style-name="T67_21"><text:s/></text:span><text:span text:style-name="T67_22">value</text:span><text:span text:style-name="T67_23"><text:s/></text:span><text:span text:style-name="T67_24">to</text:span><text:span text:style-name="T67_25"><text:s/></text:span><text:span text:style-name="T67_26">initialize</text:span><text:span text:style-name="T67_27"><text:s/></text:span><text:span text:style-name="T67_28">them</text:span><text:span text:style-name="T67_29"><text:s/></text:span><text:span text:style-name="T67_30">to</text:span><text:span text:style-name="T67_31">.</text:span></text:p>
      <text:p text:style-name="P68"><text:span text:style-name="T68_1">2.<text:s/></text:span><text:span text:style-name="T68_2">Declare</text:span><text:span text:style-name="T68_3"><text:s/></text:span><text:span text:style-name="T68_4">three</text:span><text:span text:style-name="T68_5"><text:s/></text:span><text:span text:style-name="T68_6">integer</text:span><text:span text:style-name="T68_7"><text:s/></text:span><text:span text:style-name="T68_8">variables</text:span><text:span text:style-name="T68_9">:<text:s/></text:span><text:span text:style-name="T68_10">sum</text:span><text:span text:style-name="T68_11">,<text:s/></text:span><text:span text:style-name="T68_12">a</text:span><text:span text:style-name="T68_13">,<text:s text:c="2"/></text:span><text:span text:style-name="T68_14">b</text:span><text:span text:style-name="T68_15">.<text:s/></text:span><text:span text:style-name="T68_16">Initialize</text:span><text:span text:style-name="T68_17"><text:s/></text:span><text:span text:style-name="T68_18">the</text:span><text:span text:style-name="T68_19"><text:s/></text:span><text:span text:style-name="T68_20">variables</text:span><text:span text:style-name="T68_21"><text:s/></text:span><text:span text:style-name="T68_22">a</text:span><text:span text:style-name="T68_23"><text:s/></text:span><text:span text:style-name="T68_24">and</text:span><text:span text:style-name="T68_25"><text:s/></text:span><text:span text:style-name="T68_26">b</text:span><text:span text:style-name="T68_27"><text:s/></text:span><text:span text:style-name="T68_28">to</text:span><text:span text:style-name="T68_29"><text:s/></text:span><text:span text:style-name="T68_30">an</text:span><text:span text:style-name="T68_31"><text:s/></text:span><text:span text:style-name="T68_32">appropriate</text:span><text:span text:style-name="T68_33"><text:s/></text:span><text:span text:style-name="T68_34">integer</text:span><text:span text:style-name="T68_35"><text:s/></text:span><text:span text:style-name="T68_36">and</text:span><text:span text:style-name="T68_37"><text:s/></text:span><text:span text:style-name="T68_38">use</text:span><text:span text:style-name="T68_39"><text:s/></text:span><text:span text:style-name="T68_40">an</text:span><text:span text:style-name="T68_41"><text:s/></text:span><text:span text:style-name="T68_42">assignment</text:span><text:span text:style-name="T68_43"><text:s/></text:span><text:span text:style-name="T68_44">statement</text:span><text:span text:style-name="T68_45"><text:s/></text:span><text:span text:style-name="T68_46">to</text:span><text:span text:style-name="T68_47"><text:s/></text:span><text:span text:style-name="T68_48">assign</text:span><text:span text:style-name="T68_49"><text:s/></text:span><text:span text:style-name="T68_50">sum</text:span><text:span text:style-name="T68_51"><text:s/></text:span><text:span text:style-name="T68_52">to</text:span><text:span text:style-name="T68_53"><text:s/></text:span><text:span text:style-name="T68_54">the</text:span><text:span text:style-name="T68_55"><text:s/></text:span><text:span text:style-name="T68_56">values</text:span><text:span text:style-name="T68_57"><text:s/></text:span><text:span text:style-name="T68_58">of</text:span><text:span text:style-name="T68_59"><text:s/></text:span><text:span text:style-name="T68_60">a</text:span><text:span text:style-name="T68_61"><text:s/></text:span><text:span text:style-name="T68_62">plus</text:span><text:span text:style-name="T68_63"><text:s/></text:span><text:span text:style-name="T68_64">b</text:span><text:span text:style-name="T68_65">.</text:span></text:p>
      <text:p text:style-name="P69"><text:span text:style-name="T69_1">3.<text:s/></text:span><text:span text:style-name="T69_2">Declare</text:span><text:span text:style-name="T69_3"><text:s/></text:span><text:span text:style-name="T69_4">a</text:span><text:span text:style-name="T69_5"><text:s/></text:span><text:span text:style-name="T69_6">double</text:span><text:span text:style-name="T69_7"><text:s/></text:span><text:span text:style-name="T69_8">variable</text:span><text:span text:style-name="T69_9"><text:s/></text:span><text:span text:style-name="T69_10">called</text:span><text:span text:style-name="T69_11"><text:s/></text:span><text:span text:style-name="T69_12">number</text:span><text:span text:style-name="T69_13"><text:s/></text:span><text:span text:style-name="T69_14">and</text:span><text:span text:style-name="T69_15"><text:s/></text:span><text:span text:style-name="T69_16">initialize</text:span><text:span text:style-name="T69_17"><text:s/></text:span><text:span text:style-name="T69_18">it</text:span><text:span text:style-name="T69_19"><text:s/></text:span><text:span text:style-name="T69_20">to</text:span><text:span text:style-name="T69_21"><text:s/>13.6.</text:span></text:p>
      <text:p text:style-name="P70"><text:span text:style-name="T70_1">4.<text:s/></text:span><text:span text:style-name="T70_2">Declare</text:span><text:span text:style-name="T70_3"><text:s/></text:span><text:span text:style-name="T70_4">a</text:span><text:span text:style-name="T70_5"><text:s/></text:span><text:span text:style-name="T70_6">variable</text:span><text:span text:style-name="T70_7"><text:s/></text:span><text:span text:style-name="T70_8">of</text:span><text:span text:style-name="T70_9"><text:s/></text:span><text:span text:style-name="T70_10">type</text:span><text:span text:style-name="T70_11"><text:s/></text:span><text:span text:style-name="T70_12">char</text:span><text:span text:style-name="T70_13">,<text:s/></text:span><text:span text:style-name="T70_14">then</text:span><text:span text:style-name="T70_15"><text:s/></text:span><text:span text:style-name="T70_16">give</text:span><text:span text:style-name="T70_17"><text:s/></text:span><text:span text:style-name="T70_18">the</text:span><text:span text:style-name="T70_19"><text:s/></text:span><text:span text:style-name="T70_20">char</text:span><text:span text:style-name="T70_21"><text:s/></text:span><text:span text:style-name="T70_22">a</text:span><text:span text:style-name="T70_23"><text:s/></text:span><text:span text:style-name="T70_24">character</text:span><text:span text:style-name="T70_25">.</text:span></text:p>
      <text:p text:style-name="P71"/>
      <text:p text:style-name="P72"><text:span text:style-name="T72_1">Homework</text:span><text:span text:style-name="T72_2"><text:s/></text:span><text:span text:style-name="T72_3">Exercises</text:span></text:p>
      <text:p text:style-name="P73"><text:span text:style-name="T73_1"><text:tab/></text:span><text:span text:style-name="T73_2">Create</text:span><text:span text:style-name="T73_3"><text:s/></text:span><text:span text:style-name="T73_4">a</text:span><text:span text:style-name="T73_5"><text:s/></text:span><text:span text:style-name="T73_6">program</text:span><text:span text:style-name="T73_7"><text:s/></text:span><text:span text:style-name="T73_8">in</text:span><text:span text:style-name="T73_9"><text:s/></text:span><text:span text:style-name="T73_10">which</text:span><text:span text:style-name="T73_11"><text:s/>3<text:s/></text:span><text:span text:style-name="T73_12">variables</text:span><text:span text:style-name="T73_13"><text:s/></text:span><text:span text:style-name="T73_14">are</text:span><text:span text:style-name="T73_15"><text:s/></text:span><text:span text:style-name="T73_16">declared</text:span><text:span text:style-name="T73_17">.<text:s/></text:span><text:span text:style-name="T73_18">Create</text:span><text:span text:style-name="T73_19"><text:s/></text:span><text:span text:style-name="T73_20">one</text:span><text:span text:style-name="T73_21"><text:s/></text:span><text:span text:style-name="T73_22">float</text:span><text:span text:style-name="T73_23"><text:s/></text:span><text:span text:style-name="T73_24">named</text:span><text:span text:style-name="T73_25"><text:s/></text:span><text:span text:style-name="T73_26">myFloat</text:span><text:span text:style-name="T73_27">,<text:s/></text:span><text:span text:style-name="T73_28">one</text:span><text:span text:style-name="T73_29"><text:s/></text:span><text:span text:style-name="T73_30">int</text:span><text:span text:style-name="T73_31"><text:s/></text:span><text:span text:style-name="T73_32">name</text:span><text:span text:style-name="T73_33"><text:s/></text:span><text:span text:style-name="T73_34">myInt</text:span><text:span text:style-name="T73_35">,<text:s/></text:span><text:span text:style-name="T73_36">and</text:span><text:span text:style-name="T73_37"><text:s/></text:span><text:span text:style-name="T73_38">one</text:span><text:span text:style-name="T73_39"><text:s/></text:span><text:span text:style-name="T73_40">double</text:span><text:span text:style-name="T73_41"><text:s/></text:span><text:span text:style-name="T73_42">named</text:span><text:span text:style-name="T73_43"><text:s/></text:span><text:span text:style-name="T73_44">myDouble</text:span><text:span text:style-name="T73_45">,<text:s/></text:span><text:span text:style-name="T73_46">and</text:span><text:span text:style-name="T73_47"><text:s/></text:span><text:span text:style-name="T73_48">initialize</text:span><text:span text:style-name="T73_49"><text:s/></text:span><text:span text:style-name="T73_50">them</text:span><text:span text:style-name="T73_51"><text:s/></text:span><text:span text:style-name="T73_52">to</text:span><text:span text:style-name="T73_53"><text:s/>3.14,<text:s/>3.14159,<text:s/></text:span><text:span text:style-name="T73_54">and</text:span><text:span text:style-name="T73_55"><text:s/>3<text:s/></text:span><text:span text:style-name="T73_56">respectively</text:span><text:span text:style-name="T73_57">.<text:s/></text:span><text:span text:style-name="T73_58">Then</text:span><text:span text:style-name="T73_59"><text:s/></text:span><text:span text:style-name="T73_60">declare</text:span><text:span text:style-name="T73_61"><text:s/></text:span><text:span text:style-name="T73_62">a</text:span><text:span text:style-name="T73_63"><text:s/></text:span><text:span text:style-name="T73_64">variable</text:span><text:span text:style-name="T73_65"><text:s/></text:span><text:span text:style-name="T73_66">of</text:span><text:span text:style-name="T73_67"><text:s/></text:span><text:span text:style-name="T73_68">type</text:span><text:span text:style-name="T73_69"><text:s/></text:span><text:span text:style-name="T73_70">char</text:span><text:span text:style-name="T73_71"><text:s/></text:span><text:span text:style-name="T73_72">named</text:span><text:span text:style-name="T73_73"><text:s/></text:span><text:span text:style-name="T73_74">myChar</text:span><text:span text:style-name="T73_75">,<text:s/></text:span><text:span text:style-name="T73_76">and</text:span><text:span text:style-name="T73_77"><text:s/></text:span><text:span text:style-name="T73_78">initialize</text:span><text:span text:style-name="T73_79"><text:s/></text:span><text:span text:style-name="T73_80">it</text:span><text:span text:style-name="T73_81"><text:s/></text:span><text:span text:style-name="T73_82">to</text:span><text:span text:style-name="T73_83"><text:s/></text:span><text:span text:style-name="T73_84">the</text:span><text:span text:style-name="T73_85"><text:s/></text:span><text:span text:style-name="T73_86">character</text:span><text:span text:style-name="T73_87"><text:s/></text:span><text:span text:style-name="T73_88">B</text:span><text:span text:style-name="T73_89">.<text:s/></text:span><text:span text:style-name="T73_90">Finally</text:span><text:span text:style-name="T73_91">,<text:s/></text:span><text:span text:style-name="T73_92">end</text:span><text:span text:style-name="T73_93"><text:s/></text:span><text:span text:style-name="T73_94">the</text:span><text:span text:style-name="T73_95"><text:s/></text:span><text:span text:style-name="T73_96">program</text:span><text:span text:style-name="T73_97">.</text:span></text:p>
      <text:p text:style-name="P74"/>
      <text:p text:style-name="P75"/>
      <text:p text:style-name="P76"><text:span text:style-name="T76_1">References</text:span></text:p>
      <text:p text:style-name="P77"><text:span text:style-name="T77_1">1.<text:s/></text:span><text:span text:style-name="T77_2"><text:a xlink:type="simple" xlink:href="http://www.cplusplus.com/doc/tutorial/variables/"><text:span text:style-name="T77_3">http</text:span></text:a></text:span><text:span text:style-name="T77_4"><text:a xlink:type="simple" xlink:href="http://www.cplusplus.com/doc/tutorial/variables/"><text:span text:style-name="T77_5">://</text:span></text:a></text:span><text:span text:style-name="T77_6"><text:a xlink:type="simple" xlink:href="http://www.cplusplus.com/doc/tutorial/variables/"><text:span text:style-name="T77_7">www</text:span></text:a></text:span><text:span text:style-name="T77_8"><text:a xlink:type="simple" xlink:href="http://www.cplusplus.com/doc/tutorial/variables/"><text:span text:style-name="T77_9">.</text:span></text:a></text:span><text:span text:style-name="T77_10"><text:a xlink:type="simple" xlink:href="http://www.cplusplus.com/doc/tutorial/variables/"><text:span text:style-name="T77_11">cplusplus</text:span></text:a></text:span><text:span text:style-name="T77_12"><text:a xlink:type="simple" xlink:href="http://www.cplusplus.com/doc/tutorial/variables/"><text:span text:style-name="T77_13">.</text:span></text:a></text:span><text:span text:style-name="T77_14"><text:a xlink:type="simple" xlink:href="http://www.cplusplus.com/doc/tutorial/variables/"><text:span text:style-name="T77_15">com</text:span></text:a></text:span><text:span text:style-name="T77_16"><text:a xlink:type="simple" xlink:href="http://www.cplusplus.com/doc/tutorial/variables/"><text:span text:style-name="T77_17">/</text:span></text:a></text:span><text:span text:style-name="T77_18"><text:a xlink:type="simple" xlink:href="http://www.cplusplus.com/doc/tutorial/variables/"><text:span text:style-name="T77_19">doc</text:span></text:a></text:span><text:span text:style-name="T77_20"><text:a xlink:type="simple" xlink:href="http://www.cplusplus.com/doc/tutorial/variables/"><text:span text:style-name="T77_21">/</text:span></text:a></text:span><text:span text:style-name="T77_22"><text:a xlink:type="simple" xlink:href="http://www.cplusplus.com/doc/tutorial/variables/"><text:span text:style-name="T77_23">tutorial</text:span></text:a></text:span><text:span text:style-name="T77_24"><text:a xlink:type="simple" xlink:href="http://www.cplusplus.com/doc/tutorial/variables/"><text:span text:style-name="T77_25">/</text:span></text:a></text:span><text:span text:style-name="T77_26"><text:a xlink:type="simple" xlink:href="http://www.cplusplus.com/doc/tutorial/variables/"><text:span text:style-name="T77_27">variables</text:span></text:a></text:span><text:span text:style-name="T77_28"><text:a xlink:type="simple" xlink:href="http://www.cplusplus.com/doc/tutorial/variables/"><text:span text:style-name="T77_29">/</text:span></text:a></text:span></text:p>
      <text:p text:style-name="P78"><text:span text:style-name="T78_1">2.<text:s/></text:span><text:span text:style-name="T78_2"><text:a xlink:type="simple" xlink:href="http://www.tutorialspoint.com/cplusplus/cpp_variable_types.htm"><text:span text:style-name="T78_3">http</text:span></text:a></text:span><text:span text:style-name="T78_4"><text:a xlink:type="simple" xlink:href="http://www.tutorialspoint.com/cplusplus/cpp_variable_types.htm"><text:span text:style-name="T78_5">://</text:span></text:a></text:span><text:span text:style-name="T78_6"><text:a xlink:type="simple" xlink:href="http://www.tutorialspoint.com/cplusplus/cpp_variable_types.htm"><text:span text:style-name="T78_7">www</text:span></text:a></text:span><text:span text:style-name="T78_8"><text:a xlink:type="simple" xlink:href="http://www.tutorialspoint.com/cplusplus/cpp_variable_types.htm"><text:span text:style-name="T78_9">.</text:span></text:a></text:span><text:span text:style-name="T78_10"><text:a xlink:type="simple" xlink:href="http://www.tutorialspoint.com/cplusplus/cpp_variable_types.htm"><text:span text:style-name="T78_11">tutorialspoint</text:span></text:a></text:span><text:span text:style-name="T78_12"><text:a xlink:type="simple" xlink:href="http://www.tutorialspoint.com/cplusplus/cpp_variable_types.htm"><text:span text:style-name="T78_13">.</text:span></text:a></text:span><text:span text:style-name="T78_14"><text:a xlink:type="simple" xlink:href="http://www.tutorialspoint.com/cplusplus/cpp_variable_types.htm"><text:span text:style-name="T78_15">com</text:span></text:a></text:span><text:span text:style-name="T78_16"><text:a xlink:type="simple" xlink:href="http://www.tutorialspoint.com/cplusplus/cpp_variable_types.htm"><text:span text:style-name="T78_17">/</text:span></text:a></text:span><text:span text:style-name="T78_18"><text:a xlink:type="simple" xlink:href="http://www.tutorialspoint.com/cplusplus/cpp_variable_types.htm"><text:span text:style-name="T78_19">cplusplus</text:span></text:a></text:span><text:span text:style-name="T78_20"><text:a xlink:type="simple" xlink:href="http://www.tutorialspoint.com/cplusplus/cpp_variable_types.htm"><text:span text:style-name="T78_21">/</text:span></text:a></text:span><text:span text:style-name="T78_22"><text:a xlink:type="simple" xlink:href="http://www.tutorialspoint.com/cplusplus/cpp_variable_types.htm"><text:span text:style-name="T78_23">cpp</text:span></text:a></text:span><text:span text:style-name="T78_24"><text:a xlink:type="simple" xlink:href="http://www.tutorialspoint.com/cplusplus/cpp_variable_types.htm"><text:span text:style-name="T78_25">_</text:span></text:a></text:span><text:span text:style-name="T78_26"><text:a xlink:type="simple" xlink:href="http://www.tutorialspoint.com/cplusplus/cpp_variable_types.htm"><text:span text:style-name="T78_27">variable</text:span></text:a></text:span><text:span text:style-name="T78_28"><text:a xlink:type="simple" xlink:href="http://www.tutorialspoint.com/cplusplus/cpp_variable_types.htm"><text:span text:style-name="T78_29">_</text:span></text:a></text:span><text:span text:style-name="T78_30"><text:a xlink:type="simple" xlink:href="http://www.tutorialspoint.com/cplusplus/cpp_variable_types.htm"><text:span text:style-name="T78_31">types</text:span></text:a></text:span><text:span text:style-name="T78_32"><text:a xlink:type="simple" xlink:href="http://www.tutorialspoint.com/cplusplus/cpp_variable_types.htm"><text:span text:style-name="T78_33">.</text:span></text:a></text:span><text:span text:style-name="T78_34"><text:a xlink:type="simple" xlink:href="http://www.tutorialspoint.com/cplusplus/cpp_variable_types.htm"><text:span text:style-name="T78_35">htm</text:span></text:a></text:span></text:p>
      <text:p text:style-name="P79"/>
      <text:p text:style-name="P80"><text:span text:style-name="T80_1">Answers</text:span><text:span text:style-name="T80_2"><text:s/></text:span><text:span text:style-name="T80_3">to</text:span><text:span text:style-name="T80_4"><text:s/></text:span><text:span text:style-name="T80_5">Review</text:span><text:span text:style-name="T80_6"><text:s/></text:span><text:span text:style-name="T80_7">Questions</text:span></text:p>
      <text:p text:style-name="P81"/>
      <text:p text:style-name="P82"><text:span text:style-name="T82_1">1.<text:s/></text:span></text:p>
      <text:p text:style-name="P83"><text:span text:style-name="T83_1">int</text:span><text:span text:style-name="T83_2"><text:s/></text:span><text:span text:style-name="T83_3">a</text:span><text:span text:style-name="T83_4"><text:s/>=<text:s/>6;</text:span></text:p>
      <text:p text:style-name="P84"><text:span text:style-name="T84_1">int</text:span><text:span text:style-name="T84_2"><text:s/></text:span><text:span text:style-name="T84_3">b</text:span><text:span text:style-name="T84_4"><text:s/>=<text:s/>0;</text:span></text:p>
      <text:p text:style-name="P85"/>
      <text:p text:style-name="P86"><text:span text:style-name="T86_1">2.<text:s/></text:span></text:p>
      <text:p text:style-name="P87"><text:span text:style-name="T87_1"><text:tab/></text:span><text:span text:style-name="T87_2">int</text:span><text:span text:style-name="T87_3"><text:s/></text:span><text:span text:style-name="T87_4">sum</text:span><text:span text:style-name="T87_5">,<text:s/></text:span><text:span text:style-name="T87_6">a</text:span><text:span text:style-name="T87_7"><text:s/>=<text:s/>6,<text:s/></text:span><text:span text:style-name="T87_8">b</text:span><text:span text:style-name="T87_9"><text:s/>=<text:s/>0;</text:span></text:p>
      <text:p text:style-name="P88"><text:span text:style-name="T88_1"><text:tab/></text:span><text:span text:style-name="T88_2">sum</text:span><text:span text:style-name="T88_3"><text:s/>=<text:s/></text:span><text:span text:style-name="T88_4">a</text:span><text:span text:style-name="T88_5"><text:s/>+<text:s/></text:span><text:span text:style-name="T88_6">b</text:span><text:span text:style-name="T88_7">;</text:span></text:p>
      <text:p text:style-name="P89"/>
      <text:p text:style-name="P90"><text:span text:style-name="T90_1">3.<text:s/></text:span></text:p>
      <text:p text:style-name="P91"><text:span text:style-name="T91_1"><text:tab/></text:span><text:span text:style-name="T91_2">double</text:span><text:span text:style-name="T91_3"><text:s/></text:span><text:span text:style-name="T91_4">number</text:span><text:span text:style-name="T91_5"><text:s/>=<text:s/>13.6;</text:span></text:p>
      <text:p text:style-name="P92"/>
      <text:p text:style-name="P93"><text:span text:style-name="T93_1">4.<text:s/></text:span></text:p>
      <text:p text:style-name="P94"><text:span text:style-name="T94_1"><text:tab/></text:span><text:span text:style-name="T94_2">char</text:span><text:span text:style-name="T94_3"><text:s/></text:span><text:span text:style-name="T94_4">myAlpha</text:span><text:span text:style-name="T94_5">;</text:span></text:p>
      <text:p text:style-name="P95"><text:span text:style-name="T95_1"><text:tab/></text:span><text:span text:style-name="T95_2">myAlpha</text:span><text:span text:style-name="T95_3"><text:s/>=<text:s/>‘</text:span><text:span text:style-name="T95_4">A</text:span><text:span text:style-name="T95_5">’;</text:span></text:p>
      <text:p text:style-name="P96"><text:span text:style-name="T96_1"><text:tab/></text:span></text:p>
      <text:p text:style-name="P97"><text:span text:style-name="T97_1"><text:s/></text:span></text:p>
      <text:p text:style-name="P98"><text:span text:style-name="T98_1">Homework</text:span><text:span text:style-name="T98_2"><text:s/></text:span><text:span text:style-name="T98_3">Exercises</text:span><text:span text:style-name="T98_4"><text:s/></text:span><text:span text:style-name="T98_5">Answer</text:span></text:p>
      <text:p text:style-name="P99"/>
      <text:p text:style-name="P100"><text:span text:style-name="T100_1">#</text:span><text:span text:style-name="T100_2">include</text:span><text:span text:style-name="T100_3"><text:s/>&lt;</text:span><text:span text:style-name="T100_4">iostream</text:span><text:span text:style-name="T100_5">&gt;</text:span></text:p>
      <text:p text:style-name="P101"><text:span text:style-name="T101_1">using</text:span><text:span text:style-name="T101_2"><text:s/></text:span><text:span text:style-name="T101_3">namespace</text:span><text:span text:style-name="T101_4"><text:s/></text:span><text:span text:style-name="T101_5">std</text:span><text:span text:style-name="T101_6">;</text:span></text:p>
      <text:p text:style-name="P102"><text:span text:style-name="T102_1">int</text:span><text:span text:style-name="T102_2"><text:s/></text:span><text:span text:style-name="T102_3">main</text:span><text:span text:style-name="T102_4">()</text:span></text:p>
      <text:p text:style-name="P103"><text:span text:style-name="T103_1">{</text:span></text:p>
      <text:p text:style-name="P104"><text:span text:style-name="T104_1"><text:tab/></text:span><text:span text:style-name="T104_2">int</text:span><text:span text:style-name="T104_3"><text:s/></text:span><text:span text:style-name="T104_4">myInt</text:span><text:span text:style-name="T104_5"><text:s/>=<text:s/>3;</text:span></text:p>
      <text:p text:style-name="P105"><text:span text:style-name="T105_1"><text:tab/></text:span><text:span text:style-name="T105_2">float</text:span><text:span text:style-name="T105_3"><text:s/></text:span><text:span text:style-name="T105_4">myFloat</text:span><text:span text:style-name="T105_5"><text:s/>=<text:s/>3.14;</text:span></text:p>
      <text:p text:style-name="P106"><text:span text:style-name="T106_1"><text:tab/></text:span><text:span text:style-name="T106_2">double</text:span><text:span text:style-name="T106_3"><text:s/></text:span><text:span text:style-name="T106_4">myDouble</text:span><text:span text:style-name="T106_5"><text:s/>=<text:s/>3.14159;</text:span></text:p>
      <text:p text:style-name="P107"><text:span text:style-name="T107_1"><text:tab/></text:span><text:span text:style-name="T107_2">char</text:span><text:span text:style-name="T107_3"><text:s/></text:span><text:span text:style-name="T107_4">myChar</text:span><text:span text:style-name="T107_5"><text:s/>=<text:s/>‘</text:span><text:span text:style-name="T107_6">B</text:span><text:span text:style-name="T107_7">’;</text:span></text:p>
      <text:p text:style-name="P108"/>
      <text:p text:style-name="P109"><text:span text:style-name="T109_1"><text:tab/></text:span><text:span text:style-name="T109_2">return</text:span><text:span text:style-name="T109_3"><text:s/>0;</text:span></text:p>
      <text:p text:style-name="P110"><text:span text:style-name="T110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